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holi_lp_wp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2.5452935694315" calcext:value-type="float">
            <text:p>2.5452935694315</text:p>
          </table:table-cell>
          <table:table-cell office:value-type="float" office:value="1.18462255358807" calcext:value-type="float">
            <text:p>1.18462255358807</text:p>
          </table:table-cell>
          <table:table-cell table:number-columns-repeated="3"/>
          <table:table-cell office:value-type="string" calcext:value-type="string">
            <text:p>speed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table:formula="of:=ABS((SQRT(SUMXMY2([.C2:.D2];[.C1:.D1]))/[.$H$2]))*[.$I$2]+[.A1]" office:value-type="float" office:value="0.505733459573983" calcext:value-type="float">
            <text:p>0.505733459573983</text:p>
          </table:table-cell>
          <table:table-cell office:value-type="float" office:value="1.5" calcext:value-type="float">
            <text:p>1.5</text:p>
          </table:table-cell>
          <table:table-cell office:value-type="float" office:value="2.52479030754893" calcext:value-type="float">
            <text:p>2.52479030754893</text:p>
          </table:table-cell>
          <table:table-cell office:value-type="float" office:value="1.21444547996272" calcext:value-type="float">
            <text:p>1.21444547996272</text:p>
          </table:table-cell>
          <table:table-cell table:number-columns-repeated="3"/>
          <table:table-cell table:style-name="ce1" office:value-type="float" office:value="0.1" calcext:value-type="float">
            <text:p>0.1</text:p>
          </table:table-cell>
          <table:table-cell office:value-type="float" office:value="1.3974" calcext:value-type="float">
            <text:p>1.3974</text:p>
          </table:table-cell>
          <table:table-cell table:formula="of:=[.A350]" office:value-type="float" office:value="222.147856007461" calcext:value-type="float">
            <text:p>222.147856007461</text:p>
          </table:table-cell>
        </table:table-row>
        <table:table-row table:style-name="ro1">
          <table:table-cell table:formula="of:=ABS((SQRT(SUMXMY2([.C3:.D3];[.C2:.D2]))/[.$H$2]))*[.$I$2]+[.A2]" office:value-type="float" office:value="0.9971796938307" calcext:value-type="float">
            <text:p>0.9971796938307</text:p>
          </table:table-cell>
          <table:table-cell office:value-type="float" office:value="1.5" calcext:value-type="float">
            <text:p>1.5</text:p>
          </table:table-cell>
          <table:table-cell office:value-type="float" office:value="2.50615097856477" calcext:value-type="float">
            <text:p>2.50615097856477</text:p>
          </table:table-cell>
          <table:table-cell office:value-type="float" office:value="1.24426840633737" calcext:value-type="float">
            <text:p>1.24426840633737</text:p>
          </table:table-cell>
          <table:table-cell table:number-columns-repeated="6"/>
        </table:table-row>
        <table:table-row table:style-name="ro1">
          <table:table-cell table:formula="of:=ABS((SQRT(SUMXMY2([.C4:.D4];[.C3:.D3]))/[.$H$2]))*[.$I$2]+[.A3]" office:value-type="float" office:value="1.55093797001767" calcext:value-type="float">
            <text:p>1.55093797001767</text:p>
          </table:table-cell>
          <table:table-cell office:value-type="float" office:value="1.5" calcext:value-type="float">
            <text:p>1.5</text:p>
          </table:table-cell>
          <table:table-cell office:value-type="float" office:value="2.53597390493942" calcext:value-type="float">
            <text:p>2.53597390493942</text:p>
          </table:table-cell>
          <table:table-cell office:value-type="float" office:value="1.27036346691519" calcext:value-type="float">
            <text:p>1.27036346691519</text:p>
          </table:table-cell>
          <table:table-cell table:number-columns-repeated="6"/>
        </table:table-row>
        <table:table-row table:style-name="ro1">
          <table:table-cell table:formula="of:=ABS((SQRT(SUMXMY2([.C5:.D5];[.C4:.D4]))/[.$H$2]))*[.$I$2]+[.A4]" office:value-type="float" office:value="2.10469624620464" calcext:value-type="float">
            <text:p>2.10469624620464</text:p>
          </table:table-cell>
          <table:table-cell office:value-type="float" office:value="1.5" calcext:value-type="float">
            <text:p>1.5</text:p>
          </table:table-cell>
          <table:table-cell office:value-type="float" office:value="2.56579683131407" calcext:value-type="float">
            <text:p>2.56579683131407</text:p>
          </table:table-cell>
          <table:table-cell office:value-type="float" office:value="1.29645852749301" calcext:value-type="float">
            <text:p>1.29645852749301</text:p>
          </table:table-cell>
          <table:table-cell table:number-columns-repeated="6"/>
        </table:table-row>
        <table:table-row table:style-name="ro1">
          <table:table-cell table:formula="of:=ABS((SQRT(SUMXMY2([.C6:.D6];[.C5:.D5]))/[.$H$2]))*[.$I$2]+[.A5]" office:value-type="float" office:value="2.54825383255596" calcext:value-type="float">
            <text:p>2.54825383255596</text:p>
          </table:table-cell>
          <table:table-cell office:value-type="float" office:value="1.5" calcext:value-type="float">
            <text:p>1.5</text:p>
          </table:table-cell>
          <table:table-cell office:value-type="float" office:value="2.59002795899348" calcext:value-type="float">
            <text:p>2.59002795899348</text:p>
          </table:table-cell>
          <table:table-cell office:value-type="float" office:value="1.27595526561044" calcext:value-type="float">
            <text:p>1.27595526561044</text:p>
          </table:table-cell>
          <table:table-cell table:number-columns-repeated="6"/>
        </table:table-row>
        <table:table-row table:style-name="ro1">
          <table:table-cell table:formula="of:=ABS((SQRT(SUMXMY2([.C7:.D7];[.C6:.D6]))/[.$H$2]))*[.$I$2]+[.A6]" office:value-type="float" office:value="3.08521821291362" calcext:value-type="float">
            <text:p>3.08521821291362</text:p>
          </table:table-cell>
          <table:table-cell office:value-type="float" office:value="1.5" calcext:value-type="float">
            <text:p>1.5</text:p>
          </table:table-cell>
          <table:table-cell office:value-type="float" office:value="2.61425908667288" calcext:value-type="float">
            <text:p>2.61425908667288</text:p>
          </table:table-cell>
          <table:table-cell office:value-type="float" office:value="1.24613233923579" calcext:value-type="float">
            <text:p>1.24613233923579</text:p>
          </table:table-cell>
          <table:table-cell table:number-columns-repeated="6"/>
        </table:table-row>
        <table:table-row table:style-name="ro1">
          <table:table-cell table:formula="of:=ABS((SQRT(SUMXMY2([.C8:.D8];[.C7:.D7]))/[.$H$2]))*[.$I$2]+[.A7]" office:value-type="float" office:value="3.58283777515229" calcext:value-type="float">
            <text:p>3.58283777515229</text:p>
          </table:table-cell>
          <table:table-cell office:value-type="float" office:value="1.5" calcext:value-type="float">
            <text:p>1.5</text:p>
          </table:table-cell>
          <table:table-cell office:value-type="float" office:value="2.59002795899348" calcext:value-type="float">
            <text:p>2.59002795899348</text:p>
          </table:table-cell>
          <table:table-cell office:value-type="float" office:value="1.22003727865797" calcext:value-type="float">
            <text:p>1.22003727865797</text:p>
          </table:table-cell>
          <table:table-cell table:number-columns-repeated="6"/>
        </table:table-row>
        <table:table-row table:style-name="ro1">
          <table:table-cell table:formula="of:=ABS((SQRT(SUMXMY2([.C9:.D9];[.C8:.D8]))/[.$H$2]))*[.$I$2]+[.A8]" office:value-type="float" office:value="4.13659605133926" calcext:value-type="float">
            <text:p>4.13659605133926</text:p>
          </table:table-cell>
          <table:table-cell office:value-type="float" office:value="1.5" calcext:value-type="float">
            <text:p>1.5</text:p>
          </table:table-cell>
          <table:table-cell office:value-type="float" office:value="2.56020503261883" calcext:value-type="float">
            <text:p>2.56020503261883</text:p>
          </table:table-cell>
          <table:table-cell office:value-type="float" office:value="1.19394221808015" calcext:value-type="float">
            <text:p>1.19394221808015</text:p>
          </table:table-cell>
          <table:table-cell table:number-columns-repeated="6"/>
        </table:table-row>
        <table:table-row table:style-name="ro1">
          <table:table-cell table:formula="of:=ABS((SQRT(SUMXMY2([.C10:.D10];[.C9:.D9]))/[.$H$2]))*[.$I$2]+[.A9]" office:value-type="float" office:value="31.0053382161505" calcext:value-type="float">
            <text:p>31.0053382161505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0.707455731593663" calcext:value-type="float">
            <text:p>0.707455731593663</text:p>
          </table:table-cell>
          <table:table-cell table:number-columns-repeated="6"/>
        </table:table-row>
        <table:table-row table:style-name="ro1">
          <table:table-cell table:formula="of:=ABS((SQRT(SUMXMY2([.C11:.D11];[.C10:.D10]))/[.$H$2]))*[.$I$2]+[.A10]" office:value-type="float" office:value="31.3809875993626" calcext:value-type="float">
            <text:p>31.3809875993626</text:p>
          </table:table-cell>
          <table:table-cell office:value-type="float" office:value="1.5" calcext:value-type="float">
            <text:p>1.5</text:p>
          </table:table-cell>
          <table:table-cell office:value-type="float" office:value="0.714911463187325" calcext:value-type="float">
            <text:p>0.714911463187325</text:p>
          </table:table-cell>
          <table:table-cell office:value-type="float" office:value="0.729822926374651" calcext:value-type="float">
            <text:p>0.729822926374651</text:p>
          </table:table-cell>
          <table:table-cell table:number-columns-repeated="6"/>
        </table:table-row>
        <table:table-row table:style-name="ro1">
          <table:table-cell table:formula="of:=ABS((SQRT(SUMXMY2([.C12:.D12];[.C11:.D11]))/[.$H$2]))*[.$I$2]+[.A11]" office:value-type="float" office:value="31.8813264144263" calcext:value-type="float">
            <text:p>31.8813264144263</text:p>
          </table:table-cell>
          <table:table-cell office:value-type="float" office:value="1.5" calcext:value-type="float">
            <text:p>1.5</text:p>
          </table:table-cell>
          <table:table-cell office:value-type="float" office:value="0.74287045666356" calcext:value-type="float">
            <text:p>0.74287045666356</text:p>
          </table:table-cell>
          <table:table-cell office:value-type="float" office:value="0.752190121155638" calcext:value-type="float">
            <text:p>0.752190121155638</text:p>
          </table:table-cell>
          <table:table-cell table:number-columns-repeated="6"/>
        </table:table-row>
        <table:table-row table:style-name="ro1">
          <table:table-cell table:formula="of:=ABS((SQRT(SUMXMY2([.C13:.D13];[.C12:.D12]))/[.$H$2]))*[.$I$2]+[.A12]" office:value-type="float" office:value="32.3264108816661" calcext:value-type="float">
            <text:p>32.3264108816661</text:p>
          </table:table-cell>
          <table:table-cell office:value-type="float" office:value="1.5" calcext:value-type="float">
            <text:p>1.5</text:p>
          </table:table-cell>
          <table:table-cell office:value-type="float" office:value="0.754054054054054" calcext:value-type="float">
            <text:p>0.754054054054054</text:p>
          </table:table-cell>
          <table:table-cell office:value-type="float" office:value="0.782013047530289" calcext:value-type="float">
            <text:p>0.782013047530289</text:p>
          </table:table-cell>
          <table:table-cell table:number-columns-repeated="6"/>
        </table:table-row>
        <table:table-row table:style-name="ro1">
          <table:table-cell table:formula="of:=ABS((SQRT(SUMXMY2([.C14:.D14];[.C13:.D13]))/[.$H$2]))*[.$I$2]+[.A13]" office:value-type="float" office:value="32.7630314318607" calcext:value-type="float">
            <text:p>32.7630314318607</text:p>
          </table:table-cell>
          <table:table-cell office:value-type="float" office:value="1.5" calcext:value-type="float">
            <text:p>1.5</text:p>
          </table:table-cell>
          <table:table-cell office:value-type="float" office:value="0.763373718546132" calcext:value-type="float">
            <text:p>0.763373718546132</text:p>
          </table:table-cell>
          <table:table-cell office:value-type="float" office:value="0.811835973904939" calcext:value-type="float">
            <text:p>0.811835973904939</text:p>
          </table:table-cell>
          <table:table-cell table:number-columns-repeated="6"/>
        </table:table-row>
        <table:table-row table:style-name="ro1">
          <table:table-cell table:formula="of:=ABS((SQRT(SUMXMY2([.C15:.D15];[.C14:.D14]))/[.$H$2]))*[.$I$2]+[.A14]" office:value-type="float" office:value="33.1870393330907" calcext:value-type="float">
            <text:p>33.1870393330907</text:p>
          </table:table-cell>
          <table:table-cell office:value-type="float" office:value="1.5" calcext:value-type="float">
            <text:p>1.5</text:p>
          </table:table-cell>
          <table:table-cell office:value-type="float" office:value="0.768965517241379" calcext:value-type="float">
            <text:p>0.768965517241379</text:p>
          </table:table-cell>
          <table:table-cell office:value-type="float" office:value="0.84165890027959" calcext:value-type="float">
            <text:p>0.84165890027959</text:p>
          </table:table-cell>
          <table:table-cell table:number-columns-repeated="6"/>
        </table:table-row>
        <table:table-row table:style-name="ro1">
          <table:table-cell table:formula="of:=ABS((SQRT(SUMXMY2([.C16:.D16];[.C15:.D15]))/[.$H$2]))*[.$I$2]+[.A15]" office:value-type="float" office:value="33.6166108373768" calcext:value-type="float">
            <text:p>33.6166108373768</text:p>
          </table:table-cell>
          <table:table-cell office:value-type="float" office:value="1.5" calcext:value-type="float">
            <text:p>1.5</text:p>
          </table:table-cell>
          <table:table-cell office:value-type="float" office:value="0.776421248835042" calcext:value-type="float">
            <text:p>0.776421248835042</text:p>
          </table:table-cell>
          <table:table-cell office:value-type="float" office:value="0.87148182665424" calcext:value-type="float">
            <text:p>0.87148182665424</text:p>
          </table:table-cell>
          <table:table-cell table:number-columns-repeated="6"/>
        </table:table-row>
        <table:table-row table:style-name="ro1">
          <table:table-cell table:formula="of:=ABS((SQRT(SUMXMY2([.C17:.D17];[.C16:.D16]))/[.$H$2]))*[.$I$2]+[.A16]" office:value-type="float" office:value="34.0406187386068" calcext:value-type="float">
            <text:p>34.0406187386068</text:p>
          </table:table-cell>
          <table:table-cell office:value-type="float" office:value="1.5" calcext:value-type="float">
            <text:p>1.5</text:p>
          </table:table-cell>
          <table:table-cell office:value-type="float" office:value="0.782013047530289" calcext:value-type="float">
            <text:p>0.782013047530289</text:p>
          </table:table-cell>
          <table:table-cell office:value-type="float" office:value="0.901304753028891" calcext:value-type="float">
            <text:p>0.901304753028891</text:p>
          </table:table-cell>
          <table:table-cell table:number-columns-repeated="6"/>
        </table:table-row>
        <table:table-row table:style-name="ro1">
          <table:table-cell table:formula="of:=ABS((SQRT(SUMXMY2([.C18:.D18];[.C17:.D17]))/[.$H$2]))*[.$I$2]+[.A17]" office:value-type="float" office:value="34.470190242893" calcext:value-type="float">
            <text:p>34.470190242893</text:p>
          </table:table-cell>
          <table:table-cell office:value-type="float" office:value="1.5" calcext:value-type="float">
            <text:p>1.5</text:p>
          </table:table-cell>
          <table:table-cell office:value-type="float" office:value="0.789468779123951" calcext:value-type="float">
            <text:p>0.789468779123951</text:p>
          </table:table-cell>
          <table:table-cell office:value-type="float" office:value="0.931127679403541" calcext:value-type="float">
            <text:p>0.931127679403541</text:p>
          </table:table-cell>
          <table:table-cell table:number-columns-repeated="6"/>
        </table:table-row>
        <table:table-row table:style-name="ro1">
          <table:table-cell table:formula="of:=ABS((SQRT(SUMXMY2([.C19:.D19];[.C18:.D18]))/[.$H$2]))*[.$I$2]+[.A18]" office:value-type="float" office:value="34.894198144123" calcext:value-type="float">
            <text:p>34.894198144123</text:p>
          </table:table-cell>
          <table:table-cell office:value-type="float" office:value="1.5" calcext:value-type="float">
            <text:p>1.5</text:p>
          </table:table-cell>
          <table:table-cell office:value-type="float" office:value="0.795060577819198" calcext:value-type="float">
            <text:p>0.795060577819198</text:p>
          </table:table-cell>
          <table:table-cell office:value-type="float" office:value="0.960950605778192" calcext:value-type="float">
            <text:p>0.960950605778192</text:p>
          </table:table-cell>
          <table:table-cell table:number-columns-repeated="6"/>
        </table:table-row>
        <table:table-row table:style-name="ro1">
          <table:table-cell table:formula="of:=ABS((SQRT(SUMXMY2([.C20:.D20];[.C19:.D19]))/[.$H$2]))*[.$I$2]+[.A19]" office:value-type="float" office:value="35.3237696484092" calcext:value-type="float">
            <text:p>35.3237696484092</text:p>
          </table:table-cell>
          <table:table-cell office:value-type="float" office:value="1.5" calcext:value-type="float">
            <text:p>1.5</text:p>
          </table:table-cell>
          <table:table-cell office:value-type="float" office:value="0.802516309412861" calcext:value-type="float">
            <text:p>0.802516309412861</text:p>
          </table:table-cell>
          <table:table-cell office:value-type="float" office:value="0.990773532152842" calcext:value-type="float">
            <text:p>0.990773532152842</text:p>
          </table:table-cell>
          <table:table-cell table:number-columns-repeated="6"/>
        </table:table-row>
        <table:table-row table:style-name="ro1">
          <table:table-cell table:formula="of:=ABS((SQRT(SUMXMY2([.C21:.D21];[.C20:.D20]))/[.$H$2]))*[.$I$2]+[.A20]" office:value-type="float" office:value="35.7477775496391" calcext:value-type="float">
            <text:p>35.7477775496391</text:p>
          </table:table-cell>
          <table:table-cell office:value-type="float" office:value="1.5" calcext:value-type="float">
            <text:p>1.5</text:p>
          </table:table-cell>
          <table:table-cell office:value-type="float" office:value="0.808108108108108" calcext:value-type="float">
            <text:p>0.808108108108108</text:p>
          </table:table-cell>
          <table:table-cell office:value-type="float" office:value="1.02059645852749" calcext:value-type="float">
            <text:p>1.02059645852749</text:p>
          </table:table-cell>
          <table:table-cell table:number-columns-repeated="6"/>
        </table:table-row>
        <table:table-row table:style-name="ro1">
          <table:table-cell table:formula="of:=ABS((SQRT(SUMXMY2([.C22:.D22];[.C21:.D21]))/[.$H$2]))*[.$I$2]+[.A21]" office:value-type="float" office:value="36.1773490539253" calcext:value-type="float">
            <text:p>36.1773490539253</text:p>
          </table:table-cell>
          <table:table-cell office:value-type="float" office:value="1.5" calcext:value-type="float">
            <text:p>1.5</text:p>
          </table:table-cell>
          <table:table-cell office:value-type="float" office:value="0.815563839701771" calcext:value-type="float">
            <text:p>0.815563839701771</text:p>
          </table:table-cell>
          <table:table-cell office:value-type="float" office:value="1.05041938490214" calcext:value-type="float">
            <text:p>1.05041938490214</text:p>
          </table:table-cell>
          <table:table-cell table:number-columns-repeated="6"/>
        </table:table-row>
        <table:table-row table:style-name="ro1">
          <table:table-cell table:formula="of:=ABS((SQRT(SUMXMY2([.C23:.D23];[.C22:.D22]))/[.$H$2]))*[.$I$2]+[.A22]" office:value-type="float" office:value="36.6013569551553" calcext:value-type="float">
            <text:p>36.6013569551553</text:p>
          </table:table-cell>
          <table:table-cell office:value-type="float" office:value="1.5" calcext:value-type="float">
            <text:p>1.5</text:p>
          </table:table-cell>
          <table:table-cell office:value-type="float" office:value="0.821155638397018" calcext:value-type="float">
            <text:p>0.821155638397018</text:p>
          </table:table-cell>
          <table:table-cell office:value-type="float" office:value="1.08024231127679" calcext:value-type="float">
            <text:p>1.08024231127679</text:p>
          </table:table-cell>
          <table:table-cell table:number-columns-repeated="6"/>
        </table:table-row>
        <table:table-row table:style-name="ro1">
          <table:table-cell table:formula="of:=ABS((SQRT(SUMXMY2([.C24:.D24];[.C23:.D23]))/[.$H$2]))*[.$I$2]+[.A23]" office:value-type="float" office:value="37.0309284594414" calcext:value-type="float">
            <text:p>37.0309284594414</text:p>
          </table:table-cell>
          <table:table-cell office:value-type="float" office:value="1.5" calcext:value-type="float">
            <text:p>1.5</text:p>
          </table:table-cell>
          <table:table-cell office:value-type="float" office:value="0.82861136999068" calcext:value-type="float">
            <text:p>0.82861136999068</text:p>
          </table:table-cell>
          <table:table-cell office:value-type="float" office:value="1.11006523765144" calcext:value-type="float">
            <text:p>1.11006523765144</text:p>
          </table:table-cell>
          <table:table-cell table:number-columns-repeated="6"/>
        </table:table-row>
        <table:table-row table:style-name="ro1">
          <table:table-cell table:formula="of:=ABS((SQRT(SUMXMY2([.C25:.D25];[.C24:.D24]))/[.$H$2]))*[.$I$2]+[.A24]" office:value-type="float" office:value="37.4549363606716" calcext:value-type="float">
            <text:p>37.4549363606716</text:p>
          </table:table-cell>
          <table:table-cell office:value-type="float" office:value="1.5" calcext:value-type="float">
            <text:p>1.5</text:p>
          </table:table-cell>
          <table:table-cell office:value-type="float" office:value="0.834203168685927" calcext:value-type="float">
            <text:p>0.834203168685927</text:p>
          </table:table-cell>
          <table:table-cell office:value-type="float" office:value="1.1398881640261" calcext:value-type="float">
            <text:p>1.1398881640261</text:p>
          </table:table-cell>
          <table:table-cell table:number-columns-repeated="6"/>
        </table:table-row>
        <table:table-row table:style-name="ro1">
          <table:table-cell table:formula="of:=ABS((SQRT(SUMXMY2([.C26:.D26];[.C25:.D25]))/[.$H$2]))*[.$I$2]+[.A25]" office:value-type="float" office:value="37.8845078649577" calcext:value-type="float">
            <text:p>37.8845078649577</text:p>
          </table:table-cell>
          <table:table-cell office:value-type="float" office:value="1.5" calcext:value-type="float">
            <text:p>1.5</text:p>
          </table:table-cell>
          <table:table-cell office:value-type="float" office:value="0.84165890027959" calcext:value-type="float">
            <text:p>0.84165890027959</text:p>
          </table:table-cell>
          <table:table-cell office:value-type="float" office:value="1.16971109040075" calcext:value-type="float">
            <text:p>1.16971109040075</text:p>
          </table:table-cell>
          <table:table-cell table:number-columns-repeated="6"/>
        </table:table-row>
        <table:table-row table:style-name="ro1">
          <table:table-cell table:formula="of:=ABS((SQRT(SUMXMY2([.C27:.D27];[.C26:.D26]))/[.$H$2]))*[.$I$2]+[.A26]" office:value-type="float" office:value="38.3085157661877" calcext:value-type="float">
            <text:p>38.3085157661877</text:p>
          </table:table-cell>
          <table:table-cell office:value-type="float" office:value="1.5" calcext:value-type="float">
            <text:p>1.5</text:p>
          </table:table-cell>
          <table:table-cell office:value-type="float" office:value="0.847250698974837" calcext:value-type="float">
            <text:p>0.847250698974837</text:p>
          </table:table-cell>
          <table:table-cell office:value-type="float" office:value="1.1995340167754" calcext:value-type="float">
            <text:p>1.1995340167754</text:p>
          </table:table-cell>
          <table:table-cell table:number-columns-repeated="6"/>
        </table:table-row>
        <table:table-row table:style-name="ro1">
          <table:table-cell table:formula="of:=ABS((SQRT(SUMXMY2([.C28:.D28];[.C27:.D27]))/[.$H$2]))*[.$I$2]+[.A27]" office:value-type="float" office:value="38.7285045444719" calcext:value-type="float">
            <text:p>38.7285045444719</text:p>
          </table:table-cell>
          <table:table-cell office:value-type="float" office:value="1.5" calcext:value-type="float">
            <text:p>1.5</text:p>
          </table:table-cell>
          <table:table-cell office:value-type="float" office:value="0.850978564771668" calcext:value-type="float">
            <text:p>0.850978564771668</text:p>
          </table:table-cell>
          <table:table-cell office:value-type="float" office:value="1.22935694315005" calcext:value-type="float">
            <text:p>1.22935694315005</text:p>
          </table:table-cell>
          <table:table-cell table:number-columns-repeated="6"/>
        </table:table-row>
        <table:table-row table:style-name="ro1">
          <table:table-cell table:formula="of:=ABS((SQRT(SUMXMY2([.C29:.D29];[.C28:.D28]))/[.$H$2]))*[.$I$2]+[.A28]" office:value-type="float" office:value="39.1460632804984" calcext:value-type="float">
            <text:p>39.1460632804984</text:p>
          </table:table-cell>
          <table:table-cell office:value-type="float" office:value="1.5" calcext:value-type="float">
            <text:p>1.5</text:p>
          </table:table-cell>
          <table:table-cell office:value-type="float" office:value="0.849114631873253" calcext:value-type="float">
            <text:p>0.849114631873253</text:p>
          </table:table-cell>
          <table:table-cell office:value-type="float" office:value="1.2591798695247" calcext:value-type="float">
            <text:p>1.2591798695247</text:p>
          </table:table-cell>
          <table:table-cell table:number-columns-repeated="6"/>
        </table:table-row>
        <table:table-row table:style-name="ro1">
          <table:table-cell table:formula="of:=ABS((SQRT(SUMXMY2([.C30:.D30];[.C29:.D29]))/[.$H$2]))*[.$I$2]+[.A29]" office:value-type="float" office:value="39.5896208668497" calcext:value-type="float">
            <text:p>39.5896208668497</text:p>
          </table:table-cell>
          <table:table-cell office:value-type="float" office:value="1.5" calcext:value-type="float">
            <text:p>1.5</text:p>
          </table:table-cell>
          <table:table-cell office:value-type="float" office:value="0.824883504193849" calcext:value-type="float">
            <text:p>0.824883504193849</text:p>
          </table:table-cell>
          <table:table-cell office:value-type="float" office:value="1.27968313140727" calcext:value-type="float">
            <text:p>1.27968313140727</text:p>
          </table:table-cell>
          <table:table-cell table:number-columns-repeated="6"/>
        </table:table-row>
        <table:table-row table:style-name="ro1">
          <table:table-cell table:formula="of:=ABS((SQRT(SUMXMY2([.C31:.D31];[.C30:.D30]))/[.$H$2]))*[.$I$2]+[.A30]" office:value-type="float" office:value="39.893373790535" calcext:value-type="float">
            <text:p>39.893373790535</text:p>
          </table:table-cell>
          <table:table-cell office:value-type="float" office:value="1.5" calcext:value-type="float">
            <text:p>1.5</text:p>
          </table:table-cell>
          <table:table-cell office:value-type="float" office:value="0.813699906803355" calcext:value-type="float">
            <text:p>0.813699906803355</text:p>
          </table:table-cell>
          <table:table-cell office:value-type="float" office:value="1.29832246039143" calcext:value-type="float">
            <text:p>1.29832246039143</text:p>
          </table:table-cell>
          <table:table-cell table:number-columns-repeated="6"/>
        </table:table-row>
        <table:table-row table:style-name="ro1">
          <table:table-cell table:formula="of:=ABS((SQRT(SUMXMY2([.C32:.D32];[.C31:.D31]))/[.$H$2]))*[.$I$2]+[.A31]" office:value-type="float" office:value="40.2875303458214" calcext:value-type="float">
            <text:p>40.2875303458214</text:p>
          </table:table-cell>
          <table:table-cell office:value-type="float" office:value="1.5" calcext:value-type="float">
            <text:p>1.5</text:p>
          </table:table-cell>
          <table:table-cell office:value-type="float" office:value="0.84165890027959" calcext:value-type="float">
            <text:p>0.84165890027959</text:p>
          </table:table-cell>
          <table:table-cell office:value-type="float" office:value="1.30205032618826" calcext:value-type="float">
            <text:p>1.30205032618826</text:p>
          </table:table-cell>
          <table:table-cell table:number-columns-repeated="6"/>
        </table:table-row>
        <table:table-row table:style-name="ro1">
          <table:table-cell table:formula="of:=ABS((SQRT(SUMXMY2([.C33:.D33];[.C32:.D32]))/[.$H$2]))*[.$I$2]+[.A32]" office:value-type="float" office:value="40.7042759189808" calcext:value-type="float">
            <text:p>40.7042759189808</text:p>
          </table:table-cell>
          <table:table-cell office:value-type="float" office:value="1.5" calcext:value-type="float">
            <text:p>1.5</text:p>
          </table:table-cell>
          <table:table-cell office:value-type="float" office:value="0.87148182665424" calcext:value-type="float">
            <text:p>0.87148182665424</text:p>
          </table:table-cell>
          <table:table-cell office:value-type="float" office:value="1.30205032618826" calcext:value-type="float">
            <text:p>1.30205032618826</text:p>
          </table:table-cell>
          <table:table-cell table:number-columns-repeated="6"/>
        </table:table-row>
        <table:table-row table:style-name="ro1">
          <table:table-cell table:formula="of:=ABS((SQRT(SUMXMY2([.C34:.D34];[.C33:.D33]))/[.$H$2]))*[.$I$2]+[.A33]" office:value-type="float" office:value="41.1210214921402" calcext:value-type="float">
            <text:p>41.1210214921402</text:p>
          </table:table-cell>
          <table:table-cell office:value-type="float" office:value="1.5" calcext:value-type="float">
            <text:p>1.5</text:p>
          </table:table-cell>
          <table:table-cell office:value-type="float" office:value="0.901304753028891" calcext:value-type="float">
            <text:p>0.901304753028891</text:p>
          </table:table-cell>
          <table:table-cell office:value-type="float" office:value="1.30205032618826" calcext:value-type="float">
            <text:p>1.30205032618826</text:p>
          </table:table-cell>
          <table:table-cell table:number-columns-repeated="6"/>
        </table:table-row>
        <table:table-row table:style-name="ro1">
          <table:table-cell table:formula="of:=ABS((SQRT(SUMXMY2([.C35:.D35];[.C34:.D34]))/[.$H$2]))*[.$I$2]+[.A34]" office:value-type="float" office:value="41.5377670652995" calcext:value-type="float">
            <text:p>41.5377670652995</text:p>
          </table:table-cell>
          <table:table-cell office:value-type="float" office:value="1.5" calcext:value-type="float">
            <text:p>1.5</text:p>
          </table:table-cell>
          <table:table-cell office:value-type="float" office:value="0.931127679403541" calcext:value-type="float">
            <text:p>0.931127679403541</text:p>
          </table:table-cell>
          <table:table-cell office:value-type="float" office:value="1.30205032618826" calcext:value-type="float">
            <text:p>1.30205032618826</text:p>
          </table:table-cell>
          <table:table-cell table:number-columns-repeated="6"/>
        </table:table-row>
        <table:table-row table:style-name="ro1">
          <table:table-cell table:formula="of:=ABS((SQRT(SUMXMY2([.C36:.D36];[.C35:.D35]))/[.$H$2]))*[.$I$2]+[.A35]" office:value-type="float" office:value="41.9545126384589" calcext:value-type="float">
            <text:p>41.9545126384589</text:p>
          </table:table-cell>
          <table:table-cell office:value-type="float" office:value="1.5" calcext:value-type="float">
            <text:p>1.5</text:p>
          </table:table-cell>
          <table:table-cell office:value-type="float" office:value="0.960950605778192" calcext:value-type="float">
            <text:p>0.960950605778192</text:p>
          </table:table-cell>
          <table:table-cell office:value-type="float" office:value="1.30205032618826" calcext:value-type="float">
            <text:p>1.30205032618826</text:p>
          </table:table-cell>
          <table:table-cell table:number-columns-repeated="6"/>
        </table:table-row>
        <table:table-row table:style-name="ro1">
          <table:table-cell table:formula="of:=ABS((SQRT(SUMXMY2([.C37:.D37];[.C36:.D36]))/[.$H$2]))*[.$I$2]+[.A36]" office:value-type="float" office:value="42.3087846773947" calcext:value-type="float">
            <text:p>42.3087846773947</text:p>
          </table:table-cell>
          <table:table-cell office:value-type="float" office:value="1.5" calcext:value-type="float">
            <text:p>1.5</text:p>
          </table:table-cell>
          <table:table-cell office:value-type="float" office:value="0.985181733457595" calcext:value-type="float">
            <text:p>0.985181733457595</text:p>
          </table:table-cell>
          <table:table-cell office:value-type="float" office:value="1.29459459459459" calcext:value-type="float">
            <text:p>1.29459459459459</text:p>
          </table:table-cell>
          <table:table-cell table:number-columns-repeated="6"/>
        </table:table-row>
        <table:table-row table:style-name="ro1">
          <table:table-cell table:formula="of:=ABS((SQRT(SUMXMY2([.C38:.D38];[.C37:.D37]))/[.$H$2]))*[.$I$2]+[.A37]" office:value-type="float" office:value="42.7156455496076" calcext:value-type="float">
            <text:p>42.7156455496076</text:p>
          </table:table-cell>
          <table:table-cell office:value-type="float" office:value="1.5" calcext:value-type="float">
            <text:p>1.5</text:p>
          </table:table-cell>
          <table:table-cell office:value-type="float" office:value="0.962814538676608" calcext:value-type="float">
            <text:p>0.962814538676608</text:p>
          </table:table-cell>
          <table:table-cell office:value-type="float" office:value="1.27595526561044" calcext:value-type="float">
            <text:p>1.27595526561044</text:p>
          </table:table-cell>
          <table:table-cell table:number-columns-repeated="6"/>
        </table:table-row>
        <table:table-row table:style-name="ro1">
          <table:table-cell table:formula="of:=ABS((SQRT(SUMXMY2([.C39:.D39];[.C38:.D38]))/[.$H$2]))*[.$I$2]+[.A38]" office:value-type="float" office:value="43.195921091998" calcext:value-type="float">
            <text:p>43.195921091998</text:p>
          </table:table-cell>
          <table:table-cell office:value-type="float" office:value="1.5" calcext:value-type="float">
            <text:p>1.5</text:p>
          </table:table-cell>
          <table:table-cell office:value-type="float" office:value="0.94044734389562" calcext:value-type="float">
            <text:p>0.94044734389562</text:p>
          </table:table-cell>
          <table:table-cell office:value-type="float" office:value="1.24986020503262" calcext:value-type="float">
            <text:p>1.24986020503262</text:p>
          </table:table-cell>
          <table:table-cell table:number-columns-repeated="6"/>
        </table:table-row>
        <table:table-row table:style-name="ro1">
          <table:table-cell table:formula="of:=ABS((SQRT(SUMXMY2([.C40:.D40];[.C39:.D39]))/[.$H$2]))*[.$I$2]+[.A39]" office:value-type="float" office:value="43.6410055592377" calcext:value-type="float">
            <text:p>43.6410055592377</text:p>
          </table:table-cell>
          <table:table-cell office:value-type="float" office:value="1.5" calcext:value-type="float">
            <text:p>1.5</text:p>
          </table:table-cell>
          <table:table-cell office:value-type="float" office:value="0.929263746505126" calcext:value-type="float">
            <text:p>0.929263746505126</text:p>
          </table:table-cell>
          <table:table-cell office:value-type="float" office:value="1.22003727865797" calcext:value-type="float">
            <text:p>1.22003727865797</text:p>
          </table:table-cell>
          <table:table-cell table:number-columns-repeated="6"/>
        </table:table-row>
        <table:table-row table:style-name="ro1">
          <table:table-cell table:formula="of:=ABS((SQRT(SUMXMY2([.C41:.D41];[.C40:.D40]))/[.$H$2]))*[.$I$2]+[.A40]" office:value-type="float" office:value="44.0705770635239" calcext:value-type="float">
            <text:p>44.0705770635239</text:p>
          </table:table-cell>
          <table:table-cell office:value-type="float" office:value="1.5" calcext:value-type="float">
            <text:p>1.5</text:p>
          </table:table-cell>
          <table:table-cell office:value-type="float" office:value="0.921808014911463" calcext:value-type="float">
            <text:p>0.921808014911463</text:p>
          </table:table-cell>
          <table:table-cell office:value-type="float" office:value="1.19021435228332" calcext:value-type="float">
            <text:p>1.19021435228332</text:p>
          </table:table-cell>
          <table:table-cell table:number-columns-repeated="6"/>
        </table:table-row>
        <table:table-row table:style-name="ro1">
          <table:table-cell table:formula="of:=ABS((SQRT(SUMXMY2([.C42:.D42];[.C41:.D41]))/[.$H$2]))*[.$I$2]+[.A41]" office:value-type="float" office:value="44.4945849647539" calcext:value-type="float">
            <text:p>44.4945849647539</text:p>
          </table:table-cell>
          <table:table-cell office:value-type="float" office:value="1.5" calcext:value-type="float">
            <text:p>1.5</text:p>
          </table:table-cell>
          <table:table-cell office:value-type="float" office:value="0.916216216216216" calcext:value-type="float">
            <text:p>0.916216216216216</text:p>
          </table:table-cell>
          <table:table-cell office:value-type="float" office:value="1.16039142590867" calcext:value-type="float">
            <text:p>1.16039142590867</text:p>
          </table:table-cell>
          <table:table-cell table:number-columns-repeated="6"/>
        </table:table-row>
        <table:table-row table:style-name="ro1">
          <table:table-cell table:formula="of:=ABS((SQRT(SUMXMY2([.C43:.D43];[.C42:.D42]))/[.$H$2]))*[.$I$2]+[.A42]" office:value-type="float" office:value="44.92415646904" calcext:value-type="float">
            <text:p>44.92415646904</text:p>
          </table:table-cell>
          <table:table-cell office:value-type="float" office:value="1.5" calcext:value-type="float">
            <text:p>1.5</text:p>
          </table:table-cell>
          <table:table-cell office:value-type="float" office:value="0.908760484622554" calcext:value-type="float">
            <text:p>0.908760484622554</text:p>
          </table:table-cell>
          <table:table-cell office:value-type="float" office:value="1.13056849953402" calcext:value-type="float">
            <text:p>1.13056849953402</text:p>
          </table:table-cell>
          <table:table-cell table:number-columns-repeated="6"/>
        </table:table-row>
        <table:table-row table:style-name="ro1">
          <table:table-cell table:formula="of:=ABS((SQRT(SUMXMY2([.C44:.D44];[.C43:.D43]))/[.$H$2]))*[.$I$2]+[.A43]" office:value-type="float" office:value="45.34816437027" calcext:value-type="float">
            <text:p>45.34816437027</text:p>
          </table:table-cell>
          <table:table-cell office:value-type="float" office:value="1.5" calcext:value-type="float">
            <text:p>1.5</text:p>
          </table:table-cell>
          <table:table-cell office:value-type="float" office:value="0.903168685927307" calcext:value-type="float">
            <text:p>0.903168685927307</text:p>
          </table:table-cell>
          <table:table-cell office:value-type="float" office:value="1.10074557315937" calcext:value-type="float">
            <text:p>1.10074557315937</text:p>
          </table:table-cell>
          <table:table-cell table:number-columns-repeated="6"/>
        </table:table-row>
        <table:table-row table:style-name="ro1">
          <table:table-cell table:formula="of:=ABS((SQRT(SUMXMY2([.C45:.D45];[.C44:.D44]))/[.$H$2]))*[.$I$2]+[.A44]" office:value-type="float" office:value="45.7777358745562" calcext:value-type="float">
            <text:p>45.7777358745562</text:p>
          </table:table-cell>
          <table:table-cell office:value-type="float" office:value="1.5" calcext:value-type="float">
            <text:p>1.5</text:p>
          </table:table-cell>
          <table:table-cell office:value-type="float" office:value="0.895712954333644" calcext:value-type="float">
            <text:p>0.895712954333644</text:p>
          </table:table-cell>
          <table:table-cell office:value-type="float" office:value="1.07092264678472" calcext:value-type="float">
            <text:p>1.07092264678472</text:p>
          </table:table-cell>
          <table:table-cell table:number-columns-repeated="6"/>
        </table:table-row>
        <table:table-row table:style-name="ro1">
          <table:table-cell table:formula="of:=ABS((SQRT(SUMXMY2([.C46:.D46];[.C45:.D45]))/[.$H$2]))*[.$I$2]+[.A45]" office:value-type="float" office:value="46.2017437757862" calcext:value-type="float">
            <text:p>46.2017437757862</text:p>
          </table:table-cell>
          <table:table-cell office:value-type="float" office:value="1.5" calcext:value-type="float">
            <text:p>1.5</text:p>
          </table:table-cell>
          <table:table-cell office:value-type="float" office:value="0.890121155638397" calcext:value-type="float">
            <text:p>0.890121155638397</text:p>
          </table:table-cell>
          <table:table-cell office:value-type="float" office:value="1.04109972041007" calcext:value-type="float">
            <text:p>1.04109972041007</text:p>
          </table:table-cell>
          <table:table-cell table:number-columns-repeated="6"/>
        </table:table-row>
        <table:table-row table:style-name="ro1">
          <table:table-cell table:formula="of:=ABS((SQRT(SUMXMY2([.C47:.D47];[.C46:.D46]))/[.$H$2]))*[.$I$2]+[.A46]" office:value-type="float" office:value="46.6217325540704" calcext:value-type="float">
            <text:p>46.6217325540704</text:p>
          </table:table-cell>
          <table:table-cell office:value-type="float" office:value="1.5" calcext:value-type="float">
            <text:p>1.5</text:p>
          </table:table-cell>
          <table:table-cell office:value-type="float" office:value="0.919944082013048" calcext:value-type="float">
            <text:p>0.919944082013048</text:p>
          </table:table-cell>
          <table:table-cell office:value-type="float" office:value="1.03737185461323" calcext:value-type="float">
            <text:p>1.03737185461323</text:p>
          </table:table-cell>
          <table:table-cell table:number-columns-repeated="6"/>
        </table:table-row>
        <table:table-row table:style-name="ro1">
          <table:table-cell table:formula="of:=ABS((SQRT(SUMXMY2([.C48:.D48];[.C47:.D47]))/[.$H$2]))*[.$I$2]+[.A47]" office:value-type="float" office:value="47.0384781272297" calcext:value-type="float">
            <text:p>47.0384781272297</text:p>
          </table:table-cell>
          <table:table-cell office:value-type="float" office:value="1.5" calcext:value-type="float">
            <text:p>1.5</text:p>
          </table:table-cell>
          <table:table-cell office:value-type="float" office:value="0.949767008387698" calcext:value-type="float">
            <text:p>0.949767008387698</text:p>
          </table:table-cell>
          <table:table-cell office:value-type="float" office:value="1.03737185461323" calcext:value-type="float">
            <text:p>1.03737185461323</text:p>
          </table:table-cell>
          <table:table-cell table:number-columns-repeated="6"/>
        </table:table-row>
        <table:table-row table:style-name="ro1">
          <table:table-cell table:formula="of:=ABS((SQRT(SUMXMY2([.C49:.D49];[.C48:.D48]))/[.$H$2]))*[.$I$2]+[.A48]" office:value-type="float" office:value="47.4552237003891" calcext:value-type="float">
            <text:p>47.4552237003891</text:p>
          </table:table-cell>
          <table:table-cell office:value-type="float" office:value="1.5" calcext:value-type="float">
            <text:p>1.5</text:p>
          </table:table-cell>
          <table:table-cell office:value-type="float" office:value="0.979589934762348" calcext:value-type="float">
            <text:p>0.979589934762348</text:p>
          </table:table-cell>
          <table:table-cell office:value-type="float" office:value="1.03737185461323" calcext:value-type="float">
            <text:p>1.03737185461323</text:p>
          </table:table-cell>
          <table:table-cell table:number-columns-repeated="6"/>
        </table:table-row>
        <table:table-row table:style-name="ro1">
          <table:table-cell table:formula="of:=ABS((SQRT(SUMXMY2([.C50:.D50];[.C49:.D49]))/[.$H$2]))*[.$I$2]+[.A49]" office:value-type="float" office:value="47.8719692735485" calcext:value-type="float">
            <text:p>47.8719692735485</text:p>
          </table:table-cell>
          <table:table-cell office:value-type="float" office:value="1.5" calcext:value-type="float">
            <text:p>1.5</text:p>
          </table:table-cell>
          <table:table-cell office:value-type="float" office:value="1.009412861137" calcext:value-type="float">
            <text:p>1.009412861137</text:p>
          </table:table-cell>
          <table:table-cell office:value-type="float" office:value="1.03737185461323" calcext:value-type="float">
            <text:p>1.03737185461323</text:p>
          </table:table-cell>
          <table:table-cell table:number-columns-repeated="6"/>
        </table:table-row>
        <table:table-row table:style-name="ro1">
          <table:table-cell table:formula="of:=ABS((SQRT(SUMXMY2([.C51:.D51];[.C50:.D50]))/[.$H$2]))*[.$I$2]+[.A50]" office:value-type="float" office:value="48.2887148467078" calcext:value-type="float">
            <text:p>48.2887148467078</text:p>
          </table:table-cell>
          <table:table-cell office:value-type="float" office:value="1.5" calcext:value-type="float">
            <text:p>1.5</text:p>
          </table:table-cell>
          <table:table-cell office:value-type="float" office:value="1.03923578751165" calcext:value-type="float">
            <text:p>1.03923578751165</text:p>
          </table:table-cell>
          <table:table-cell office:value-type="float" office:value="1.03737185461323" calcext:value-type="float">
            <text:p>1.03737185461323</text:p>
          </table:table-cell>
          <table:table-cell table:number-columns-repeated="6"/>
        </table:table-row>
        <table:table-row table:style-name="ro1">
          <table:table-cell table:formula="of:=ABS((SQRT(SUMXMY2([.C52:.D52];[.C51:.D51]))/[.$H$2]))*[.$I$2]+[.A51]" office:value-type="float" office:value="48.7054604198672" calcext:value-type="float">
            <text:p>48.7054604198672</text:p>
          </table:table-cell>
          <table:table-cell office:value-type="float" office:value="1.5" calcext:value-type="float">
            <text:p>1.5</text:p>
          </table:table-cell>
          <table:table-cell office:value-type="float" office:value="1.0690587138863" calcext:value-type="float">
            <text:p>1.0690587138863</text:p>
          </table:table-cell>
          <table:table-cell office:value-type="float" office:value="1.03737185461323" calcext:value-type="float">
            <text:p>1.03737185461323</text:p>
          </table:table-cell>
          <table:table-cell table:number-columns-repeated="6"/>
        </table:table-row>
        <table:table-row table:style-name="ro1">
          <table:table-cell table:formula="of:=ABS((SQRT(SUMXMY2([.C53:.D53];[.C52:.D52]))/[.$H$2]))*[.$I$2]+[.A52]" office:value-type="float" office:value="49.1222059930266" calcext:value-type="float">
            <text:p>49.1222059930266</text:p>
          </table:table-cell>
          <table:table-cell office:value-type="float" office:value="1.5" calcext:value-type="float">
            <text:p>1.5</text:p>
          </table:table-cell>
          <table:table-cell office:value-type="float" office:value="1.09888164026095" calcext:value-type="float">
            <text:p>1.09888164026095</text:p>
          </table:table-cell>
          <table:table-cell office:value-type="float" office:value="1.03737185461323" calcext:value-type="float">
            <text:p>1.03737185461323</text:p>
          </table:table-cell>
          <table:table-cell table:number-columns-repeated="6"/>
        </table:table-row>
        <table:table-row table:style-name="ro1">
          <table:table-cell table:formula="of:=ABS((SQRT(SUMXMY2([.C54:.D54];[.C53:.D53]))/[.$H$2]))*[.$I$2]+[.A53]" office:value-type="float" office:value="49.5265579356278" calcext:value-type="float">
            <text:p>49.5265579356278</text:p>
          </table:table-cell>
          <table:table-cell office:value-type="float" office:value="1.5" calcext:value-type="float">
            <text:p>1.5</text:p>
          </table:table-cell>
          <table:table-cell office:value-type="float" office:value="1.12684063373719" calcext:value-type="float">
            <text:p>1.12684063373719</text:p>
          </table:table-cell>
          <table:table-cell office:value-type="float" office:value="1.0448275862069" calcext:value-type="float">
            <text:p>1.0448275862069</text:p>
          </table:table-cell>
          <table:table-cell table:number-columns-repeated="6"/>
        </table:table-row>
        <table:table-row table:style-name="ro1">
          <table:table-cell table:formula="of:=ABS((SQRT(SUMXMY2([.C55:.D55];[.C54:.D54]))/[.$H$2]))*[.$I$2]+[.A54]" office:value-type="float" office:value="49.9505658368578" calcext:value-type="float">
            <text:p>49.9505658368578</text:p>
          </table:table-cell>
          <table:table-cell office:value-type="float" office:value="1.5" calcext:value-type="float">
            <text:p>1.5</text:p>
          </table:table-cell>
          <table:table-cell office:value-type="float" office:value="1.13243243243243" calcext:value-type="float">
            <text:p>1.13243243243243</text:p>
          </table:table-cell>
          <table:table-cell office:value-type="float" office:value="1.07465051258155" calcext:value-type="float">
            <text:p>1.07465051258155</text:p>
          </table:table-cell>
          <table:table-cell table:number-columns-repeated="6"/>
        </table:table-row>
        <table:table-row table:style-name="ro1">
          <table:table-cell table:formula="of:=ABS((SQRT(SUMXMY2([.C56:.D56];[.C55:.D55]))/[.$H$2]))*[.$I$2]+[.A55]" office:value-type="float" office:value="50.380137341144" calcext:value-type="float">
            <text:p>50.380137341144</text:p>
          </table:table-cell>
          <table:table-cell office:value-type="float" office:value="1.5" calcext:value-type="float">
            <text:p>1.5</text:p>
          </table:table-cell>
          <table:table-cell office:value-type="float" office:value="1.1398881640261" calcext:value-type="float">
            <text:p>1.1398881640261</text:p>
          </table:table-cell>
          <table:table-cell office:value-type="float" office:value="1.1044734389562" calcext:value-type="float">
            <text:p>1.1044734389562</text:p>
          </table:table-cell>
          <table:table-cell table:number-columns-repeated="6"/>
        </table:table-row>
        <table:table-row table:style-name="ro1">
          <table:table-cell table:formula="of:=ABS((SQRT(SUMXMY2([.C57:.D57];[.C56:.D56]))/[.$H$2]))*[.$I$2]+[.A56]" office:value-type="float" office:value="50.804145242374" calcext:value-type="float">
            <text:p>50.804145242374</text:p>
          </table:table-cell>
          <table:table-cell office:value-type="float" office:value="1.5" calcext:value-type="float">
            <text:p>1.5</text:p>
          </table:table-cell>
          <table:table-cell office:value-type="float" office:value="1.14547996272134" calcext:value-type="float">
            <text:p>1.14547996272134</text:p>
          </table:table-cell>
          <table:table-cell office:value-type="float" office:value="1.13429636533085" calcext:value-type="float">
            <text:p>1.13429636533085</text:p>
          </table:table-cell>
          <table:table-cell table:number-columns-repeated="6"/>
        </table:table-row>
        <table:table-row table:style-name="ro1">
          <table:table-cell table:formula="of:=ABS((SQRT(SUMXMY2([.C58:.D58];[.C57:.D57]))/[.$H$2]))*[.$I$2]+[.A57]" office:value-type="float" office:value="51.2337167466601" calcext:value-type="float">
            <text:p>51.2337167466601</text:p>
          </table:table-cell>
          <table:table-cell office:value-type="float" office:value="1.5" calcext:value-type="float">
            <text:p>1.5</text:p>
          </table:table-cell>
          <table:table-cell office:value-type="float" office:value="1.152935694315" calcext:value-type="float">
            <text:p>1.152935694315</text:p>
          </table:table-cell>
          <table:table-cell office:value-type="float" office:value="1.1641192917055" calcext:value-type="float">
            <text:p>1.1641192917055</text:p>
          </table:table-cell>
          <table:table-cell table:number-columns-repeated="6"/>
        </table:table-row>
        <table:table-row table:style-name="ro1">
          <table:table-cell table:formula="of:=ABS((SQRT(SUMXMY2([.C59:.D59];[.C58:.D58]))/[.$H$2]))*[.$I$2]+[.A58]" office:value-type="float" office:value="51.6577246478901" calcext:value-type="float">
            <text:p>51.6577246478901</text:p>
          </table:table-cell>
          <table:table-cell office:value-type="float" office:value="1.5" calcext:value-type="float">
            <text:p>1.5</text:p>
          </table:table-cell>
          <table:table-cell office:value-type="float" office:value="1.15852749301025" calcext:value-type="float">
            <text:p>1.15852749301025</text:p>
          </table:table-cell>
          <table:table-cell office:value-type="float" office:value="1.19394221808015" calcext:value-type="float">
            <text:p>1.19394221808015</text:p>
          </table:table-cell>
          <table:table-cell table:number-columns-repeated="6"/>
        </table:table-row>
        <table:table-row table:style-name="ro1">
          <table:table-cell table:formula="of:=ABS((SQRT(SUMXMY2([.C60:.D60];[.C59:.D59]))/[.$H$2]))*[.$I$2]+[.A59]" office:value-type="float" office:value="52.0777134261743" calcext:value-type="float">
            <text:p>52.0777134261743</text:p>
          </table:table-cell>
          <table:table-cell office:value-type="float" office:value="1.5" calcext:value-type="float">
            <text:p>1.5</text:p>
          </table:table-cell>
          <table:table-cell office:value-type="float" office:value="1.16225535880708" calcext:value-type="float">
            <text:p>1.16225535880708</text:p>
          </table:table-cell>
          <table:table-cell office:value-type="float" office:value="1.2237651444548" calcext:value-type="float">
            <text:p>1.2237651444548</text:p>
          </table:table-cell>
          <table:table-cell table:number-columns-repeated="6"/>
        </table:table-row>
        <table:table-row table:style-name="ro1">
          <table:table-cell table:formula="of:=ABS((SQRT(SUMXMY2([.C61:.D61];[.C60:.D60]))/[.$H$2]))*[.$I$2]+[.A60]" office:value-type="float" office:value="52.4952721622008" calcext:value-type="float">
            <text:p>52.4952721622008</text:p>
          </table:table-cell>
          <table:table-cell office:value-type="float" office:value="1.5" calcext:value-type="float">
            <text:p>1.5</text:p>
          </table:table-cell>
          <table:table-cell office:value-type="float" office:value="1.1641192917055" calcext:value-type="float">
            <text:p>1.1641192917055</text:p>
          </table:table-cell>
          <table:table-cell office:value-type="float" office:value="1.25358807082945" calcext:value-type="float">
            <text:p>1.25358807082945</text:p>
          </table:table-cell>
          <table:table-cell table:number-columns-repeated="6"/>
        </table:table-row>
        <table:table-row table:style-name="ro1">
          <table:table-cell table:formula="of:=ABS((SQRT(SUMXMY2([.C62:.D62];[.C61:.D61]))/[.$H$2]))*[.$I$2]+[.A61]" office:value-type="float" office:value="52.9755477045912" calcext:value-type="float">
            <text:p>52.9755477045912</text:p>
          </table:table-cell>
          <table:table-cell office:value-type="float" office:value="1.5" calcext:value-type="float">
            <text:p>1.5</text:p>
          </table:table-cell>
          <table:table-cell office:value-type="float" office:value="1.14175209692451" calcext:value-type="float">
            <text:p>1.14175209692451</text:p>
          </table:table-cell>
          <table:table-cell office:value-type="float" office:value="1.27968313140727" calcext:value-type="float">
            <text:p>1.27968313140727</text:p>
          </table:table-cell>
          <table:table-cell table:number-columns-repeated="6"/>
        </table:table-row>
        <table:table-row table:style-name="ro1">
          <table:table-cell table:formula="of:=ABS((SQRT(SUMXMY2([.C63:.D63];[.C62:.D62]))/[.$H$2]))*[.$I$2]+[.A62]" office:value-type="float" office:value="53.2891902817469" calcext:value-type="float">
            <text:p>53.2891902817469</text:p>
          </table:table-cell>
          <table:table-cell office:value-type="float" office:value="1.5" calcext:value-type="float">
            <text:p>1.5</text:p>
          </table:table-cell>
          <table:table-cell office:value-type="float" office:value="1.12497670083877" calcext:value-type="float">
            <text:p>1.12497670083877</text:p>
          </table:table-cell>
          <table:table-cell office:value-type="float" office:value="1.29459459459459" calcext:value-type="float">
            <text:p>1.29459459459459</text:p>
          </table:table-cell>
          <table:table-cell table:number-columns-repeated="6"/>
        </table:table-row>
        <table:table-row table:style-name="ro1">
          <table:table-cell table:formula="of:=ABS((SQRT(SUMXMY2([.C64:.D64];[.C63:.D63]))/[.$H$2]))*[.$I$2]+[.A63]" office:value-type="float" office:value="53.6434623206827" calcext:value-type="float">
            <text:p>53.6434623206827</text:p>
          </table:table-cell>
          <table:table-cell office:value-type="float" office:value="1.5" calcext:value-type="float">
            <text:p>1.5</text:p>
          </table:table-cell>
          <table:table-cell office:value-type="float" office:value="1.14920782851817" calcext:value-type="float">
            <text:p>1.14920782851817</text:p>
          </table:table-cell>
          <table:table-cell office:value-type="float" office:value="1.30205032618826" calcext:value-type="float">
            <text:p>1.30205032618826</text:p>
          </table:table-cell>
          <table:table-cell table:number-columns-repeated="6"/>
        </table:table-row>
        <table:table-row table:style-name="ro1">
          <table:table-cell table:formula="of:=ABS((SQRT(SUMXMY2([.C65:.D65];[.C64:.D64]))/[.$H$2]))*[.$I$2]+[.A64]" office:value-type="float" office:value="54.060207893842" calcext:value-type="float">
            <text:p>54.060207893842</text:p>
          </table:table-cell>
          <table:table-cell office:value-type="float" office:value="1.5" calcext:value-type="float">
            <text:p>1.5</text:p>
          </table:table-cell>
          <table:table-cell office:value-type="float" office:value="1.17903075489282" calcext:value-type="float">
            <text:p>1.17903075489282</text:p>
          </table:table-cell>
          <table:table-cell office:value-type="float" office:value="1.30205032618826" calcext:value-type="float">
            <text:p>1.30205032618826</text:p>
          </table:table-cell>
          <table:table-cell table:number-columns-repeated="6"/>
        </table:table-row>
        <table:table-row table:style-name="ro1">
          <table:table-cell table:formula="of:=ABS((SQRT(SUMXMY2([.C66:.D66];[.C65:.D65]))/[.$H$2]))*[.$I$2]+[.A65]" office:value-type="float" office:value="54.4769534670014" calcext:value-type="float">
            <text:p>54.4769534670014</text:p>
          </table:table-cell>
          <table:table-cell office:value-type="float" office:value="1.5" calcext:value-type="float">
            <text:p>1.5</text:p>
          </table:table-cell>
          <table:table-cell office:value-type="float" office:value="1.20885368126747" calcext:value-type="float">
            <text:p>1.20885368126747</text:p>
          </table:table-cell>
          <table:table-cell office:value-type="float" office:value="1.30205032618826" calcext:value-type="float">
            <text:p>1.30205032618826</text:p>
          </table:table-cell>
          <table:table-cell table:number-columns-repeated="6"/>
        </table:table-row>
        <table:table-row table:style-name="ro1">
          <table:table-cell table:formula="of:=ABS((SQRT(SUMXMY2([.C67:.D67];[.C66:.D66]))/[.$H$2]))*[.$I$2]+[.A66]" office:value-type="float" office:value="54.8936990401607" calcext:value-type="float">
            <text:p>54.8936990401607</text:p>
          </table:table-cell>
          <table:table-cell office:value-type="float" office:value="1.5" calcext:value-type="float">
            <text:p>1.5</text:p>
          </table:table-cell>
          <table:table-cell office:value-type="float" office:value="1.23867660764212" calcext:value-type="float">
            <text:p>1.23867660764212</text:p>
          </table:table-cell>
          <table:table-cell office:value-type="float" office:value="1.30205032618826" calcext:value-type="float">
            <text:p>1.30205032618826</text:p>
          </table:table-cell>
          <table:table-cell table:number-columns-repeated="6"/>
        </table:table-row>
        <table:table-row table:style-name="ro1">
          <table:table-cell table:formula="of:=ABS((SQRT(SUMXMY2([.C68:.D68];[.C67:.D67]))/[.$H$2]))*[.$I$2]+[.A67]" office:value-type="float" office:value="55.3104446133202" calcext:value-type="float">
            <text:p>55.3104446133202</text:p>
          </table:table-cell>
          <table:table-cell office:value-type="float" office:value="1.5" calcext:value-type="float">
            <text:p>1.5</text:p>
          </table:table-cell>
          <table:table-cell office:value-type="float" office:value="1.26849953401678" calcext:value-type="float">
            <text:p>1.26849953401678</text:p>
          </table:table-cell>
          <table:table-cell office:value-type="float" office:value="1.30205032618826" calcext:value-type="float">
            <text:p>1.30205032618826</text:p>
          </table:table-cell>
          <table:table-cell table:number-columns-repeated="6"/>
        </table:table-row>
        <table:table-row table:style-name="ro1">
          <table:table-cell table:formula="of:=ABS((SQRT(SUMXMY2([.C69:.D69];[.C68:.D68]))/[.$H$2]))*[.$I$2]+[.A68]" office:value-type="float" office:value="55.7280033493468" calcext:value-type="float">
            <text:p>55.7280033493468</text:p>
          </table:table-cell>
          <table:table-cell office:value-type="float" office:value="1.5" calcext:value-type="float">
            <text:p>1.5</text:p>
          </table:table-cell>
          <table:table-cell office:value-type="float" office:value="1.29832246039143" calcext:value-type="float">
            <text:p>1.29832246039143</text:p>
          </table:table-cell>
          <table:table-cell office:value-type="float" office:value="1.30018639328984" calcext:value-type="float">
            <text:p>1.30018639328984</text:p>
          </table:table-cell>
          <table:table-cell table:number-columns-repeated="6"/>
        </table:table-row>
        <table:table-row table:style-name="ro1">
          <table:table-cell table:formula="of:=ABS((SQRT(SUMXMY2([.C70:.D70];[.C69:.D69]))/[.$H$2]))*[.$I$2]+[.A69]" office:value-type="float" office:value="56.0981950664376" calcext:value-type="float">
            <text:p>56.0981950664376</text:p>
          </table:table-cell>
          <table:table-cell office:value-type="float" office:value="1.5" calcext:value-type="float">
            <text:p>1.5</text:p>
          </table:table-cell>
          <table:table-cell office:value-type="float" office:value="1.28154706430569" calcext:value-type="float">
            <text:p>1.28154706430569</text:p>
          </table:table-cell>
          <table:table-cell office:value-type="float" office:value="1.27968313140727" calcext:value-type="float">
            <text:p>1.27968313140727</text:p>
          </table:table-cell>
          <table:table-cell table:number-columns-repeated="6"/>
        </table:table-row>
        <table:table-row table:style-name="ro1">
          <table:table-cell table:formula="of:=ABS((SQRT(SUMXMY2([.C71:.D71];[.C70:.D70]))/[.$H$2]))*[.$I$2]+[.A70]" office:value-type="float" office:value="56.5958146286763" calcext:value-type="float">
            <text:p>56.5958146286763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.25545200372787" calcext:value-type="float">
            <text:p>1.25545200372787</text:p>
          </table:table-cell>
          <table:table-cell table:number-columns-repeated="6"/>
        </table:table-row>
        <table:table-row table:style-name="ro1">
          <table:table-cell table:formula="of:=ABS((SQRT(SUMXMY2([.C72:.D72];[.C71:.D71]))/[.$H$2]))*[.$I$2]+[.A71]" office:value-type="float" office:value="57.0408990959161" calcext:value-type="float">
            <text:p>57.0408990959161</text:p>
          </table:table-cell>
          <table:table-cell office:value-type="float" office:value="1.5" calcext:value-type="float">
            <text:p>1.5</text:p>
          </table:table-cell>
          <table:table-cell office:value-type="float" office:value="1.24426840633737" calcext:value-type="float">
            <text:p>1.24426840633737</text:p>
          </table:table-cell>
          <table:table-cell office:value-type="float" office:value="1.22562907735322" calcext:value-type="float">
            <text:p>1.22562907735322</text:p>
          </table:table-cell>
          <table:table-cell table:number-columns-repeated="6"/>
        </table:table-row>
        <table:table-row table:style-name="ro1">
          <table:table-cell table:formula="of:=ABS((SQRT(SUMXMY2([.C73:.D73];[.C72:.D72]))/[.$H$2]))*[.$I$2]+[.A72]" office:value-type="float" office:value="57.4704706002024" calcext:value-type="float">
            <text:p>57.4704706002024</text:p>
          </table:table-cell>
          <table:table-cell office:value-type="float" office:value="1.5" calcext:value-type="float">
            <text:p>1.5</text:p>
          </table:table-cell>
          <table:table-cell office:value-type="float" office:value="1.23681267474371" calcext:value-type="float">
            <text:p>1.23681267474371</text:p>
          </table:table-cell>
          <table:table-cell office:value-type="float" office:value="1.19580615097856" calcext:value-type="float">
            <text:p>1.19580615097856</text:p>
          </table:table-cell>
          <table:table-cell table:number-columns-repeated="6"/>
        </table:table-row>
        <table:table-row table:style-name="ro1">
          <table:table-cell table:formula="of:=ABS((SQRT(SUMXMY2([.C74:.D74];[.C73:.D73]))/[.$H$2]))*[.$I$2]+[.A73]" office:value-type="float" office:value="57.9000421044885" calcext:value-type="float">
            <text:p>57.9000421044885</text:p>
          </table:table-cell>
          <table:table-cell office:value-type="float" office:value="1.5" calcext:value-type="float">
            <text:p>1.5</text:p>
          </table:table-cell>
          <table:table-cell office:value-type="float" office:value="1.22935694315005" calcext:value-type="float">
            <text:p>1.22935694315005</text:p>
          </table:table-cell>
          <table:table-cell office:value-type="float" office:value="1.16598322460391" calcext:value-type="float">
            <text:p>1.16598322460391</text:p>
          </table:table-cell>
          <table:table-cell table:number-columns-repeated="6"/>
        </table:table-row>
        <table:table-row table:style-name="ro1">
          <table:table-cell table:formula="of:=ABS((SQRT(SUMXMY2([.C75:.D75];[.C74:.D74]))/[.$H$2]))*[.$I$2]+[.A74]" office:value-type="float" office:value="58.3296136087747" calcext:value-type="float">
            <text:p>58.3296136087747</text:p>
          </table:table-cell>
          <table:table-cell office:value-type="float" office:value="1.5" calcext:value-type="float">
            <text:p>1.5</text:p>
          </table:table-cell>
          <table:table-cell office:value-type="float" office:value="1.22190121155638" calcext:value-type="float">
            <text:p>1.22190121155638</text:p>
          </table:table-cell>
          <table:table-cell office:value-type="float" office:value="1.13616029822926" calcext:value-type="float">
            <text:p>1.13616029822926</text:p>
          </table:table-cell>
          <table:table-cell table:number-columns-repeated="6"/>
        </table:table-row>
        <table:table-row table:style-name="ro1">
          <table:table-cell table:formula="of:=ABS((SQRT(SUMXMY2([.C76:.D76];[.C75:.D75]))/[.$H$2]))*[.$I$2]+[.A75]" office:value-type="float" office:value="58.7536215100047" calcext:value-type="float">
            <text:p>58.7536215100047</text:p>
          </table:table-cell>
          <table:table-cell office:value-type="float" office:value="1.5" calcext:value-type="float">
            <text:p>1.5</text:p>
          </table:table-cell>
          <table:table-cell office:value-type="float" office:value="1.21630941286114" calcext:value-type="float">
            <text:p>1.21630941286114</text:p>
          </table:table-cell>
          <table:table-cell office:value-type="float" office:value="1.10633737185461" calcext:value-type="float">
            <text:p>1.10633737185461</text:p>
          </table:table-cell>
          <table:table-cell table:number-columns-repeated="6"/>
        </table:table-row>
        <table:table-row table:style-name="ro1">
          <table:table-cell table:formula="of:=ABS((SQRT(SUMXMY2([.C77:.D77];[.C76:.D76]))/[.$H$2]))*[.$I$2]+[.A76]" office:value-type="float" office:value="59.1831930142908" calcext:value-type="float">
            <text:p>59.1831930142908</text:p>
          </table:table-cell>
          <table:table-cell office:value-type="float" office:value="1.5" calcext:value-type="float">
            <text:p>1.5</text:p>
          </table:table-cell>
          <table:table-cell office:value-type="float" office:value="1.20885368126747" calcext:value-type="float">
            <text:p>1.20885368126747</text:p>
          </table:table-cell>
          <table:table-cell office:value-type="float" office:value="1.07651444547996" calcext:value-type="float">
            <text:p>1.07651444547996</text:p>
          </table:table-cell>
          <table:table-cell table:number-columns-repeated="6"/>
        </table:table-row>
        <table:table-row table:style-name="ro1">
          <table:table-cell table:formula="of:=ABS((SQRT(SUMXMY2([.C78:.D78];[.C77:.D77]))/[.$H$2]))*[.$I$2]+[.A77]" office:value-type="float" office:value="59.6072009155208" calcext:value-type="float">
            <text:p>59.6072009155208</text:p>
          </table:table-cell>
          <table:table-cell office:value-type="float" office:value="1.5" calcext:value-type="float">
            <text:p>1.5</text:p>
          </table:table-cell>
          <table:table-cell office:value-type="float" office:value="1.20326188257223" calcext:value-type="float">
            <text:p>1.20326188257223</text:p>
          </table:table-cell>
          <table:table-cell office:value-type="float" office:value="1.04669151910531" calcext:value-type="float">
            <text:p>1.04669151910531</text:p>
          </table:table-cell>
          <table:table-cell table:number-columns-repeated="6"/>
        </table:table-row>
        <table:table-row table:style-name="ro1">
          <table:table-cell table:formula="of:=ABS((SQRT(SUMXMY2([.C79:.D79];[.C78:.D78]))/[.$H$2]))*[.$I$2]+[.A78]" office:value-type="float" office:value="60.036772419807" calcext:value-type="float">
            <text:p>60.036772419807</text:p>
          </table:table-cell>
          <table:table-cell office:value-type="float" office:value="1.5" calcext:value-type="float">
            <text:p>1.5</text:p>
          </table:table-cell>
          <table:table-cell office:value-type="float" office:value="1.19580615097856" calcext:value-type="float">
            <text:p>1.19580615097856</text:p>
          </table:table-cell>
          <table:table-cell office:value-type="float" office:value="1.01686859273066" calcext:value-type="float">
            <text:p>1.01686859273066</text:p>
          </table:table-cell>
          <table:table-cell table:number-columns-repeated="6"/>
        </table:table-row>
        <table:table-row table:style-name="ro1">
          <table:table-cell table:formula="of:=ABS((SQRT(SUMXMY2([.C80:.D80];[.C79:.D79]))/[.$H$2]))*[.$I$2]+[.A79]" office:value-type="float" office:value="60.460780321037" calcext:value-type="float">
            <text:p>60.460780321037</text:p>
          </table:table-cell>
          <table:table-cell office:value-type="float" office:value="1.5" calcext:value-type="float">
            <text:p>1.5</text:p>
          </table:table-cell>
          <table:table-cell office:value-type="float" office:value="1.19021435228332" calcext:value-type="float">
            <text:p>1.19021435228332</text:p>
          </table:table-cell>
          <table:table-cell office:value-type="float" office:value="0.987045666356011" calcext:value-type="float">
            <text:p>0.987045666356011</text:p>
          </table:table-cell>
          <table:table-cell table:number-columns-repeated="6"/>
        </table:table-row>
        <table:table-row table:style-name="ro1">
          <table:table-cell table:formula="of:=ABS((SQRT(SUMXMY2([.C81:.D81];[.C80:.D80]))/[.$H$2]))*[.$I$2]+[.A80]" office:value-type="float" office:value="60.8903518253231" calcext:value-type="float">
            <text:p>60.8903518253231</text:p>
          </table:table-cell>
          <table:table-cell office:value-type="float" office:value="1.5" calcext:value-type="float">
            <text:p>1.5</text:p>
          </table:table-cell>
          <table:table-cell office:value-type="float" office:value="1.18275862068966" calcext:value-type="float">
            <text:p>1.18275862068966</text:p>
          </table:table-cell>
          <table:table-cell office:value-type="float" office:value="0.957222739981361" calcext:value-type="float">
            <text:p>0.957222739981361</text:p>
          </table:table-cell>
          <table:table-cell table:number-columns-repeated="6"/>
        </table:table-row>
        <table:table-row table:style-name="ro1">
          <table:table-cell table:formula="of:=ABS((SQRT(SUMXMY2([.C82:.D82];[.C81:.D81]))/[.$H$2]))*[.$I$2]+[.A81]" office:value-type="float" office:value="61.3143597265531" calcext:value-type="float">
            <text:p>61.3143597265531</text:p>
          </table:table-cell>
          <table:table-cell office:value-type="float" office:value="1.5" calcext:value-type="float">
            <text:p>1.5</text:p>
          </table:table-cell>
          <table:table-cell office:value-type="float" office:value="1.17716682199441" calcext:value-type="float">
            <text:p>1.17716682199441</text:p>
          </table:table-cell>
          <table:table-cell office:value-type="float" office:value="0.92739981360671" calcext:value-type="float">
            <text:p>0.92739981360671</text:p>
          </table:table-cell>
          <table:table-cell table:number-columns-repeated="6"/>
        </table:table-row>
        <table:table-row table:style-name="ro1">
          <table:table-cell table:formula="of:=ABS((SQRT(SUMXMY2([.C83:.D83];[.C82:.D82]))/[.$H$2]))*[.$I$2]+[.A82]" office:value-type="float" office:value="61.7439312308393" calcext:value-type="float">
            <text:p>61.7439312308393</text:p>
          </table:table-cell>
          <table:table-cell office:value-type="float" office:value="1.5" calcext:value-type="float">
            <text:p>1.5</text:p>
          </table:table-cell>
          <table:table-cell office:value-type="float" office:value="1.16971109040075" calcext:value-type="float">
            <text:p>1.16971109040075</text:p>
          </table:table-cell>
          <table:table-cell office:value-type="float" office:value="0.89757688723206" calcext:value-type="float">
            <text:p>0.89757688723206</text:p>
          </table:table-cell>
          <table:table-cell table:number-columns-repeated="6"/>
        </table:table-row>
        <table:table-row table:style-name="ro1">
          <table:table-cell table:formula="of:=ABS((SQRT(SUMXMY2([.C84:.D84];[.C83:.D83]))/[.$H$2]))*[.$I$2]+[.A83]" office:value-type="float" office:value="62.1679391320693" calcext:value-type="float">
            <text:p>62.1679391320693</text:p>
          </table:table-cell>
          <table:table-cell office:value-type="float" office:value="1.5" calcext:value-type="float">
            <text:p>1.5</text:p>
          </table:table-cell>
          <table:table-cell office:value-type="float" office:value="1.1641192917055" calcext:value-type="float">
            <text:p>1.1641192917055</text:p>
          </table:table-cell>
          <table:table-cell office:value-type="float" office:value="0.867753960857409" calcext:value-type="float">
            <text:p>0.867753960857409</text:p>
          </table:table-cell>
          <table:table-cell table:number-columns-repeated="6"/>
        </table:table-row>
        <table:table-row table:style-name="ro1">
          <table:table-cell table:formula="of:=ABS((SQRT(SUMXMY2([.C85:.D85];[.C84:.D84]))/[.$H$2]))*[.$I$2]+[.A84]" office:value-type="float" office:value="62.5975106363554" calcext:value-type="float">
            <text:p>62.5975106363554</text:p>
          </table:table-cell>
          <table:table-cell office:value-type="float" office:value="1.5" calcext:value-type="float">
            <text:p>1.5</text:p>
          </table:table-cell>
          <table:table-cell office:value-type="float" office:value="1.15666356011184" calcext:value-type="float">
            <text:p>1.15666356011184</text:p>
          </table:table-cell>
          <table:table-cell office:value-type="float" office:value="0.837931034482759" calcext:value-type="float">
            <text:p>0.837931034482759</text:p>
          </table:table-cell>
          <table:table-cell table:number-columns-repeated="6"/>
        </table:table-row>
        <table:table-row table:style-name="ro1">
          <table:table-cell table:formula="of:=ABS((SQRT(SUMXMY2([.C86:.D86];[.C85:.D85]))/[.$H$2]))*[.$I$2]+[.A85]" office:value-type="float" office:value="63.0215185375855" calcext:value-type="float">
            <text:p>63.0215185375855</text:p>
          </table:table-cell>
          <table:table-cell office:value-type="float" office:value="1.5" calcext:value-type="float">
            <text:p>1.5</text:p>
          </table:table-cell>
          <table:table-cell office:value-type="float" office:value="1.15107176141659" calcext:value-type="float">
            <text:p>1.15107176141659</text:p>
          </table:table-cell>
          <table:table-cell office:value-type="float" office:value="0.808108108108108" calcext:value-type="float">
            <text:p>0.808108108108108</text:p>
          </table:table-cell>
          <table:table-cell table:number-columns-repeated="6"/>
        </table:table-row>
        <table:table-row table:style-name="ro1">
          <table:table-cell table:formula="of:=ABS((SQRT(SUMXMY2([.C87:.D87];[.C86:.D86]))/[.$H$2]))*[.$I$2]+[.A86]" office:value-type="float" office:value="63.4415073158696" calcext:value-type="float">
            <text:p>63.4415073158696</text:p>
          </table:table-cell>
          <table:table-cell office:value-type="float" office:value="1.5" calcext:value-type="float">
            <text:p>1.5</text:p>
          </table:table-cell>
          <table:table-cell office:value-type="float" office:value="1.14734389561976" calcext:value-type="float">
            <text:p>1.14734389561976</text:p>
          </table:table-cell>
          <table:table-cell office:value-type="float" office:value="0.778285181733458" calcext:value-type="float">
            <text:p>0.778285181733458</text:p>
          </table:table-cell>
          <table:table-cell table:number-columns-repeated="6"/>
        </table:table-row>
        <table:table-row table:style-name="ro1">
          <table:table-cell table:formula="of:=ABS((SQRT(SUMXMY2([.C88:.D88];[.C87:.D87]))/[.$H$2]))*[.$I$2]+[.A87]" office:value-type="float" office:value="63.8590660518962" calcext:value-type="float">
            <text:p>63.8590660518962</text:p>
          </table:table-cell>
          <table:table-cell office:value-type="float" office:value="1.5" calcext:value-type="float">
            <text:p>1.5</text:p>
          </table:table-cell>
          <table:table-cell office:value-type="float" office:value="1.14920782851817" calcext:value-type="float">
            <text:p>1.14920782851817</text:p>
          </table:table-cell>
          <table:table-cell office:value-type="float" office:value="0.748462255358807" calcext:value-type="float">
            <text:p>0.748462255358807</text:p>
          </table:table-cell>
          <table:table-cell table:number-columns-repeated="6"/>
        </table:table-row>
        <table:table-row table:style-name="ro1">
          <table:table-cell table:formula="of:=ABS((SQRT(SUMXMY2([.C89:.D89];[.C88:.D88]))/[.$H$2]))*[.$I$2]+[.A88]" office:value-type="float" office:value="64.3071886736358" calcext:value-type="float">
            <text:p>64.3071886736358</text:p>
          </table:table-cell>
          <table:table-cell office:value-type="float" office:value="1.5" calcext:value-type="float">
            <text:p>1.5</text:p>
          </table:table-cell>
          <table:table-cell office:value-type="float" office:value="1.17530288909599" calcext:value-type="float">
            <text:p>1.17530288909599</text:p>
          </table:table-cell>
          <table:table-cell office:value-type="float" office:value="0.729822926374651" calcext:value-type="float">
            <text:p>0.729822926374651</text:p>
          </table:table-cell>
          <table:table-cell table:number-columns-repeated="6"/>
        </table:table-row>
        <table:table-row table:style-name="ro1">
          <table:table-cell table:formula="of:=ABS((SQRT(SUMXMY2([.C90:.D90];[.C89:.D89]))/[.$H$2]))*[.$I$2]+[.A89]" office:value-type="float" office:value="64.6219109186218" calcext:value-type="float">
            <text:p>64.6219109186218</text:p>
          </table:table-cell>
          <table:table-cell office:value-type="float" office:value="1.5" calcext:value-type="float">
            <text:p>1.5</text:p>
          </table:table-cell>
          <table:table-cell office:value-type="float" office:value="1.18462255358807" calcext:value-type="float">
            <text:p>1.18462255358807</text:p>
          </table:table-cell>
          <table:table-cell office:value-type="float" office:value="0.709319664492078" calcext:value-type="float">
            <text:p>0.709319664492078</text:p>
          </table:table-cell>
          <table:table-cell table:number-columns-repeated="6"/>
        </table:table-row>
        <table:table-row table:style-name="ro1">
          <table:table-cell table:formula="of:=ABS((SQRT(SUMXMY2([.C91:.D91];[.C90:.D90]))/[.$H$2]))*[.$I$2]+[.A90]" office:value-type="float" office:value="65.0134771508517" calcext:value-type="float">
            <text:p>65.0134771508517</text:p>
          </table:table-cell>
          <table:table-cell office:value-type="float" office:value="1.5" calcext:value-type="float">
            <text:p>1.5</text:p>
          </table:table-cell>
          <table:table-cell office:value-type="float" office:value="1.15666356011184" calcext:value-type="float">
            <text:p>1.15666356011184</text:p>
          </table:table-cell>
          <table:table-cell office:value-type="float" office:value="0.707455731593663" calcext:value-type="float">
            <text:p>0.707455731593663</text:p>
          </table:table-cell>
          <table:table-cell table:number-columns-repeated="6"/>
        </table:table-row>
        <table:table-row table:style-name="ro1">
          <table:table-cell table:formula="of:=ABS((SQRT(SUMXMY2([.C92:.D92];[.C91:.D91]))/[.$H$2]))*[.$I$2]+[.A91]" office:value-type="float" office:value="65.4302227240111" calcext:value-type="float">
            <text:p>65.4302227240111</text:p>
          </table:table-cell>
          <table:table-cell office:value-type="float" office:value="1.5" calcext:value-type="float">
            <text:p>1.5</text:p>
          </table:table-cell>
          <table:table-cell office:value-type="float" office:value="1.12684063373719" calcext:value-type="float">
            <text:p>1.12684063373719</text:p>
          </table:table-cell>
          <table:table-cell office:value-type="float" office:value="0.707455731593663" calcext:value-type="float">
            <text:p>0.707455731593663</text:p>
          </table:table-cell>
          <table:table-cell table:number-columns-repeated="6"/>
        </table:table-row>
        <table:table-row table:style-name="ro1">
          <table:table-cell table:formula="of:=ABS((SQRT(SUMXMY2([.C93:.D93];[.C92:.D92]))/[.$H$2]))*[.$I$2]+[.A92]" office:value-type="float" office:value="65.8469682971705" calcext:value-type="float">
            <text:p>65.8469682971705</text:p>
          </table:table-cell>
          <table:table-cell office:value-type="float" office:value="1.5" calcext:value-type="float">
            <text:p>1.5</text:p>
          </table:table-cell>
          <table:table-cell office:value-type="float" office:value="1.09701770736254" calcext:value-type="float">
            <text:p>1.09701770736254</text:p>
          </table:table-cell>
          <table:table-cell office:value-type="float" office:value="0.707455731593663" calcext:value-type="float">
            <text:p>0.707455731593663</text:p>
          </table:table-cell>
          <table:table-cell table:number-columns-repeated="6"/>
        </table:table-row>
        <table:table-row table:style-name="ro1">
          <table:table-cell table:formula="of:=ABS((SQRT(SUMXMY2([.C94:.D94];[.C93:.D93]))/[.$H$2]))*[.$I$2]+[.A93]" office:value-type="float" office:value="66.26371387033" calcext:value-type="float">
            <text:p>66.26371387033</text:p>
          </table:table-cell>
          <table:table-cell office:value-type="float" office:value="1.5" calcext:value-type="float">
            <text:p>1.5</text:p>
          </table:table-cell>
          <table:table-cell office:value-type="float" office:value="1.06719478098788" calcext:value-type="float">
            <text:p>1.06719478098788</text:p>
          </table:table-cell>
          <table:table-cell office:value-type="float" office:value="0.707455731593663" calcext:value-type="float">
            <text:p>0.707455731593663</text:p>
          </table:table-cell>
          <table:table-cell table:number-columns-repeated="6"/>
        </table:table-row>
        <table:table-row table:style-name="ro1">
          <table:table-cell table:formula="of:=ABS((SQRT(SUMXMY2([.C95:.D95];[.C94:.D94]))/[.$H$2]))*[.$I$2]+[.A94]" office:value-type="float" office:value="66.6804594434893" calcext:value-type="float">
            <text:p>66.6804594434893</text:p>
          </table:table-cell>
          <table:table-cell office:value-type="float" office:value="1.5" calcext:value-type="float">
            <text:p>1.5</text:p>
          </table:table-cell>
          <table:table-cell office:value-type="float" office:value="1.03737185461323" calcext:value-type="float">
            <text:p>1.03737185461323</text:p>
          </table:table-cell>
          <table:table-cell office:value-type="float" office:value="0.707455731593663" calcext:value-type="float">
            <text:p>0.707455731593663</text:p>
          </table:table-cell>
          <table:table-cell table:number-columns-repeated="6"/>
        </table:table-row>
        <table:table-row table:style-name="ro1">
          <table:table-cell table:formula="of:=ABS((SQRT(SUMXMY2([.C96:.D96];[.C95:.D95]))/[.$H$2]))*[.$I$2]+[.A95]" office:value-type="float" office:value="67.0279644083208" calcext:value-type="float">
            <text:p>67.0279644083208</text:p>
          </table:table-cell>
          <table:table-cell office:value-type="float" office:value="1.5" calcext:value-type="float">
            <text:p>1.5</text:p>
          </table:table-cell>
          <table:table-cell office:value-type="float" office:value="1.01314072693383" calcext:value-type="float">
            <text:p>1.01314072693383</text:p>
          </table:table-cell>
          <table:table-cell office:value-type="float" office:value="0.71304753028891" calcext:value-type="float">
            <text:p>0.71304753028891</text:p>
          </table:table-cell>
          <table:table-cell table:number-columns-repeated="6"/>
        </table:table-row>
        <table:table-row table:style-name="ro1">
          <table:table-cell table:formula="of:=ABS((SQRT(SUMXMY2([.C97:.D97];[.C96:.D96]))/[.$H$2]))*[.$I$2]+[.A96]" office:value-type="float" office:value="67.3963189343339" calcext:value-type="float">
            <text:p>67.3963189343339</text:p>
          </table:table-cell>
          <table:table-cell office:value-type="float" office:value="1.5" calcext:value-type="float">
            <text:p>1.5</text:p>
          </table:table-cell>
          <table:table-cell office:value-type="float" office:value="1.03178005591799" calcext:value-type="float">
            <text:p>1.03178005591799</text:p>
          </table:table-cell>
          <table:table-cell office:value-type="float" office:value="0.731686859273066" calcext:value-type="float">
            <text:p>0.731686859273066</text:p>
          </table:table-cell>
          <table:table-cell table:number-columns-repeated="6"/>
        </table:table-row>
        <table:table-row table:style-name="ro1">
          <table:table-cell table:formula="of:=ABS((SQRT(SUMXMY2([.C98:.D98];[.C97:.D97]))/[.$H$2]))*[.$I$2]+[.A97]" office:value-type="float" office:value="67.8939384965726" calcext:value-type="float">
            <text:p>67.8939384965726</text:p>
          </table:table-cell>
          <table:table-cell office:value-type="float" office:value="1.5" calcext:value-type="float">
            <text:p>1.5</text:p>
          </table:table-cell>
          <table:table-cell office:value-type="float" office:value="1.05787511649581" calcext:value-type="float">
            <text:p>1.05787511649581</text:p>
          </table:table-cell>
          <table:table-cell office:value-type="float" office:value="0.75591798695247" calcext:value-type="float">
            <text:p>0.75591798695247</text:p>
          </table:table-cell>
          <table:table-cell table:number-columns-repeated="6"/>
        </table:table-row>
        <table:table-row table:style-name="ro1">
          <table:table-cell table:formula="of:=ABS((SQRT(SUMXMY2([.C99:.D99];[.C98:.D98]))/[.$H$2]))*[.$I$2]+[.A98]" office:value-type="float" office:value="68.3390229638123" calcext:value-type="float">
            <text:p>68.3390229638123</text:p>
          </table:table-cell>
          <table:table-cell office:value-type="float" office:value="1.5" calcext:value-type="float">
            <text:p>1.5</text:p>
          </table:table-cell>
          <table:table-cell office:value-type="float" office:value="1.0690587138863" calcext:value-type="float">
            <text:p>1.0690587138863</text:p>
          </table:table-cell>
          <table:table-cell office:value-type="float" office:value="0.78574091332712" calcext:value-type="float">
            <text:p>0.78574091332712</text:p>
          </table:table-cell>
          <table:table-cell table:number-columns-repeated="6"/>
        </table:table-row>
        <table:table-row table:style-name="ro1">
          <table:table-cell table:formula="of:=ABS((SQRT(SUMXMY2([.C100:.D100];[.C99:.D99]))/[.$H$2]))*[.$I$2]+[.A99]" office:value-type="float" office:value="68.7630308650424" calcext:value-type="float">
            <text:p>68.7630308650424</text:p>
          </table:table-cell>
          <table:table-cell office:value-type="float" office:value="1.5" calcext:value-type="float">
            <text:p>1.5</text:p>
          </table:table-cell>
          <table:table-cell office:value-type="float" office:value="1.07465051258155" calcext:value-type="float">
            <text:p>1.07465051258155</text:p>
          </table:table-cell>
          <table:table-cell office:value-type="float" office:value="0.815563839701771" calcext:value-type="float">
            <text:p>0.815563839701771</text:p>
          </table:table-cell>
          <table:table-cell table:number-columns-repeated="6"/>
        </table:table-row>
        <table:table-row table:style-name="ro1">
          <table:table-cell table:formula="of:=ABS((SQRT(SUMXMY2([.C101:.D101];[.C100:.D100]))/[.$H$2]))*[.$I$2]+[.A100]" office:value-type="float" office:value="69.1926023693285" calcext:value-type="float">
            <text:p>69.1926023693285</text:p>
          </table:table-cell>
          <table:table-cell office:value-type="float" office:value="1.5" calcext:value-type="float">
            <text:p>1.5</text:p>
          </table:table-cell>
          <table:table-cell office:value-type="float" office:value="1.08210624417521" calcext:value-type="float">
            <text:p>1.08210624417521</text:p>
          </table:table-cell>
          <table:table-cell office:value-type="float" office:value="0.845386766076421" calcext:value-type="float">
            <text:p>0.845386766076421</text:p>
          </table:table-cell>
          <table:table-cell table:number-columns-repeated="6"/>
        </table:table-row>
        <table:table-row table:style-name="ro1">
          <table:table-cell table:formula="of:=ABS((SQRT(SUMXMY2([.C102:.D102];[.C101:.D101]))/[.$H$2]))*[.$I$2]+[.A101]" office:value-type="float" office:value="69.6221738736147" calcext:value-type="float">
            <text:p>69.6221738736147</text:p>
          </table:table-cell>
          <table:table-cell office:value-type="float" office:value="1.5" calcext:value-type="float">
            <text:p>1.5</text:p>
          </table:table-cell>
          <table:table-cell office:value-type="float" office:value="1.08956197576887" calcext:value-type="float">
            <text:p>1.08956197576887</text:p>
          </table:table-cell>
          <table:table-cell office:value-type="float" office:value="0.875209692451072" calcext:value-type="float">
            <text:p>0.875209692451072</text:p>
          </table:table-cell>
          <table:table-cell table:number-columns-repeated="6"/>
        </table:table-row>
        <table:table-row table:style-name="ro1">
          <table:table-cell table:formula="of:=ABS((SQRT(SUMXMY2([.C103:.D103];[.C102:.D102]))/[.$H$2]))*[.$I$2]+[.A102]" office:value-type="float" office:value="70.0461817748447" calcext:value-type="float">
            <text:p>70.0461817748447</text:p>
          </table:table-cell>
          <table:table-cell office:value-type="float" office:value="1.5" calcext:value-type="float">
            <text:p>1.5</text:p>
          </table:table-cell>
          <table:table-cell office:value-type="float" office:value="1.09515377446412" calcext:value-type="float">
            <text:p>1.09515377446412</text:p>
          </table:table-cell>
          <table:table-cell office:value-type="float" office:value="0.905032618825722" calcext:value-type="float">
            <text:p>0.905032618825722</text:p>
          </table:table-cell>
          <table:table-cell table:number-columns-repeated="6"/>
        </table:table-row>
        <table:table-row table:style-name="ro1">
          <table:table-cell table:formula="of:=ABS((SQRT(SUMXMY2([.C104:.D104];[.C103:.D103]))/[.$H$2]))*[.$I$2]+[.A103]" office:value-type="float" office:value="70.4757532791308" calcext:value-type="float">
            <text:p>70.4757532791308</text:p>
          </table:table-cell>
          <table:table-cell office:value-type="float" office:value="1.5" calcext:value-type="float">
            <text:p>1.5</text:p>
          </table:table-cell>
          <table:table-cell office:value-type="float" office:value="1.10260950605778" calcext:value-type="float">
            <text:p>1.10260950605778</text:p>
          </table:table-cell>
          <table:table-cell office:value-type="float" office:value="0.934855545200373" calcext:value-type="float">
            <text:p>0.934855545200373</text:p>
          </table:table-cell>
          <table:table-cell table:number-columns-repeated="6"/>
        </table:table-row>
        <table:table-row table:style-name="ro1">
          <table:table-cell table:formula="of:=ABS((SQRT(SUMXMY2([.C105:.D105];[.C104:.D104]))/[.$H$2]))*[.$I$2]+[.A104]" office:value-type="float" office:value="70.8997611803608" calcext:value-type="float">
            <text:p>70.8997611803608</text:p>
          </table:table-cell>
          <table:table-cell office:value-type="float" office:value="1.5" calcext:value-type="float">
            <text:p>1.5</text:p>
          </table:table-cell>
          <table:table-cell office:value-type="float" office:value="1.10820130475303" calcext:value-type="float">
            <text:p>1.10820130475303</text:p>
          </table:table-cell>
          <table:table-cell office:value-type="float" office:value="0.964678471575023" calcext:value-type="float">
            <text:p>0.964678471575023</text:p>
          </table:table-cell>
          <table:table-cell table:number-columns-repeated="6"/>
        </table:table-row>
        <table:table-row table:style-name="ro1">
          <table:table-cell table:formula="of:=ABS((SQRT(SUMXMY2([.C106:.D106];[.C105:.D105]))/[.$H$2]))*[.$I$2]+[.A105]" office:value-type="float" office:value="71.329332684647" calcext:value-type="float">
            <text:p>71.329332684647</text:p>
          </table:table-cell>
          <table:table-cell office:value-type="float" office:value="1.5" calcext:value-type="float">
            <text:p>1.5</text:p>
          </table:table-cell>
          <table:table-cell office:value-type="float" office:value="1.11565703634669" calcext:value-type="float">
            <text:p>1.11565703634669</text:p>
          </table:table-cell>
          <table:table-cell office:value-type="float" office:value="0.994501397949674" calcext:value-type="float">
            <text:p>0.994501397949674</text:p>
          </table:table-cell>
          <table:table-cell table:number-columns-repeated="6"/>
        </table:table-row>
        <table:table-row table:style-name="ro1">
          <table:table-cell table:formula="of:=ABS((SQRT(SUMXMY2([.C107:.D107];[.C106:.D106]))/[.$H$2]))*[.$I$2]+[.A106]" office:value-type="float" office:value="71.702263218735" calcext:value-type="float">
            <text:p>71.702263218735</text:p>
          </table:table-cell>
          <table:table-cell office:value-type="float" office:value="1.5" calcext:value-type="float">
            <text:p>1.5</text:p>
          </table:table-cell>
          <table:table-cell office:value-type="float" office:value="1.08956197576887" calcext:value-type="float">
            <text:p>1.08956197576887</text:p>
          </table:table-cell>
          <table:table-cell office:value-type="float" office:value="1.00009319664492" calcext:value-type="float">
            <text:p>1.00009319664492</text:p>
          </table:table-cell>
          <table:table-cell table:number-columns-repeated="6"/>
        </table:table-row>
        <table:table-row table:style-name="ro1">
          <table:table-cell table:formula="of:=ABS((SQRT(SUMXMY2([.C108:.D108];[.C107:.D107]))/[.$H$2]))*[.$I$2]+[.A107]" office:value-type="float" office:value="72.1190087918944" calcext:value-type="float">
            <text:p>72.1190087918944</text:p>
          </table:table-cell>
          <table:table-cell office:value-type="float" office:value="1.5" calcext:value-type="float">
            <text:p>1.5</text:p>
          </table:table-cell>
          <table:table-cell office:value-type="float" office:value="1.05973904939422" calcext:value-type="float">
            <text:p>1.05973904939422</text:p>
          </table:table-cell>
          <table:table-cell office:value-type="float" office:value="1.00009319664492" calcext:value-type="float">
            <text:p>1.00009319664492</text:p>
          </table:table-cell>
          <table:table-cell table:number-columns-repeated="6"/>
        </table:table-row>
        <table:table-row table:style-name="ro1">
          <table:table-cell table:formula="of:=ABS((SQRT(SUMXMY2([.C109:.D109];[.C108:.D108]))/[.$H$2]))*[.$I$2]+[.A108]" office:value-type="float" office:value="72.5357543650537" calcext:value-type="float">
            <text:p>72.5357543650537</text:p>
          </table:table-cell>
          <table:table-cell office:value-type="float" office:value="1.5" calcext:value-type="float">
            <text:p>1.5</text:p>
          </table:table-cell>
          <table:table-cell office:value-type="float" office:value="1.02991612301957" calcext:value-type="float">
            <text:p>1.02991612301957</text:p>
          </table:table-cell>
          <table:table-cell office:value-type="float" office:value="1.00009319664492" calcext:value-type="float">
            <text:p>1.00009319664492</text:p>
          </table:table-cell>
          <table:table-cell table:number-columns-repeated="6"/>
        </table:table-row>
        <table:table-row table:style-name="ro1">
          <table:table-cell table:formula="of:=ABS((SQRT(SUMXMY2([.C110:.D110];[.C109:.D109]))/[.$H$2]))*[.$I$2]+[.A109]" office:value-type="float" office:value="72.9524999382131" calcext:value-type="float">
            <text:p>72.9524999382131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.00009319664492" calcext:value-type="float">
            <text:p>1.00009319664492</text:p>
          </table:table-cell>
          <table:table-cell table:number-columns-repeated="6"/>
        </table:table-row>
        <table:table-row table:style-name="ro1">
          <table:table-cell table:formula="of:=ABS((SQRT(SUMXMY2([.C111:.D111];[.C110:.D110]))/[.$H$2]))*[.$I$2]+[.A110]" office:value-type="float" office:value="73.3692455113724" calcext:value-type="float">
            <text:p>73.3692455113724</text:p>
          </table:table-cell>
          <table:table-cell office:value-type="float" office:value="1.5" calcext:value-type="float">
            <text:p>1.5</text:p>
          </table:table-cell>
          <table:table-cell office:value-type="float" office:value="0.97027027027027" calcext:value-type="float">
            <text:p>0.97027027027027</text:p>
          </table:table-cell>
          <table:table-cell office:value-type="float" office:value="1.00009319664492" calcext:value-type="float">
            <text:p>1.00009319664492</text:p>
          </table:table-cell>
          <table:table-cell table:number-columns-repeated="6"/>
        </table:table-row>
        <table:table-row table:style-name="ro1">
          <table:table-cell table:formula="of:=ABS((SQRT(SUMXMY2([.C112:.D112];[.C111:.D111]))/[.$H$2]))*[.$I$2]+[.A111]" office:value-type="float" office:value="73.7859910845318" calcext:value-type="float">
            <text:p>73.7859910845318</text:p>
          </table:table-cell>
          <table:table-cell office:value-type="float" office:value="1.5" calcext:value-type="float">
            <text:p>1.5</text:p>
          </table:table-cell>
          <table:table-cell office:value-type="float" office:value="0.94044734389562" calcext:value-type="float">
            <text:p>0.94044734389562</text:p>
          </table:table-cell>
          <table:table-cell office:value-type="float" office:value="1.00009319664492" calcext:value-type="float">
            <text:p>1.00009319664492</text:p>
          </table:table-cell>
          <table:table-cell table:number-columns-repeated="6"/>
        </table:table-row>
        <table:table-row table:style-name="ro1">
          <table:table-cell table:formula="of:=ABS((SQRT(SUMXMY2([.C113:.D113];[.C112:.D112]))/[.$H$2]))*[.$I$2]+[.A112]" office:value-type="float" office:value="74.2027366576912" calcext:value-type="float">
            <text:p>74.2027366576912</text:p>
          </table:table-cell>
          <table:table-cell office:value-type="float" office:value="1.5" calcext:value-type="float">
            <text:p>1.5</text:p>
          </table:table-cell>
          <table:table-cell office:value-type="float" office:value="0.910624417520969" calcext:value-type="float">
            <text:p>0.910624417520969</text:p>
          </table:table-cell>
          <table:table-cell office:value-type="float" office:value="1.00009319664492" calcext:value-type="float">
            <text:p>1.00009319664492</text:p>
          </table:table-cell>
          <table:table-cell table:number-columns-repeated="6"/>
        </table:table-row>
        <table:table-row table:style-name="ro1">
          <table:table-cell table:formula="of:=ABS((SQRT(SUMXMY2([.C114:.D114];[.C113:.D113]))/[.$H$2]))*[.$I$2]+[.A113]" office:value-type="float" office:value="74.6202953937177" calcext:value-type="float">
            <text:p>74.6202953937177</text:p>
          </table:table-cell>
          <table:table-cell office:value-type="float" office:value="1.5" calcext:value-type="float">
            <text:p>1.5</text:p>
          </table:table-cell>
          <table:table-cell office:value-type="float" office:value="0.880801491146319" calcext:value-type="float">
            <text:p>0.880801491146319</text:p>
          </table:table-cell>
          <table:table-cell office:value-type="float" office:value="0.998229263746505" calcext:value-type="float">
            <text:p>0.998229263746505</text:p>
          </table:table-cell>
          <table:table-cell table:number-columns-repeated="6"/>
        </table:table-row>
        <table:table-row table:style-name="ro1">
          <table:table-cell table:formula="of:=ABS((SQRT(SUMXMY2([.C115:.D115];[.C114:.D114]))/[.$H$2]))*[.$I$2]+[.A114]" office:value-type="float" office:value="75.0498668980039" calcext:value-type="float">
            <text:p>75.0498668980039</text:p>
          </table:table-cell>
          <table:table-cell office:value-type="float" office:value="1.5" calcext:value-type="float">
            <text:p>1.5</text:p>
          </table:table-cell>
          <table:table-cell office:value-type="float" office:value="0.873345759552656" calcext:value-type="float">
            <text:p>0.873345759552656</text:p>
          </table:table-cell>
          <table:table-cell office:value-type="float" office:value="0.968406337371854" calcext:value-type="float">
            <text:p>0.968406337371854</text:p>
          </table:table-cell>
          <table:table-cell table:number-columns-repeated="6"/>
        </table:table-row>
        <table:table-row table:style-name="ro1">
          <table:table-cell table:formula="of:=ABS((SQRT(SUMXMY2([.C116:.D116];[.C115:.D115]))/[.$H$2]))*[.$I$2]+[.A115]" office:value-type="float" office:value="75.4794384022901" calcext:value-type="float">
            <text:p>75.4794384022901</text:p>
          </table:table-cell>
          <table:table-cell office:value-type="float" office:value="1.5" calcext:value-type="float">
            <text:p>1.5</text:p>
          </table:table-cell>
          <table:table-cell office:value-type="float" office:value="0.865890027958993" calcext:value-type="float">
            <text:p>0.865890027958993</text:p>
          </table:table-cell>
          <table:table-cell office:value-type="float" office:value="0.938583410997204" calcext:value-type="float">
            <text:p>0.938583410997204</text:p>
          </table:table-cell>
          <table:table-cell table:number-columns-repeated="6"/>
        </table:table-row>
        <table:table-row table:style-name="ro1">
          <table:table-cell table:formula="of:=ABS((SQRT(SUMXMY2([.C117:.D117];[.C116:.D116]))/[.$H$2]))*[.$I$2]+[.A116]" office:value-type="float" office:value="75.9034463035201" calcext:value-type="float">
            <text:p>75.9034463035201</text:p>
          </table:table-cell>
          <table:table-cell office:value-type="float" office:value="1.5" calcext:value-type="float">
            <text:p>1.5</text:p>
          </table:table-cell>
          <table:table-cell office:value-type="float" office:value="0.860298229263746" calcext:value-type="float">
            <text:p>0.860298229263746</text:p>
          </table:table-cell>
          <table:table-cell office:value-type="float" office:value="0.908760484622554" calcext:value-type="float">
            <text:p>0.908760484622554</text:p>
          </table:table-cell>
          <table:table-cell table:number-columns-repeated="6"/>
        </table:table-row>
        <table:table-row table:style-name="ro1">
          <table:table-cell table:formula="of:=ABS((SQRT(SUMXMY2([.C118:.D118];[.C117:.D117]))/[.$H$2]))*[.$I$2]+[.A117]" office:value-type="float" office:value="76.3330178078062" calcext:value-type="float">
            <text:p>76.3330178078062</text:p>
          </table:table-cell>
          <table:table-cell office:value-type="float" office:value="1.5" calcext:value-type="float">
            <text:p>1.5</text:p>
          </table:table-cell>
          <table:table-cell office:value-type="float" office:value="0.852842497670084" calcext:value-type="float">
            <text:p>0.852842497670084</text:p>
          </table:table-cell>
          <table:table-cell office:value-type="float" office:value="0.878937558247903" calcext:value-type="float">
            <text:p>0.878937558247903</text:p>
          </table:table-cell>
          <table:table-cell table:number-columns-repeated="6"/>
        </table:table-row>
        <table:table-row table:style-name="ro1">
          <table:table-cell table:formula="of:=ABS((SQRT(SUMXMY2([.C119:.D119];[.C118:.D118]))/[.$H$2]))*[.$I$2]+[.A118]" office:value-type="float" office:value="76.7570257090362" calcext:value-type="float">
            <text:p>76.7570257090362</text:p>
          </table:table-cell>
          <table:table-cell office:value-type="float" office:value="1.5" calcext:value-type="float">
            <text:p>1.5</text:p>
          </table:table-cell>
          <table:table-cell office:value-type="float" office:value="0.847250698974837" calcext:value-type="float">
            <text:p>0.847250698974837</text:p>
          </table:table-cell>
          <table:table-cell office:value-type="float" office:value="0.849114631873253" calcext:value-type="float">
            <text:p>0.849114631873253</text:p>
          </table:table-cell>
          <table:table-cell table:number-columns-repeated="6"/>
        </table:table-row>
        <table:table-row table:style-name="ro1">
          <table:table-cell table:formula="of:=ABS((SQRT(SUMXMY2([.C120:.D120];[.C119:.D119]))/[.$H$2]))*[.$I$2]+[.A119]" office:value-type="float" office:value="77.1865972133224" calcext:value-type="float">
            <text:p>77.1865972133224</text:p>
          </table:table-cell>
          <table:table-cell office:value-type="float" office:value="1.5" calcext:value-type="float">
            <text:p>1.5</text:p>
          </table:table-cell>
          <table:table-cell office:value-type="float" office:value="0.839794967381174" calcext:value-type="float">
            <text:p>0.839794967381174</text:p>
          </table:table-cell>
          <table:table-cell office:value-type="float" office:value="0.819291705498602" calcext:value-type="float">
            <text:p>0.819291705498602</text:p>
          </table:table-cell>
          <table:table-cell table:number-columns-repeated="6"/>
        </table:table-row>
        <table:table-row table:style-name="ro1">
          <table:table-cell table:formula="of:=ABS((SQRT(SUMXMY2([.C121:.D121];[.C120:.D120]))/[.$H$2]))*[.$I$2]+[.A120]" office:value-type="float" office:value="77.6065859916065" calcext:value-type="float">
            <text:p>77.6065859916065</text:p>
          </table:table-cell>
          <table:table-cell office:value-type="float" office:value="1.5" calcext:value-type="float">
            <text:p>1.5</text:p>
          </table:table-cell>
          <table:table-cell office:value-type="float" office:value="0.836067101584343" calcext:value-type="float">
            <text:p>0.836067101584343</text:p>
          </table:table-cell>
          <table:table-cell office:value-type="float" office:value="0.789468779123952" calcext:value-type="float">
            <text:p>0.789468779123952</text:p>
          </table:table-cell>
          <table:table-cell table:number-columns-repeated="6"/>
        </table:table-row>
        <table:table-row table:style-name="ro1">
          <table:table-cell table:formula="of:=ABS((SQRT(SUMXMY2([.C122:.D122];[.C121:.D121]))/[.$H$2]))*[.$I$2]+[.A121]" office:value-type="float" office:value="78.0241447276331" calcext:value-type="float">
            <text:p>78.0241447276331</text:p>
          </table:table-cell>
          <table:table-cell office:value-type="float" office:value="1.5" calcext:value-type="float">
            <text:p>1.5</text:p>
          </table:table-cell>
          <table:table-cell office:value-type="float" office:value="0.834203168685927" calcext:value-type="float">
            <text:p>0.834203168685927</text:p>
          </table:table-cell>
          <table:table-cell office:value-type="float" office:value="0.759645852749301" calcext:value-type="float">
            <text:p>0.759645852749301</text:p>
          </table:table-cell>
          <table:table-cell table:number-columns-repeated="6"/>
        </table:table-row>
        <table:table-row table:style-name="ro1">
          <table:table-cell table:formula="of:=ABS((SQRT(SUMXMY2([.C123:.D123];[.C122:.D122]))/[.$H$2]))*[.$I$2]+[.A122]" office:value-type="float" office:value="78.4937064566483" calcext:value-type="float">
            <text:p>78.4937064566483</text:p>
          </table:table-cell>
          <table:table-cell office:value-type="float" office:value="1.5" calcext:value-type="float">
            <text:p>1.5</text:p>
          </table:table-cell>
          <table:table-cell office:value-type="float" office:value="0.852842497670084" calcext:value-type="float">
            <text:p>0.852842497670084</text:p>
          </table:table-cell>
          <table:table-cell office:value-type="float" office:value="0.731686859273066" calcext:value-type="float">
            <text:p>0.731686859273066</text:p>
          </table:table-cell>
          <table:table-cell table:number-columns-repeated="6"/>
        </table:table-row>
        <table:table-row table:style-name="ro1">
          <table:table-cell table:formula="of:=ABS((SQRT(SUMXMY2([.C124:.D124];[.C123:.D123]))/[.$H$2]))*[.$I$2]+[.A123]" office:value-type="float" office:value="78.8431582432383" calcext:value-type="float">
            <text:p>78.8431582432383</text:p>
          </table:table-cell>
          <table:table-cell office:value-type="float" office:value="1.5" calcext:value-type="float">
            <text:p>1.5</text:p>
          </table:table-cell>
          <table:table-cell office:value-type="float" office:value="0.875209692451072" calcext:value-type="float">
            <text:p>0.875209692451072</text:p>
          </table:table-cell>
          <table:table-cell office:value-type="float" office:value="0.720503261882572" calcext:value-type="float">
            <text:p>0.720503261882572</text:p>
          </table:table-cell>
          <table:table-cell table:number-columns-repeated="6"/>
        </table:table-row>
        <table:table-row table:style-name="ro1">
          <table:table-cell table:formula="of:=ABS((SQRT(SUMXMY2([.C125:.D125];[.C124:.D124]))/[.$H$2]))*[.$I$2]+[.A124]" office:value-type="float" office:value="79.1827643361005" calcext:value-type="float">
            <text:p>79.1827643361005</text:p>
          </table:table-cell>
          <table:table-cell office:value-type="float" office:value="1.5" calcext:value-type="float">
            <text:p>1.5</text:p>
          </table:table-cell>
          <table:table-cell office:value-type="float" office:value="0.854706430568499" calcext:value-type="float">
            <text:p>0.854706430568499</text:p>
          </table:table-cell>
          <table:table-cell office:value-type="float" office:value="0.707455731593663" calcext:value-type="float">
            <text:p>0.707455731593663</text:p>
          </table:table-cell>
          <table:table-cell table:number-columns-repeated="6"/>
        </table:table-row>
        <table:table-row table:style-name="ro1">
          <table:table-cell table:formula="of:=ABS((SQRT(SUMXMY2([.C126:.D126];[.C125:.D125]))/[.$H$2]))*[.$I$2]+[.A125]" office:value-type="float" office:value="79.5995099092599" calcext:value-type="float">
            <text:p>79.5995099092599</text:p>
          </table:table-cell>
          <table:table-cell office:value-type="float" office:value="1.5" calcext:value-type="float">
            <text:p>1.5</text:p>
          </table:table-cell>
          <table:table-cell office:value-type="float" office:value="0.824883504193849" calcext:value-type="float">
            <text:p>0.824883504193849</text:p>
          </table:table-cell>
          <table:table-cell office:value-type="float" office:value="0.707455731593663" calcext:value-type="float">
            <text:p>0.707455731593663</text:p>
          </table:table-cell>
          <table:table-cell table:number-columns-repeated="6"/>
        </table:table-row>
        <table:table-row table:style-name="ro1">
          <table:table-cell table:formula="of:=ABS((SQRT(SUMXMY2([.C127:.D127];[.C126:.D126]))/[.$H$2]))*[.$I$2]+[.A126]" office:value-type="float" office:value="80.0162554824193" calcext:value-type="float">
            <text:p>80.0162554824193</text:p>
          </table:table-cell>
          <table:table-cell office:value-type="float" office:value="1.5" calcext:value-type="float">
            <text:p>1.5</text:p>
          </table:table-cell>
          <table:table-cell office:value-type="float" office:value="0.795060577819198" calcext:value-type="float">
            <text:p>0.795060577819198</text:p>
          </table:table-cell>
          <table:table-cell office:value-type="float" office:value="0.707455731593663" calcext:value-type="float">
            <text:p>0.707455731593663</text:p>
          </table:table-cell>
          <table:table-cell table:number-columns-repeated="6"/>
        </table:table-row>
        <table:table-row table:style-name="ro1">
          <table:table-cell table:formula="of:=ABS((SQRT(SUMXMY2([.C128:.D128];[.C127:.D127]))/[.$H$2]))*[.$I$2]+[.A127]" office:value-type="float" office:value="80.4330010555786" calcext:value-type="float">
            <text:p>80.4330010555786</text:p>
          </table:table-cell>
          <table:table-cell office:value-type="float" office:value="1.5" calcext:value-type="float">
            <text:p>1.5</text:p>
          </table:table-cell>
          <table:table-cell office:value-type="float" office:value="0.765237651444548" calcext:value-type="float">
            <text:p>0.765237651444548</text:p>
          </table:table-cell>
          <table:table-cell office:value-type="float" office:value="0.707455731593663" calcext:value-type="float">
            <text:p>0.707455731593663</text:p>
          </table:table-cell>
          <table:table-cell table:number-columns-repeated="6"/>
        </table:table-row>
        <table:table-row table:style-name="ro1">
          <table:table-cell table:formula="of:=ABS((SQRT(SUMXMY2([.C129:.D129];[.C128:.D128]))/[.$H$2]))*[.$I$2]+[.A128]" office:value-type="float" office:value="80.849746628738" calcext:value-type="float">
            <text:p>80.849746628738</text:p>
          </table:table-cell>
          <table:table-cell office:value-type="float" office:value="1.5" calcext:value-type="float">
            <text:p>1.5</text:p>
          </table:table-cell>
          <table:table-cell office:value-type="float" office:value="0.735414725069898" calcext:value-type="float">
            <text:p>0.735414725069898</text:p>
          </table:table-cell>
          <table:table-cell office:value-type="float" office:value="0.707455731593663" calcext:value-type="float">
            <text:p>0.707455731593663</text:p>
          </table:table-cell>
          <table:table-cell table:number-columns-repeated="6"/>
        </table:table-row>
        <table:table-row table:style-name="ro1">
          <table:table-cell table:formula="of:=ABS((SQRT(SUMXMY2([.C130:.D130];[.C129:.D129]))/[.$H$2]))*[.$I$2]+[.A129]" office:value-type="float" office:value="81.2664922018974" calcext:value-type="float">
            <text:p>81.2664922018974</text:p>
          </table:table-cell>
          <table:table-cell office:value-type="float" office:value="1.5" calcext:value-type="float">
            <text:p>1.5</text:p>
          </table:table-cell>
          <table:table-cell office:value-type="float" office:value="0.705591798695247" calcext:value-type="float">
            <text:p>0.705591798695247</text:p>
          </table:table-cell>
          <table:table-cell office:value-type="float" office:value="0.707455731593663" calcext:value-type="float">
            <text:p>0.707455731593663</text:p>
          </table:table-cell>
          <table:table-cell table:number-columns-repeated="6"/>
        </table:table-row>
        <table:table-row table:style-name="ro1">
          <table:table-cell table:formula="of:=ABS((SQRT(SUMXMY2([.C131:.D131];[.C130:.D130]))/[.$H$2]))*[.$I$2]+[.A130]" office:value-type="float" office:value="105.958887213129" calcext:value-type="float">
            <text:p>105.958887213129</text:p>
          </table:table-cell>
          <table:table-cell office:value-type="float" office:value="1.5" calcext:value-type="float">
            <text:p>1.5</text:p>
          </table:table-cell>
          <table:table-cell office:value-type="float" office:value="2.47260018639329" calcext:value-type="float">
            <text:p>2.47260018639329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formula="of:=ABS((SQRT(SUMXMY2([.C132:.D132];[.C131:.D131]))/[.$H$2]))*[.$I$2]+[.A131]" office:value-type="float" office:value="106.395507763324" calcext:value-type="float">
            <text:p>106.395507763324</text:p>
          </table:table-cell>
          <table:table-cell office:value-type="float" office:value="1.5" calcext:value-type="float">
            <text:p>1.5</text:p>
          </table:table-cell>
          <table:table-cell office:value-type="float" office:value="2.44277726001864" calcext:value-type="float">
            <text:p>2.44277726001864</text:p>
          </table:table-cell>
          <table:table-cell office:value-type="float" office:value="0.709319664492078" calcext:value-type="float">
            <text:p>0.709319664492078</text:p>
          </table:table-cell>
          <table:table-cell table:number-columns-repeated="6"/>
        </table:table-row>
        <table:table-row table:style-name="ro1">
          <table:table-cell table:formula="of:=ABS((SQRT(SUMXMY2([.C133:.D133];[.C132:.D132]))/[.$H$2]))*[.$I$2]+[.A132]" office:value-type="float" office:value="106.880002498407" calcext:value-type="float">
            <text:p>106.880002498407</text:p>
          </table:table-cell>
          <table:table-cell office:value-type="float" office:value="1.5" calcext:value-type="float">
            <text:p>1.5</text:p>
          </table:table-cell>
          <table:table-cell office:value-type="float" office:value="2.42227399813607" calcext:value-type="float">
            <text:p>2.42227399813607</text:p>
          </table:table-cell>
          <table:table-cell office:value-type="float" office:value="0.737278657968313" calcext:value-type="float">
            <text:p>0.737278657968313</text:p>
          </table:table-cell>
          <table:table-cell table:number-columns-repeated="6"/>
        </table:table-row>
        <table:table-row table:style-name="ro1">
          <table:table-cell table:formula="of:=ABS((SQRT(SUMXMY2([.C134:.D134];[.C133:.D133]))/[.$H$2]))*[.$I$2]+[.A133]" office:value-type="float" office:value="107.299991276691" calcext:value-type="float">
            <text:p>107.299991276691</text:p>
          </table:table-cell>
          <table:table-cell office:value-type="float" office:value="1.5" calcext:value-type="float">
            <text:p>1.5</text:p>
          </table:table-cell>
          <table:table-cell office:value-type="float" office:value="2.41854613233924" calcext:value-type="float">
            <text:p>2.41854613233924</text:p>
          </table:table-cell>
          <table:table-cell office:value-type="float" office:value="0.767101584342964" calcext:value-type="float">
            <text:p>0.767101584342964</text:p>
          </table:table-cell>
          <table:table-cell table:number-columns-repeated="6"/>
        </table:table-row>
        <table:table-row table:style-name="ro1">
          <table:table-cell table:formula="of:=ABS((SQRT(SUMXMY2([.C135:.D135];[.C134:.D134]))/[.$H$2]))*[.$I$2]+[.A134]" office:value-type="float" office:value="107.719980054975" calcext:value-type="float">
            <text:p>107.719980054975</text:p>
          </table:table-cell>
          <table:table-cell office:value-type="float" office:value="1.5" calcext:value-type="float">
            <text:p>1.5</text:p>
          </table:table-cell>
          <table:table-cell office:value-type="float" office:value="2.42227399813607" calcext:value-type="float">
            <text:p>2.42227399813607</text:p>
          </table:table-cell>
          <table:table-cell office:value-type="float" office:value="0.796924510717614" calcext:value-type="float">
            <text:p>0.796924510717614</text:p>
          </table:table-cell>
          <table:table-cell table:number-columns-repeated="6"/>
        </table:table-row>
        <table:table-row table:style-name="ro1">
          <table:table-cell table:formula="of:=ABS((SQRT(SUMXMY2([.C136:.D136];[.C135:.D135]))/[.$H$2]))*[.$I$2]+[.A135]" office:value-type="float" office:value="108.149551559261" calcext:value-type="float">
            <text:p>108.149551559261</text:p>
          </table:table-cell>
          <table:table-cell office:value-type="float" office:value="1.5" calcext:value-type="float">
            <text:p>1.5</text:p>
          </table:table-cell>
          <table:table-cell office:value-type="float" office:value="2.42972972972973" calcext:value-type="float">
            <text:p>2.42972972972973</text:p>
          </table:table-cell>
          <table:table-cell office:value-type="float" office:value="0.826747437092265" calcext:value-type="float">
            <text:p>0.826747437092265</text:p>
          </table:table-cell>
          <table:table-cell table:number-columns-repeated="6"/>
        </table:table-row>
        <table:table-row table:style-name="ro1">
          <table:table-cell table:formula="of:=ABS((SQRT(SUMXMY2([.C137:.D137];[.C136:.D136]))/[.$H$2]))*[.$I$2]+[.A136]" office:value-type="float" office:value="108.573559460491" calcext:value-type="float">
            <text:p>108.573559460491</text:p>
          </table:table-cell>
          <table:table-cell office:value-type="float" office:value="1.5" calcext:value-type="float">
            <text:p>1.5</text:p>
          </table:table-cell>
          <table:table-cell office:value-type="float" office:value="2.43532152842498" calcext:value-type="float">
            <text:p>2.43532152842498</text:p>
          </table:table-cell>
          <table:table-cell office:value-type="float" office:value="0.856570363466915" calcext:value-type="float">
            <text:p>0.856570363466915</text:p>
          </table:table-cell>
          <table:table-cell table:number-columns-repeated="6"/>
        </table:table-row>
        <table:table-row table:style-name="ro1">
          <table:table-cell table:formula="of:=ABS((SQRT(SUMXMY2([.C138:.D138];[.C137:.D137]))/[.$H$2]))*[.$I$2]+[.A137]" office:value-type="float" office:value="109.003130964777" calcext:value-type="float">
            <text:p>109.003130964777</text:p>
          </table:table-cell>
          <table:table-cell office:value-type="float" office:value="1.5" calcext:value-type="float">
            <text:p>1.5</text:p>
          </table:table-cell>
          <table:table-cell office:value-type="float" office:value="2.44277726001864" calcext:value-type="float">
            <text:p>2.44277726001864</text:p>
          </table:table-cell>
          <table:table-cell office:value-type="float" office:value="0.886393289841566" calcext:value-type="float">
            <text:p>0.886393289841566</text:p>
          </table:table-cell>
          <table:table-cell table:number-columns-repeated="6"/>
        </table:table-row>
        <table:table-row table:style-name="ro1">
          <table:table-cell table:formula="of:=ABS((SQRT(SUMXMY2([.C139:.D139];[.C138:.D138]))/[.$H$2]))*[.$I$2]+[.A138]" office:value-type="float" office:value="109.432702469064" calcext:value-type="float">
            <text:p>109.432702469064</text:p>
          </table:table-cell>
          <table:table-cell office:value-type="float" office:value="1.5" calcext:value-type="float">
            <text:p>1.5</text:p>
          </table:table-cell>
          <table:table-cell office:value-type="float" office:value="2.4502329916123" calcext:value-type="float">
            <text:p>2.4502329916123</text:p>
          </table:table-cell>
          <table:table-cell office:value-type="float" office:value="0.916216216216216" calcext:value-type="float">
            <text:p>0.916216216216216</text:p>
          </table:table-cell>
          <table:table-cell table:number-columns-repeated="6"/>
        </table:table-row>
        <table:table-row table:style-name="ro1">
          <table:table-cell table:formula="of:=ABS((SQRT(SUMXMY2([.C140:.D140];[.C139:.D139]))/[.$H$2]))*[.$I$2]+[.A139]" office:value-type="float" office:value="109.86227397335" calcext:value-type="float">
            <text:p>109.86227397335</text:p>
          </table:table-cell>
          <table:table-cell office:value-type="float" office:value="1.5" calcext:value-type="float">
            <text:p>1.5</text:p>
          </table:table-cell>
          <table:table-cell office:value-type="float" office:value="2.45768872320596" calcext:value-type="float">
            <text:p>2.45768872320596</text:p>
          </table:table-cell>
          <table:table-cell office:value-type="float" office:value="0.946039142590867" calcext:value-type="float">
            <text:p>0.946039142590867</text:p>
          </table:table-cell>
          <table:table-cell table:number-columns-repeated="6"/>
        </table:table-row>
        <table:table-row table:style-name="ro1">
          <table:table-cell table:formula="of:=ABS((SQRT(SUMXMY2([.C141:.D141];[.C140:.D140]))/[.$H$2]))*[.$I$2]+[.A140]" office:value-type="float" office:value="110.291845477636" calcext:value-type="float">
            <text:p>110.291845477636</text:p>
          </table:table-cell>
          <table:table-cell office:value-type="float" office:value="1.5" calcext:value-type="float">
            <text:p>1.5</text:p>
          </table:table-cell>
          <table:table-cell office:value-type="float" office:value="2.46514445479963" calcext:value-type="float">
            <text:p>2.46514445479963</text:p>
          </table:table-cell>
          <table:table-cell office:value-type="float" office:value="0.975862068965517" calcext:value-type="float">
            <text:p>0.975862068965517</text:p>
          </table:table-cell>
          <table:table-cell table:number-columns-repeated="6"/>
        </table:table-row>
        <table:table-row table:style-name="ro1">
          <table:table-cell table:formula="of:=ABS((SQRT(SUMXMY2([.C142:.D142];[.C141:.D141]))/[.$H$2]))*[.$I$2]+[.A141]" office:value-type="float" office:value="110.721416981922" calcext:value-type="float">
            <text:p>110.721416981922</text:p>
          </table:table-cell>
          <table:table-cell office:value-type="float" office:value="1.5" calcext:value-type="float">
            <text:p>1.5</text:p>
          </table:table-cell>
          <table:table-cell office:value-type="float" office:value="2.47260018639329" calcext:value-type="float">
            <text:p>2.47260018639329</text:p>
          </table:table-cell>
          <table:table-cell office:value-type="float" office:value="1.00568499534017" calcext:value-type="float">
            <text:p>1.00568499534017</text:p>
          </table:table-cell>
          <table:table-cell table:number-columns-repeated="6"/>
        </table:table-row>
        <table:table-row table:style-name="ro1">
          <table:table-cell table:formula="of:=ABS((SQRT(SUMXMY2([.C143:.D143];[.C142:.D142]))/[.$H$2]))*[.$I$2]+[.A142]" office:value-type="float" office:value="111.145424883152" calcext:value-type="float">
            <text:p>111.145424883152</text:p>
          </table:table-cell>
          <table:table-cell office:value-type="float" office:value="1.5" calcext:value-type="float">
            <text:p>1.5</text:p>
          </table:table-cell>
          <table:table-cell office:value-type="float" office:value="2.47819198508854" calcext:value-type="float">
            <text:p>2.47819198508854</text:p>
          </table:table-cell>
          <table:table-cell office:value-type="float" office:value="1.03550792171482" calcext:value-type="float">
            <text:p>1.03550792171482</text:p>
          </table:table-cell>
          <table:table-cell table:number-columns-repeated="6"/>
        </table:table-row>
        <table:table-row table:style-name="ro1">
          <table:table-cell table:formula="of:=ABS((SQRT(SUMXMY2([.C144:.D144];[.C143:.D143]))/[.$H$2]))*[.$I$2]+[.A143]" office:value-type="float" office:value="111.879366076731" calcext:value-type="float">
            <text:p>111.879366076731</text:p>
          </table:table-cell>
          <table:table-cell office:value-type="float" office:value="1.5" calcext:value-type="float">
            <text:p>1.5</text:p>
          </table:table-cell>
          <table:table-cell office:value-type="float" office:value="2.43159366262815" calcext:value-type="float">
            <text:p>2.43159366262815</text:p>
          </table:table-cell>
          <table:table-cell office:value-type="float" office:value="1.01127679403541" calcext:value-type="float">
            <text:p>1.01127679403541</text:p>
          </table:table-cell>
          <table:table-cell table:number-columns-repeated="6"/>
        </table:table-row>
        <table:table-row table:style-name="ro1">
          <table:table-cell table:formula="of:=ABS((SQRT(SUMXMY2([.C145:.D145];[.C144:.D144]))/[.$H$2]))*[.$I$2]+[.A144]" office:value-type="float" office:value="112.450612574914" calcext:value-type="float">
            <text:p>112.450612574914</text:p>
          </table:table-cell>
          <table:table-cell office:value-type="float" office:value="1.5" calcext:value-type="float">
            <text:p>1.5</text:p>
          </table:table-cell>
          <table:table-cell office:value-type="float" office:value="2.40177073625349" calcext:value-type="float">
            <text:p>2.40177073625349</text:p>
          </table:table-cell>
          <table:table-cell office:value-type="float" office:value="0.98331780055918" calcext:value-type="float">
            <text:p>0.98331780055918</text:p>
          </table:table-cell>
          <table:table-cell table:number-columns-repeated="6"/>
        </table:table-row>
        <table:table-row table:style-name="ro1">
          <table:table-cell table:formula="of:=ABS((SQRT(SUMXMY2([.C146:.D146];[.C145:.D145]))/[.$H$2]))*[.$I$2]+[.A145]" office:value-type="float" office:value="112.745296195725" calcext:value-type="float">
            <text:p>112.745296195725</text:p>
          </table:table-cell>
          <table:table-cell office:value-type="float" office:value="1.5" calcext:value-type="float">
            <text:p>1.5</text:p>
          </table:table-cell>
          <table:table-cell office:value-type="float" office:value="2.38685927306617" calcext:value-type="float">
            <text:p>2.38685927306617</text:p>
          </table:table-cell>
          <table:table-cell office:value-type="float" office:value="0.968406337371854" calcext:value-type="float">
            <text:p>0.968406337371854</text:p>
          </table:table-cell>
          <table:table-cell table:number-columns-repeated="6"/>
        </table:table-row>
        <table:table-row table:style-name="ro1">
          <table:table-cell table:formula="of:=ABS((SQRT(SUMXMY2([.C147:.D147];[.C146:.D146]))/[.$H$2]))*[.$I$2]+[.A146]" office:value-type="float" office:value="113.039979816535" calcext:value-type="float">
            <text:p>113.039979816535</text:p>
          </table:table-cell>
          <table:table-cell office:value-type="float" office:value="1.5" calcext:value-type="float">
            <text:p>1.5</text:p>
          </table:table-cell>
          <table:table-cell office:value-type="float" office:value="2.37194780987884" calcext:value-type="float">
            <text:p>2.37194780987884</text:p>
          </table:table-cell>
          <table:table-cell office:value-type="float" office:value="0.953494874184529" calcext:value-type="float">
            <text:p>0.953494874184529</text:p>
          </table:table-cell>
          <table:table-cell table:number-columns-repeated="6"/>
        </table:table-row>
        <table:table-row table:style-name="ro1">
          <table:table-cell table:formula="of:=ABS((SQRT(SUMXMY2([.C148:.D148];[.C147:.D147]))/[.$H$2]))*[.$I$2]+[.A147]" office:value-type="float" office:value="113.57441133192" calcext:value-type="float">
            <text:p>113.57441133192</text:p>
          </table:table-cell>
          <table:table-cell office:value-type="float" office:value="1.5" calcext:value-type="float">
            <text:p>1.5</text:p>
          </table:table-cell>
          <table:table-cell office:value-type="float" office:value="2.34585274930102" calcext:value-type="float">
            <text:p>2.34585274930102</text:p>
          </table:table-cell>
          <table:table-cell office:value-type="float" office:value="0.925535880708294" calcext:value-type="float">
            <text:p>0.925535880708294</text:p>
          </table:table-cell>
          <table:table-cell table:number-columns-repeated="6"/>
        </table:table-row>
        <table:table-row table:style-name="ro1">
          <table:table-cell table:formula="of:=ABS((SQRT(SUMXMY2([.C149:.D149];[.C148:.D148]))/[.$H$2]))*[.$I$2]+[.A148]" office:value-type="float" office:value="113.86909495273" calcext:value-type="float">
            <text:p>113.86909495273</text:p>
          </table:table-cell>
          <table:table-cell office:value-type="float" office:value="1.5" calcext:value-type="float">
            <text:p>1.5</text:p>
          </table:table-cell>
          <table:table-cell office:value-type="float" office:value="2.3309412861137" calcext:value-type="float">
            <text:p>2.3309412861137</text:p>
          </table:table-cell>
          <table:table-cell office:value-type="float" office:value="0.910624417520969" calcext:value-type="float">
            <text:p>0.910624417520969</text:p>
          </table:table-cell>
          <table:table-cell table:number-columns-repeated="6"/>
        </table:table-row>
        <table:table-row table:style-name="ro1">
          <table:table-cell table:formula="of:=ABS((SQRT(SUMXMY2([.C150:.D150];[.C149:.D149]))/[.$H$2]))*[.$I$2]+[.A149]" office:value-type="float" office:value="114.163778573541" calcext:value-type="float">
            <text:p>114.163778573541</text:p>
          </table:table-cell>
          <table:table-cell office:value-type="float" office:value="1.5" calcext:value-type="float">
            <text:p>1.5</text:p>
          </table:table-cell>
          <table:table-cell office:value-type="float" office:value="2.31602982292637" calcext:value-type="float">
            <text:p>2.31602982292637</text:p>
          </table:table-cell>
          <table:table-cell office:value-type="float" office:value="0.895712954333644" calcext:value-type="float">
            <text:p>0.895712954333644</text:p>
          </table:table-cell>
          <table:table-cell table:number-columns-repeated="6"/>
        </table:table-row>
        <table:table-row table:style-name="ro1">
          <table:table-cell table:formula="of:=ABS((SQRT(SUMXMY2([.C151:.D151];[.C150:.D150]))/[.$H$2]))*[.$I$2]+[.A150]" office:value-type="float" office:value="114.679474909959" calcext:value-type="float">
            <text:p>114.679474909959</text:p>
          </table:table-cell>
          <table:table-cell office:value-type="float" office:value="1.5" calcext:value-type="float">
            <text:p>1.5</text:p>
          </table:table-cell>
          <table:table-cell office:value-type="float" office:value="2.28993476234856" calcext:value-type="float">
            <text:p>2.28993476234856</text:p>
          </table:table-cell>
          <table:table-cell office:value-type="float" office:value="0.869617893755825" calcext:value-type="float">
            <text:p>0.869617893755825</text:p>
          </table:table-cell>
          <table:table-cell table:number-columns-repeated="6"/>
        </table:table-row>
        <table:table-row table:style-name="ro1">
          <table:table-cell table:formula="of:=ABS((SQRT(SUMXMY2([.C152:.D152];[.C151:.D151]))/[.$H$2]))*[.$I$2]+[.A151]" office:value-type="float" office:value="115.185208369533" calcext:value-type="float">
            <text:p>115.185208369533</text:p>
          </table:table-cell>
          <table:table-cell office:value-type="float" office:value="1.5" calcext:value-type="float">
            <text:p>1.5</text:p>
          </table:table-cell>
          <table:table-cell office:value-type="float" office:value="2.26943150046598" calcext:value-type="float">
            <text:p>2.26943150046598</text:p>
          </table:table-cell>
          <table:table-cell office:value-type="float" office:value="0.899440820130475" calcext:value-type="float">
            <text:p>0.899440820130475</text:p>
          </table:table-cell>
          <table:table-cell table:number-columns-repeated="6"/>
        </table:table-row>
        <table:table-row table:style-name="ro1">
          <table:table-cell table:formula="of:=ABS((SQRT(SUMXMY2([.C153:.D153];[.C152:.D152]))/[.$H$2]))*[.$I$2]+[.A152]" office:value-type="float" office:value="115.479891990344" calcext:value-type="float">
            <text:p>115.479891990344</text:p>
          </table:table-cell>
          <table:table-cell office:value-type="float" office:value="1.5" calcext:value-type="float">
            <text:p>1.5</text:p>
          </table:table-cell>
          <table:table-cell office:value-type="float" office:value="2.28434296365331" calcext:value-type="float">
            <text:p>2.28434296365331</text:p>
          </table:table-cell>
          <table:table-cell office:value-type="float" office:value="0.9143522833178" calcext:value-type="float">
            <text:p>0.9143522833178</text:p>
          </table:table-cell>
          <table:table-cell table:number-columns-repeated="6"/>
        </table:table-row>
        <table:table-row table:style-name="ro1">
          <table:table-cell table:formula="of:=ABS((SQRT(SUMXMY2([.C154:.D154];[.C153:.D153]))/[.$H$2]))*[.$I$2]+[.A153]" office:value-type="float" office:value="115.774575611154" calcext:value-type="float">
            <text:p>115.774575611154</text:p>
          </table:table-cell>
          <table:table-cell office:value-type="float" office:value="1.5" calcext:value-type="float">
            <text:p>1.5</text:p>
          </table:table-cell>
          <table:table-cell office:value-type="float" office:value="2.29925442684063" calcext:value-type="float">
            <text:p>2.29925442684063</text:p>
          </table:table-cell>
          <table:table-cell office:value-type="float" office:value="0.929263746505126" calcext:value-type="float">
            <text:p>0.929263746505126</text:p>
          </table:table-cell>
          <table:table-cell table:number-columns-repeated="6"/>
        </table:table-row>
        <table:table-row table:style-name="ro1">
          <table:table-cell table:formula="of:=ABS((SQRT(SUMXMY2([.C155:.D155];[.C154:.D154]))/[.$H$2]))*[.$I$2]+[.A154]" office:value-type="float" office:value="116.069259231964" calcext:value-type="float">
            <text:p>116.069259231964</text:p>
          </table:table-cell>
          <table:table-cell office:value-type="float" office:value="1.5" calcext:value-type="float">
            <text:p>1.5</text:p>
          </table:table-cell>
          <table:table-cell office:value-type="float" office:value="2.31416589002796" calcext:value-type="float">
            <text:p>2.31416589002796</text:p>
          </table:table-cell>
          <table:table-cell office:value-type="float" office:value="0.944175209692451" calcext:value-type="float">
            <text:p>0.944175209692451</text:p>
          </table:table-cell>
          <table:table-cell table:number-columns-repeated="6"/>
        </table:table-row>
        <table:table-row table:style-name="ro1">
          <table:table-cell table:formula="of:=ABS((SQRT(SUMXMY2([.C156:.D156];[.C155:.D155]))/[.$H$2]))*[.$I$2]+[.A155]" office:value-type="float" office:value="116.603690747349" calcext:value-type="float">
            <text:p>116.603690747349</text:p>
          </table:table-cell>
          <table:table-cell office:value-type="float" office:value="1.5" calcext:value-type="float">
            <text:p>1.5</text:p>
          </table:table-cell>
          <table:table-cell office:value-type="float" office:value="2.34026095060578" calcext:value-type="float">
            <text:p>2.34026095060578</text:p>
          </table:table-cell>
          <table:table-cell office:value-type="float" office:value="0.972134203168686" calcext:value-type="float">
            <text:p>0.972134203168686</text:p>
          </table:table-cell>
          <table:table-cell table:number-columns-repeated="6"/>
        </table:table-row>
        <table:table-row table:style-name="ro1">
          <table:table-cell table:formula="of:=ABS((SQRT(SUMXMY2([.C157:.D157];[.C156:.D156]))/[.$H$2]))*[.$I$2]+[.A156]" office:value-type="float" office:value="117.174937245532" calcext:value-type="float">
            <text:p>117.174937245532</text:p>
          </table:table-cell>
          <table:table-cell office:value-type="float" office:value="1.5" calcext:value-type="float">
            <text:p>1.5</text:p>
          </table:table-cell>
          <table:table-cell office:value-type="float" office:value="2.37008387698043" calcext:value-type="float">
            <text:p>2.37008387698043</text:p>
          </table:table-cell>
          <table:table-cell office:value-type="float" office:value="1.00009319664492" calcext:value-type="float">
            <text:p>1.00009319664492</text:p>
          </table:table-cell>
          <table:table-cell table:number-columns-repeated="6"/>
        </table:table-row>
        <table:table-row table:style-name="ro1">
          <table:table-cell table:formula="of:=ABS((SQRT(SUMXMY2([.C158:.D158];[.C157:.D157]))/[.$H$2]))*[.$I$2]+[.A157]" office:value-type="float" office:value="117.469620866343" calcext:value-type="float">
            <text:p>117.469620866343</text:p>
          </table:table-cell>
          <table:table-cell office:value-type="float" office:value="1.5" calcext:value-type="float">
            <text:p>1.5</text:p>
          </table:table-cell>
          <table:table-cell office:value-type="float" office:value="2.38499534016775" calcext:value-type="float">
            <text:p>2.38499534016775</text:p>
          </table:table-cell>
          <table:table-cell office:value-type="float" office:value="1.01500465983225" calcext:value-type="float">
            <text:p>1.01500465983225</text:p>
          </table:table-cell>
          <table:table-cell table:number-columns-repeated="6"/>
        </table:table-row>
        <table:table-row table:style-name="ro1">
          <table:table-cell table:formula="of:=ABS((SQRT(SUMXMY2([.C159:.D159];[.C158:.D158]))/[.$H$2]))*[.$I$2]+[.A158]" office:value-type="float" office:value="118.040867364526" calcext:value-type="float">
            <text:p>118.040867364526</text:p>
          </table:table-cell>
          <table:table-cell office:value-type="float" office:value="1.5" calcext:value-type="float">
            <text:p>1.5</text:p>
          </table:table-cell>
          <table:table-cell office:value-type="float" office:value="2.4148182665424" calcext:value-type="float">
            <text:p>2.4148182665424</text:p>
          </table:table-cell>
          <table:table-cell office:value-type="float" office:value="1.04296365330848" calcext:value-type="float">
            <text:p>1.04296365330848</text:p>
          </table:table-cell>
          <table:table-cell table:number-columns-repeated="6"/>
        </table:table-row>
        <table:table-row table:style-name="ro1">
          <table:table-cell table:formula="of:=ABS((SQRT(SUMXMY2([.C160:.D160];[.C159:.D159]))/[.$H$2]))*[.$I$2]+[.A159]" office:value-type="float" office:value="118.594625640713" calcext:value-type="float">
            <text:p>118.594625640713</text:p>
          </table:table-cell>
          <table:table-cell office:value-type="float" office:value="1.5" calcext:value-type="float">
            <text:p>1.5</text:p>
          </table:table-cell>
          <table:table-cell office:value-type="float" office:value="2.44464119291705" calcext:value-type="float">
            <text:p>2.44464119291705</text:p>
          </table:table-cell>
          <table:table-cell office:value-type="float" office:value="1.0690587138863" calcext:value-type="float">
            <text:p>1.0690587138863</text:p>
          </table:table-cell>
          <table:table-cell table:number-columns-repeated="6"/>
        </table:table-row>
        <table:table-row table:style-name="ro1">
          <table:table-cell table:formula="of:=ABS((SQRT(SUMXMY2([.C161:.D161];[.C160:.D160]))/[.$H$2]))*[.$I$2]+[.A160]" office:value-type="float" office:value="119.1483839169" calcext:value-type="float">
            <text:p>119.1483839169</text:p>
          </table:table-cell>
          <table:table-cell office:value-type="float" office:value="1.5" calcext:value-type="float">
            <text:p>1.5</text:p>
          </table:table-cell>
          <table:table-cell office:value-type="float" office:value="2.47446411929171" calcext:value-type="float">
            <text:p>2.47446411929171</text:p>
          </table:table-cell>
          <table:table-cell office:value-type="float" office:value="1.09515377446412" calcext:value-type="float">
            <text:p>1.09515377446412</text:p>
          </table:table-cell>
          <table:table-cell table:number-columns-repeated="6"/>
        </table:table-row>
        <table:table-row table:style-name="ro1">
          <table:table-cell table:formula="of:=ABS((SQRT(SUMXMY2([.C162:.D162];[.C161:.D161]))/[.$H$2]))*[.$I$2]+[.A161]" office:value-type="float" office:value="119.626535901906" calcext:value-type="float">
            <text:p>119.626535901906</text:p>
          </table:table-cell>
          <table:table-cell office:value-type="float" office:value="1.5" calcext:value-type="float">
            <text:p>1.5</text:p>
          </table:table-cell>
          <table:table-cell office:value-type="float" office:value="2.50428704566636" calcext:value-type="float">
            <text:p>2.50428704566636</text:p>
          </table:table-cell>
          <table:table-cell office:value-type="float" office:value="1.11192917054986" calcext:value-type="float">
            <text:p>1.11192917054986</text:p>
          </table:table-cell>
          <table:table-cell table:number-columns-repeated="6"/>
        </table:table-row>
        <table:table-row table:style-name="ro1">
          <table:table-cell table:formula="of:=ABS((SQRT(SUMXMY2([.C163:.D163];[.C162:.D162]))/[.$H$2]))*[.$I$2]+[.A162]" office:value-type="float" office:value="120.09247161736" calcext:value-type="float">
            <text:p>120.09247161736</text:p>
          </table:table-cell>
          <table:table-cell office:value-type="float" office:value="1.5" calcext:value-type="float">
            <text:p>1.5</text:p>
          </table:table-cell>
          <table:table-cell office:value-type="float" office:value="2.53410997204101" calcext:value-type="float">
            <text:p>2.53410997204101</text:p>
          </table:table-cell>
          <table:table-cell office:value-type="float" office:value="1.12684063373719" calcext:value-type="float">
            <text:p>1.12684063373719</text:p>
          </table:table-cell>
          <table:table-cell table:number-columns-repeated="6"/>
        </table:table-row>
        <table:table-row table:style-name="ro1">
          <table:table-cell table:formula="of:=ABS((SQRT(SUMXMY2([.C164:.D164];[.C163:.D163]))/[.$H$2]))*[.$I$2]+[.A163]" office:value-type="float" office:value="120.547355901186" calcext:value-type="float">
            <text:p>120.547355901186</text:p>
          </table:table-cell>
          <table:table-cell office:value-type="float" office:value="1.5" calcext:value-type="float">
            <text:p>1.5</text:p>
          </table:table-cell>
          <table:table-cell office:value-type="float" office:value="2.56393289841566" calcext:value-type="float">
            <text:p>2.56393289841566</text:p>
          </table:table-cell>
          <table:table-cell office:value-type="float" office:value="1.1398881640261" calcext:value-type="float">
            <text:p>1.1398881640261</text:p>
          </table:table-cell>
          <table:table-cell table:number-columns-repeated="6"/>
        </table:table-row>
        <table:table-row table:style-name="ro1">
          <table:table-cell table:formula="of:=ABS((SQRT(SUMXMY2([.C165:.D165];[.C164:.D164]))/[.$H$2]))*[.$I$2]+[.A164]" office:value-type="float" office:value="120.82788635045" calcext:value-type="float">
            <text:p>120.82788635045</text:p>
          </table:table-cell>
          <table:table-cell office:value-type="float" office:value="1.5" calcext:value-type="float">
            <text:p>1.5</text:p>
          </table:table-cell>
          <table:table-cell office:value-type="float" office:value="2.57138863000932" calcext:value-type="float">
            <text:p>2.57138863000932</text:p>
          </table:table-cell>
          <table:table-cell office:value-type="float" office:value="1.12124883504194" calcext:value-type="float">
            <text:p>1.12124883504194</text:p>
          </table:table-cell>
          <table:table-cell table:number-columns-repeated="6"/>
        </table:table-row>
        <table:table-row table:style-name="ro1">
          <table:table-cell table:formula="of:=ABS((SQRT(SUMXMY2([.C166:.D166];[.C165:.D165]))/[.$H$2]))*[.$I$2]+[.A165]" office:value-type="float" office:value="121.264506900644" calcext:value-type="float">
            <text:p>121.264506900644</text:p>
          </table:table-cell>
          <table:table-cell office:value-type="float" office:value="1.5" calcext:value-type="float">
            <text:p>1.5</text:p>
          </table:table-cell>
          <table:table-cell office:value-type="float" office:value="2.56206896551724" calcext:value-type="float">
            <text:p>2.56206896551724</text:p>
          </table:table-cell>
          <table:table-cell office:value-type="float" office:value="1.09142590866729" calcext:value-type="float">
            <text:p>1.09142590866729</text:p>
          </table:table-cell>
          <table:table-cell table:number-columns-repeated="6"/>
        </table:table-row>
        <table:table-row table:style-name="ro1">
          <table:table-cell table:formula="of:=ABS((SQRT(SUMXMY2([.C167:.D167];[.C166:.D166]))/[.$H$2]))*[.$I$2]+[.A166]" office:value-type="float" office:value="121.69407840493" calcext:value-type="float">
            <text:p>121.69407840493</text:p>
          </table:table-cell>
          <table:table-cell office:value-type="float" office:value="1.5" calcext:value-type="float">
            <text:p>1.5</text:p>
          </table:table-cell>
          <table:table-cell office:value-type="float" office:value="2.55461323392358" calcext:value-type="float">
            <text:p>2.55461323392358</text:p>
          </table:table-cell>
          <table:table-cell office:value-type="float" office:value="1.06160298229264" calcext:value-type="float">
            <text:p>1.06160298229264</text:p>
          </table:table-cell>
          <table:table-cell table:number-columns-repeated="6"/>
        </table:table-row>
        <table:table-row table:style-name="ro1">
          <table:table-cell table:formula="of:=ABS((SQRT(SUMXMY2([.C168:.D168];[.C167:.D167]))/[.$H$2]))*[.$I$2]+[.A167]" office:value-type="float" office:value="122.130698955125" calcext:value-type="float">
            <text:p>122.130698955125</text:p>
          </table:table-cell>
          <table:table-cell office:value-type="float" office:value="1.5" calcext:value-type="float">
            <text:p>1.5</text:p>
          </table:table-cell>
          <table:table-cell office:value-type="float" office:value="2.5452935694315" calcext:value-type="float">
            <text:p>2.5452935694315</text:p>
          </table:table-cell>
          <table:table-cell office:value-type="float" office:value="1.03178005591799" calcext:value-type="float">
            <text:p>1.03178005591799</text:p>
          </table:table-cell>
          <table:table-cell table:number-columns-repeated="6"/>
        </table:table-row>
        <table:table-row table:style-name="ro1">
          <table:table-cell table:formula="of:=ABS((SQRT(SUMXMY2([.C169:.D169];[.C168:.D168]))/[.$H$2]))*[.$I$2]+[.A168]" office:value-type="float" office:value="122.560270459411" calcext:value-type="float">
            <text:p>122.560270459411</text:p>
          </table:table-cell>
          <table:table-cell office:value-type="float" office:value="1.5" calcext:value-type="float">
            <text:p>1.5</text:p>
          </table:table-cell>
          <table:table-cell office:value-type="float" office:value="2.53783783783784" calcext:value-type="float">
            <text:p>2.53783783783784</text:p>
          </table:table-cell>
          <table:table-cell office:value-type="float" office:value="1.00195712954334" calcext:value-type="float">
            <text:p>1.00195712954334</text:p>
          </table:table-cell>
          <table:table-cell table:number-columns-repeated="6"/>
        </table:table-row>
        <table:table-row table:style-name="ro1">
          <table:table-cell table:formula="of:=ABS((SQRT(SUMXMY2([.C170:.D170];[.C169:.D169]))/[.$H$2]))*[.$I$2]+[.A169]" office:value-type="float" office:value="122.996891009606" calcext:value-type="float">
            <text:p>122.996891009606</text:p>
          </table:table-cell>
          <table:table-cell office:value-type="float" office:value="1.5" calcext:value-type="float">
            <text:p>1.5</text:p>
          </table:table-cell>
          <table:table-cell office:value-type="float" office:value="2.52851817334576" calcext:value-type="float">
            <text:p>2.52851817334576</text:p>
          </table:table-cell>
          <table:table-cell office:value-type="float" office:value="0.972134203168686" calcext:value-type="float">
            <text:p>0.972134203168686</text:p>
          </table:table-cell>
          <table:table-cell table:number-columns-repeated="6"/>
        </table:table-row>
        <table:table-row table:style-name="ro1">
          <table:table-cell table:formula="of:=ABS((SQRT(SUMXMY2([.C171:.D171];[.C170:.D170]))/[.$H$2]))*[.$I$2]+[.A170]" office:value-type="float" office:value="123.426462513892" calcext:value-type="float">
            <text:p>123.426462513892</text:p>
          </table:table-cell>
          <table:table-cell office:value-type="float" office:value="1.5" calcext:value-type="float">
            <text:p>1.5</text:p>
          </table:table-cell>
          <table:table-cell office:value-type="float" office:value="2.5210624417521" calcext:value-type="float">
            <text:p>2.5210624417521</text:p>
          </table:table-cell>
          <table:table-cell office:value-type="float" office:value="0.942311276794035" calcext:value-type="float">
            <text:p>0.942311276794035</text:p>
          </table:table-cell>
          <table:table-cell table:number-columns-repeated="6"/>
        </table:table-row>
        <table:table-row table:style-name="ro1">
          <table:table-cell table:formula="of:=ABS((SQRT(SUMXMY2([.C172:.D172];[.C171:.D171]))/[.$H$2]))*[.$I$2]+[.A171]" office:value-type="float" office:value="123.856034018178" calcext:value-type="float">
            <text:p>123.856034018178</text:p>
          </table:table-cell>
          <table:table-cell office:value-type="float" office:value="1.5" calcext:value-type="float">
            <text:p>1.5</text:p>
          </table:table-cell>
          <table:table-cell office:value-type="float" office:value="2.51360671015843" calcext:value-type="float">
            <text:p>2.51360671015843</text:p>
          </table:table-cell>
          <table:table-cell office:value-type="float" office:value="0.912488350419385" calcext:value-type="float">
            <text:p>0.912488350419385</text:p>
          </table:table-cell>
          <table:table-cell table:number-columns-repeated="6"/>
        </table:table-row>
        <table:table-row table:style-name="ro1">
          <table:table-cell table:formula="of:=ABS((SQRT(SUMXMY2([.C173:.D173];[.C172:.D172]))/[.$H$2]))*[.$I$2]+[.A172]" office:value-type="float" office:value="124.285605522464" calcext:value-type="float">
            <text:p>124.285605522464</text:p>
          </table:table-cell>
          <table:table-cell office:value-type="float" office:value="1.5" calcext:value-type="float">
            <text:p>1.5</text:p>
          </table:table-cell>
          <table:table-cell office:value-type="float" office:value="2.50615097856477" calcext:value-type="float">
            <text:p>2.50615097856477</text:p>
          </table:table-cell>
          <table:table-cell office:value-type="float" office:value="0.882665424044734" calcext:value-type="float">
            <text:p>0.882665424044734</text:p>
          </table:table-cell>
          <table:table-cell table:number-columns-repeated="6"/>
        </table:table-row>
        <table:table-row table:style-name="ro1">
          <table:table-cell table:formula="of:=ABS((SQRT(SUMXMY2([.C174:.D174];[.C173:.D173]))/[.$H$2]))*[.$I$2]+[.A173]" office:value-type="float" office:value="124.71517702675" calcext:value-type="float">
            <text:p>124.71517702675</text:p>
          </table:table-cell>
          <table:table-cell office:value-type="float" office:value="1.5" calcext:value-type="float">
            <text:p>1.5</text:p>
          </table:table-cell>
          <table:table-cell office:value-type="float" office:value="2.49869524697111" calcext:value-type="float">
            <text:p>2.49869524697111</text:p>
          </table:table-cell>
          <table:table-cell office:value-type="float" office:value="0.852842497670084" calcext:value-type="float">
            <text:p>0.852842497670084</text:p>
          </table:table-cell>
          <table:table-cell table:number-columns-repeated="6"/>
        </table:table-row>
        <table:table-row table:style-name="ro1">
          <table:table-cell table:formula="of:=ABS((SQRT(SUMXMY2([.C175:.D175];[.C174:.D174]))/[.$H$2]))*[.$I$2]+[.A174]" office:value-type="float" office:value="125.13918492798" calcext:value-type="float">
            <text:p>125.13918492798</text:p>
          </table:table-cell>
          <table:table-cell office:value-type="float" office:value="1.5" calcext:value-type="float">
            <text:p>1.5</text:p>
          </table:table-cell>
          <table:table-cell office:value-type="float" office:value="2.49310344827586" calcext:value-type="float">
            <text:p>2.49310344827586</text:p>
          </table:table-cell>
          <table:table-cell office:value-type="float" office:value="0.823019571295433" calcext:value-type="float">
            <text:p>0.823019571295433</text:p>
          </table:table-cell>
          <table:table-cell table:number-columns-repeated="6"/>
        </table:table-row>
        <table:table-row table:style-name="ro1">
          <table:table-cell table:formula="of:=ABS((SQRT(SUMXMY2([.C176:.D176];[.C175:.D175]))/[.$H$2]))*[.$I$2]+[.A175]" office:value-type="float" office:value="125.55593050114" calcext:value-type="float">
            <text:p>125.55593050114</text:p>
          </table:table-cell>
          <table:table-cell office:value-type="float" office:value="1.5" calcext:value-type="float">
            <text:p>1.5</text:p>
          </table:table-cell>
          <table:table-cell office:value-type="float" office:value="2.49310344827586" calcext:value-type="float">
            <text:p>2.49310344827586</text:p>
          </table:table-cell>
          <table:table-cell office:value-type="float" office:value="0.793196644920783" calcext:value-type="float">
            <text:p>0.793196644920783</text:p>
          </table:table-cell>
          <table:table-cell table:number-columns-repeated="6"/>
        </table:table-row>
        <table:table-row table:style-name="ro1">
          <table:table-cell table:formula="of:=ABS((SQRT(SUMXMY2([.C177:.D177];[.C176:.D176]))/[.$H$2]))*[.$I$2]+[.A176]" office:value-type="float" office:value="126.004053122879" calcext:value-type="float">
            <text:p>126.004053122879</text:p>
          </table:table-cell>
          <table:table-cell office:value-type="float" office:value="1.5" calcext:value-type="float">
            <text:p>1.5</text:p>
          </table:table-cell>
          <table:table-cell office:value-type="float" office:value="2.51919850885368" calcext:value-type="float">
            <text:p>2.51919850885368</text:p>
          </table:table-cell>
          <table:table-cell office:value-type="float" office:value="0.774557315936626" calcext:value-type="float">
            <text:p>0.774557315936626</text:p>
          </table:table-cell>
          <table:table-cell table:number-columns-repeated="6"/>
        </table:table-row>
        <table:table-row table:style-name="ro1">
          <table:table-cell table:formula="of:=ABS((SQRT(SUMXMY2([.C178:.D178];[.C177:.D177]))/[.$H$2]))*[.$I$2]+[.A177]" office:value-type="float" office:value="126.428061024109" calcext:value-type="float">
            <text:p>126.428061024109</text:p>
          </table:table-cell>
          <table:table-cell office:value-type="float" office:value="1.5" calcext:value-type="float">
            <text:p>1.5</text:p>
          </table:table-cell>
          <table:table-cell office:value-type="float" office:value="2.54902143522833" calcext:value-type="float">
            <text:p>2.54902143522833</text:p>
          </table:table-cell>
          <table:table-cell office:value-type="float" office:value="0.780149114631873" calcext:value-type="float">
            <text:p>0.780149114631873</text:p>
          </table:table-cell>
          <table:table-cell table:number-columns-repeated="6"/>
        </table:table-row>
        <table:table-row table:style-name="ro1">
          <table:table-cell table:formula="of:=ABS((SQRT(SUMXMY2([.C179:.D179];[.C178:.D178]))/[.$H$2]))*[.$I$2]+[.A178]" office:value-type="float" office:value="126.906213009116" calcext:value-type="float">
            <text:p>126.906213009116</text:p>
          </table:table-cell>
          <table:table-cell office:value-type="float" office:value="1.5" calcext:value-type="float">
            <text:p>1.5</text:p>
          </table:table-cell>
          <table:table-cell office:value-type="float" office:value="2.57884436160298" calcext:value-type="float">
            <text:p>2.57884436160298</text:p>
          </table:table-cell>
          <table:table-cell office:value-type="float" office:value="0.796924510717614" calcext:value-type="float">
            <text:p>0.796924510717614</text:p>
          </table:table-cell>
          <table:table-cell table:number-columns-repeated="6"/>
        </table:table-row>
        <table:table-row table:style-name="ro1">
          <table:table-cell table:formula="of:=ABS((SQRT(SUMXMY2([.C180:.D180];[.C179:.D179]))/[.$H$2]))*[.$I$2]+[.A179]" office:value-type="float" office:value="127.443177389474" calcext:value-type="float">
            <text:p>127.443177389474</text:p>
          </table:table-cell>
          <table:table-cell office:value-type="float" office:value="1.5" calcext:value-type="float">
            <text:p>1.5</text:p>
          </table:table-cell>
          <table:table-cell office:value-type="float" office:value="2.60866728797763" calcext:value-type="float">
            <text:p>2.60866728797763</text:p>
          </table:table-cell>
          <table:table-cell office:value-type="float" office:value="0.821155638397018" calcext:value-type="float">
            <text:p>0.821155638397018</text:p>
          </table:table-cell>
          <table:table-cell table:number-columns-repeated="6"/>
        </table:table-row>
        <table:table-row table:style-name="ro1">
          <table:table-cell table:formula="of:=ABS((SQRT(SUMXMY2([.C181:.D181];[.C180:.D180]))/[.$H$2]))*[.$I$2]+[.A180]" office:value-type="float" office:value="127.737861010284" calcext:value-type="float">
            <text:p>127.737861010284</text:p>
          </table:table-cell>
          <table:table-cell office:value-type="float" office:value="1.5" calcext:value-type="float">
            <text:p>1.5</text:p>
          </table:table-cell>
          <table:table-cell office:value-type="float" office:value="2.62357875116496" calcext:value-type="float">
            <text:p>2.62357875116496</text:p>
          </table:table-cell>
          <table:table-cell office:value-type="float" office:value="0.836067101584343" calcext:value-type="float">
            <text:p>0.836067101584343</text:p>
          </table:table-cell>
          <table:table-cell table:number-columns-repeated="6"/>
        </table:table-row>
        <table:table-row table:style-name="ro1">
          <table:table-cell table:formula="of:=ABS((SQRT(SUMXMY2([.C182:.D182];[.C181:.D181]))/[.$H$2]))*[.$I$2]+[.A181]" office:value-type="float" office:value="128.253557346703" calcext:value-type="float">
            <text:p>128.253557346703</text:p>
          </table:table-cell>
          <table:table-cell office:value-type="float" office:value="1.5" calcext:value-type="float">
            <text:p>1.5</text:p>
          </table:table-cell>
          <table:table-cell office:value-type="float" office:value="2.64967381174278" calcext:value-type="float">
            <text:p>2.64967381174278</text:p>
          </table:table-cell>
          <table:table-cell office:value-type="float" office:value="0.862162162162162" calcext:value-type="float">
            <text:p>0.862162162162162</text:p>
          </table:table-cell>
          <table:table-cell table:number-columns-repeated="6"/>
        </table:table-row>
        <table:table-row table:style-name="ro1">
          <table:table-cell table:formula="of:=ABS((SQRT(SUMXMY2([.C183:.D183];[.C182:.D182]))/[.$H$2]))*[.$I$2]+[.A182]" office:value-type="float" office:value="128.673546124987" calcext:value-type="float">
            <text:p>128.673546124987</text:p>
          </table:table-cell>
          <table:table-cell office:value-type="float" office:value="1.5" calcext:value-type="float">
            <text:p>1.5</text:p>
          </table:table-cell>
          <table:table-cell office:value-type="float" office:value="2.6757688723206" calcext:value-type="float">
            <text:p>2.6757688723206</text:p>
          </table:table-cell>
          <table:table-cell office:value-type="float" office:value="0.847250698974837" calcext:value-type="float">
            <text:p>0.847250698974837</text:p>
          </table:table-cell>
          <table:table-cell table:number-columns-repeated="6"/>
        </table:table-row>
        <table:table-row table:style-name="ro1">
          <table:table-cell table:formula="of:=ABS((SQRT(SUMXMY2([.C184:.D184];[.C183:.D183]))/[.$H$2]))*[.$I$2]+[.A183]" office:value-type="float" office:value="129.227304401174" calcext:value-type="float">
            <text:p>129.227304401174</text:p>
          </table:table-cell>
          <table:table-cell office:value-type="float" office:value="1.5" calcext:value-type="float">
            <text:p>1.5</text:p>
          </table:table-cell>
          <table:table-cell office:value-type="float" office:value="2.64967381174278" calcext:value-type="float">
            <text:p>2.64967381174278</text:p>
          </table:table-cell>
          <table:table-cell office:value-type="float" office:value="0.817427772600186" calcext:value-type="float">
            <text:p>0.817427772600186</text:p>
          </table:table-cell>
          <table:table-cell table:number-columns-repeated="6"/>
        </table:table-row>
        <table:table-row table:style-name="ro1">
          <table:table-cell table:formula="of:=ABS((SQRT(SUMXMY2([.C185:.D185];[.C184:.D184]))/[.$H$2]))*[.$I$2]+[.A184]" office:value-type="float" office:value="129.521988021984" calcext:value-type="float">
            <text:p>129.521988021984</text:p>
          </table:table-cell>
          <table:table-cell office:value-type="float" office:value="1.5" calcext:value-type="float">
            <text:p>1.5</text:p>
          </table:table-cell>
          <table:table-cell office:value-type="float" office:value="2.63476234855545" calcext:value-type="float">
            <text:p>2.63476234855545</text:p>
          </table:table-cell>
          <table:table-cell office:value-type="float" office:value="0.802516309412861" calcext:value-type="float">
            <text:p>0.802516309412861</text:p>
          </table:table-cell>
          <table:table-cell table:number-columns-repeated="6"/>
        </table:table-row>
        <table:table-row table:style-name="ro1">
          <table:table-cell table:formula="of:=ABS((SQRT(SUMXMY2([.C186:.D186];[.C185:.D185]))/[.$H$2]))*[.$I$2]+[.A185]" office:value-type="float" office:value="129.816671642795" calcext:value-type="float">
            <text:p>129.816671642795</text:p>
          </table:table-cell>
          <table:table-cell office:value-type="float" office:value="1.5" calcext:value-type="float">
            <text:p>1.5</text:p>
          </table:table-cell>
          <table:table-cell office:value-type="float" office:value="2.61985088536813" calcext:value-type="float">
            <text:p>2.61985088536813</text:p>
          </table:table-cell>
          <table:table-cell office:value-type="float" office:value="0.787604846225536" calcext:value-type="float">
            <text:p>0.787604846225536</text:p>
          </table:table-cell>
          <table:table-cell table:number-columns-repeated="6"/>
        </table:table-row>
        <table:table-row table:style-name="ro1">
          <table:table-cell table:formula="of:=ABS((SQRT(SUMXMY2([.C187:.D187];[.C186:.D186]))/[.$H$2]))*[.$I$2]+[.A186]" office:value-type="float" office:value="130.111355263605" calcext:value-type="float">
            <text:p>130.111355263605</text:p>
          </table:table-cell>
          <table:table-cell office:value-type="float" office:value="1.5" calcext:value-type="float">
            <text:p>1.5</text:p>
          </table:table-cell>
          <table:table-cell office:value-type="float" office:value="2.6049394221808" calcext:value-type="float">
            <text:p>2.6049394221808</text:p>
          </table:table-cell>
          <table:table-cell office:value-type="float" office:value="0.772693383038211" calcext:value-type="float">
            <text:p>0.772693383038211</text:p>
          </table:table-cell>
          <table:table-cell table:number-columns-repeated="6"/>
        </table:table-row>
        <table:table-row table:style-name="ro1">
          <table:table-cell table:formula="of:=ABS((SQRT(SUMXMY2([.C188:.D188];[.C187:.D187]))/[.$H$2]))*[.$I$2]+[.A187]" office:value-type="float" office:value="130.665113539792" calcext:value-type="float">
            <text:p>130.665113539792</text:p>
          </table:table-cell>
          <table:table-cell office:value-type="float" office:value="1.5" calcext:value-type="float">
            <text:p>1.5</text:p>
          </table:table-cell>
          <table:table-cell office:value-type="float" office:value="2.57511649580615" calcext:value-type="float">
            <text:p>2.57511649580615</text:p>
          </table:table-cell>
          <table:table-cell office:value-type="float" office:value="0.746598322460391" calcext:value-type="float">
            <text:p>0.746598322460391</text:p>
          </table:table-cell>
          <table:table-cell table:number-columns-repeated="6"/>
        </table:table-row>
        <table:table-row table:style-name="ro1">
          <table:table-cell table:formula="of:=ABS((SQRT(SUMXMY2([.C189:.D189];[.C188:.D188]))/[.$H$2]))*[.$I$2]+[.A188]" office:value-type="float" office:value="131.186045506241" calcext:value-type="float">
            <text:p>131.186045506241</text:p>
          </table:table-cell>
          <table:table-cell office:value-type="float" office:value="1.5" calcext:value-type="float">
            <text:p>1.5</text:p>
          </table:table-cell>
          <table:table-cell office:value-type="float" office:value="2.5452935694315" calcext:value-type="float">
            <text:p>2.5452935694315</text:p>
          </table:table-cell>
          <table:table-cell office:value-type="float" office:value="0.724231127679404" calcext:value-type="float">
            <text:p>0.724231127679404</text:p>
          </table:table-cell>
          <table:table-cell table:number-columns-repeated="6"/>
        </table:table-row>
        <table:table-row table:style-name="ro1">
          <table:table-cell table:formula="of:=ABS((SQRT(SUMXMY2([.C190:.D190];[.C189:.D189]))/[.$H$2]))*[.$I$2]+[.A189]" office:value-type="float" office:value="131.664197491248" calcext:value-type="float">
            <text:p>131.664197491248</text:p>
          </table:table-cell>
          <table:table-cell office:value-type="float" office:value="1.5" calcext:value-type="float">
            <text:p>1.5</text:p>
          </table:table-cell>
          <table:table-cell office:value-type="float" office:value="2.51547064305685" calcext:value-type="float">
            <text:p>2.51547064305685</text:p>
          </table:table-cell>
          <table:table-cell office:value-type="float" office:value="0.707455731593663" calcext:value-type="float">
            <text:p>0.707455731593663</text:p>
          </table:table-cell>
          <table:table-cell table:number-columns-repeated="6"/>
        </table:table-row>
        <table:table-row table:style-name="ro1">
          <table:table-cell table:formula="of:=ABS((SQRT(SUMXMY2([.C191:.D191];[.C190:.D190]))/[.$H$2]))*[.$I$2]+[.A190]" office:value-type="float" office:value="132.093768995534" calcext:value-type="float">
            <text:p>132.093768995534</text:p>
          </table:table-cell>
          <table:table-cell office:value-type="float" office:value="1.5" calcext:value-type="float">
            <text:p>1.5</text:p>
          </table:table-cell>
          <table:table-cell office:value-type="float" office:value="2.4856477166822" calcext:value-type="float">
            <text:p>2.4856477166822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formula="of:=ABS((SQRT(SUMXMY2([.C192:.D192];[.C191:.D191]))/[.$H$2]))*[.$I$2]+[.A191]" office:value-type="float" office:value="139.204490337566" calcext:value-type="float">
            <text:p>139.204490337566</text:p>
          </table:table-cell>
          <table:table-cell office:value-type="float" office:value="1.5" calcext:value-type="float">
            <text:p>1.5</text:p>
          </table:table-cell>
          <table:table-cell office:value-type="float" office:value="1.97679403541473" calcext:value-type="float">
            <text:p>1.97679403541473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formula="of:=ABS((SQRT(SUMXMY2([.C193:.D193];[.C192:.D192]))/[.$H$2]))*[.$I$2]+[.A192]" office:value-type="float" office:value="139.64111088776" calcext:value-type="float">
            <text:p>139.64111088776</text:p>
          </table:table-cell>
          <table:table-cell office:value-type="float" office:value="1.5" calcext:value-type="float">
            <text:p>1.5</text:p>
          </table:table-cell>
          <table:table-cell office:value-type="float" office:value="1.94697110904007" calcext:value-type="float">
            <text:p>1.94697110904007</text:p>
          </table:table-cell>
          <table:table-cell office:value-type="float" office:value="0.709319664492078" calcext:value-type="float">
            <text:p>0.709319664492078</text:p>
          </table:table-cell>
          <table:table-cell table:number-columns-repeated="6"/>
        </table:table-row>
        <table:table-row table:style-name="ro1">
          <table:table-cell table:formula="of:=ABS((SQRT(SUMXMY2([.C194:.D194];[.C193:.D193]))/[.$H$2]))*[.$I$2]+[.A193]" office:value-type="float" office:value="140.138730449999" calcext:value-type="float">
            <text:p>140.138730449999</text:p>
          </table:table-cell>
          <table:table-cell office:value-type="float" office:value="1.5" calcext:value-type="float">
            <text:p>1.5</text:p>
          </table:table-cell>
          <table:table-cell office:value-type="float" office:value="1.92273998136067" calcext:value-type="float">
            <text:p>1.92273998136067</text:p>
          </table:table-cell>
          <table:table-cell office:value-type="float" office:value="0.735414725069898" calcext:value-type="float">
            <text:p>0.735414725069898</text:p>
          </table:table-cell>
          <table:table-cell table:number-columns-repeated="6"/>
        </table:table-row>
        <table:table-row table:style-name="ro1">
          <table:table-cell table:formula="of:=ABS((SQRT(SUMXMY2([.C195:.D195];[.C194:.D194]))/[.$H$2]))*[.$I$2]+[.A194]" office:value-type="float" office:value="140.568301954285" calcext:value-type="float">
            <text:p>140.568301954285</text:p>
          </table:table-cell>
          <table:table-cell office:value-type="float" office:value="1.5" calcext:value-type="float">
            <text:p>1.5</text:p>
          </table:table-cell>
          <table:table-cell office:value-type="float" office:value="1.91528424976701" calcext:value-type="float">
            <text:p>1.91528424976701</text:p>
          </table:table-cell>
          <table:table-cell office:value-type="float" office:value="0.765237651444548" calcext:value-type="float">
            <text:p>0.765237651444548</text:p>
          </table:table-cell>
          <table:table-cell table:number-columns-repeated="6"/>
        </table:table-row>
        <table:table-row table:style-name="ro1">
          <table:table-cell table:formula="of:=ABS((SQRT(SUMXMY2([.C196:.D196];[.C195:.D195]))/[.$H$2]))*[.$I$2]+[.A195]" office:value-type="float" office:value="140.985047527445" calcext:value-type="float">
            <text:p>140.985047527445</text:p>
          </table:table-cell>
          <table:table-cell office:value-type="float" office:value="1.5" calcext:value-type="float">
            <text:p>1.5</text:p>
          </table:table-cell>
          <table:table-cell office:value-type="float" office:value="1.91528424976701" calcext:value-type="float">
            <text:p>1.91528424976701</text:p>
          </table:table-cell>
          <table:table-cell office:value-type="float" office:value="0.795060577819198" calcext:value-type="float">
            <text:p>0.795060577819198</text:p>
          </table:table-cell>
          <table:table-cell table:number-columns-repeated="6"/>
        </table:table-row>
        <table:table-row table:style-name="ro1">
          <table:table-cell table:formula="of:=ABS((SQRT(SUMXMY2([.C197:.D197];[.C196:.D196]))/[.$H$2]))*[.$I$2]+[.A196]" office:value-type="float" office:value="141.405036305729" calcext:value-type="float">
            <text:p>141.405036305729</text:p>
          </table:table-cell>
          <table:table-cell office:value-type="float" office:value="1.5" calcext:value-type="float">
            <text:p>1.5</text:p>
          </table:table-cell>
          <table:table-cell office:value-type="float" office:value="1.91901211556384" calcext:value-type="float">
            <text:p>1.91901211556384</text:p>
          </table:table-cell>
          <table:table-cell office:value-type="float" office:value="0.824883504193849" calcext:value-type="float">
            <text:p>0.824883504193849</text:p>
          </table:table-cell>
          <table:table-cell table:number-columns-repeated="6"/>
        </table:table-row>
        <table:table-row table:style-name="ro1">
          <table:table-cell table:formula="of:=ABS((SQRT(SUMXMY2([.C198:.D198];[.C197:.D197]))/[.$H$2]))*[.$I$2]+[.A197]" office:value-type="float" office:value="141.829044206959" calcext:value-type="float">
            <text:p>141.829044206959</text:p>
          </table:table-cell>
          <table:table-cell office:value-type="float" office:value="1.5" calcext:value-type="float">
            <text:p>1.5</text:p>
          </table:table-cell>
          <table:table-cell office:value-type="float" office:value="1.92460391425909" calcext:value-type="float">
            <text:p>1.92460391425909</text:p>
          </table:table-cell>
          <table:table-cell office:value-type="float" office:value="0.854706430568499" calcext:value-type="float">
            <text:p>0.854706430568499</text:p>
          </table:table-cell>
          <table:table-cell table:number-columns-repeated="6"/>
        </table:table-row>
        <table:table-row table:style-name="ro1">
          <table:table-cell table:formula="of:=ABS((SQRT(SUMXMY2([.C199:.D199];[.C198:.D198]))/[.$H$2]))*[.$I$2]+[.A198]" office:value-type="float" office:value="142.258615711245" calcext:value-type="float">
            <text:p>142.258615711245</text:p>
          </table:table-cell>
          <table:table-cell office:value-type="float" office:value="1.5" calcext:value-type="float">
            <text:p>1.5</text:p>
          </table:table-cell>
          <table:table-cell office:value-type="float" office:value="1.93205964585275" calcext:value-type="float">
            <text:p>1.93205964585275</text:p>
          </table:table-cell>
          <table:table-cell office:value-type="float" office:value="0.88452935694315" calcext:value-type="float">
            <text:p>0.88452935694315</text:p>
          </table:table-cell>
          <table:table-cell table:number-columns-repeated="6"/>
        </table:table-row>
        <table:table-row table:style-name="ro1">
          <table:table-cell table:formula="of:=ABS((SQRT(SUMXMY2([.C200:.D200];[.C199:.D199]))/[.$H$2]))*[.$I$2]+[.A199]" office:value-type="float" office:value="142.688187215531" calcext:value-type="float">
            <text:p>142.688187215531</text:p>
          </table:table-cell>
          <table:table-cell office:value-type="float" office:value="1.5" calcext:value-type="float">
            <text:p>1.5</text:p>
          </table:table-cell>
          <table:table-cell office:value-type="float" office:value="1.93951537744641" calcext:value-type="float">
            <text:p>1.93951537744641</text:p>
          </table:table-cell>
          <table:table-cell office:value-type="float" office:value="0.9143522833178" calcext:value-type="float">
            <text:p>0.9143522833178</text:p>
          </table:table-cell>
          <table:table-cell table:number-columns-repeated="6"/>
        </table:table-row>
        <table:table-row table:style-name="ro1">
          <table:table-cell table:formula="of:=ABS((SQRT(SUMXMY2([.C201:.D201];[.C200:.D200]))/[.$H$2]))*[.$I$2]+[.A200]" office:value-type="float" office:value="143.079753447761" calcext:value-type="float">
            <text:p>143.079753447761</text:p>
          </table:table-cell>
          <table:table-cell office:value-type="float" office:value="1.5" calcext:value-type="float">
            <text:p>1.5</text:p>
          </table:table-cell>
          <table:table-cell office:value-type="float" office:value="1.94137931034483" calcext:value-type="float">
            <text:p>1.94137931034483</text:p>
          </table:table-cell>
          <table:table-cell office:value-type="float" office:value="0.942311276794035" calcext:value-type="float">
            <text:p>0.942311276794035</text:p>
          </table:table-cell>
          <table:table-cell table:number-columns-repeated="6"/>
        </table:table-row>
        <table:table-row table:style-name="ro1">
          <table:table-cell table:formula="of:=ABS((SQRT(SUMXMY2([.C202:.D202];[.C201:.D201]))/[.$H$2]))*[.$I$2]+[.A201]" office:value-type="float" office:value="143.534637731587" calcext:value-type="float">
            <text:p>143.534637731587</text:p>
          </table:table-cell>
          <table:table-cell office:value-type="float" office:value="1.5" calcext:value-type="float">
            <text:p>1.5</text:p>
          </table:table-cell>
          <table:table-cell office:value-type="float" office:value="1.91155638397018" calcext:value-type="float">
            <text:p>1.91155638397018</text:p>
          </table:table-cell>
          <table:table-cell office:value-type="float" office:value="0.929263746505126" calcext:value-type="float">
            <text:p>0.929263746505126</text:p>
          </table:table-cell>
          <table:table-cell table:number-columns-repeated="6"/>
        </table:table-row>
        <table:table-row table:style-name="ro1">
          <table:table-cell table:formula="of:=ABS((SQRT(SUMXMY2([.C203:.D203];[.C202:.D202]))/[.$H$2]))*[.$I$2]+[.A202]" office:value-type="float" office:value="143.989522015414" calcext:value-type="float">
            <text:p>143.989522015414</text:p>
          </table:table-cell>
          <table:table-cell office:value-type="float" office:value="1.5" calcext:value-type="float">
            <text:p>1.5</text:p>
          </table:table-cell>
          <table:table-cell office:value-type="float" office:value="1.88173345759553" calcext:value-type="float">
            <text:p>1.88173345759553</text:p>
          </table:table-cell>
          <table:table-cell office:value-type="float" office:value="0.916216216216216" calcext:value-type="float">
            <text:p>0.916216216216216</text:p>
          </table:table-cell>
          <table:table-cell table:number-columns-repeated="6"/>
        </table:table-row>
        <table:table-row table:style-name="ro1">
          <table:table-cell table:formula="of:=ABS((SQRT(SUMXMY2([.C204:.D204];[.C203:.D203]))/[.$H$2]))*[.$I$2]+[.A203]" office:value-type="float" office:value="144.434606482654" calcext:value-type="float">
            <text:p>144.434606482654</text:p>
          </table:table-cell>
          <table:table-cell office:value-type="float" office:value="1.5" calcext:value-type="float">
            <text:p>1.5</text:p>
          </table:table-cell>
          <table:table-cell office:value-type="float" office:value="1.85191053122088" calcext:value-type="float">
            <text:p>1.85191053122088</text:p>
          </table:table-cell>
          <table:table-cell office:value-type="float" office:value="0.905032618825722" calcext:value-type="float">
            <text:p>0.905032618825722</text:p>
          </table:table-cell>
          <table:table-cell table:number-columns-repeated="6"/>
        </table:table-row>
        <table:table-row table:style-name="ro1">
          <table:table-cell table:formula="of:=ABS((SQRT(SUMXMY2([.C205:.D205];[.C204:.D204]))/[.$H$2]))*[.$I$2]+[.A204]" office:value-type="float" office:value="144.774212575516" calcext:value-type="float">
            <text:p>144.774212575516</text:p>
          </table:table-cell>
          <table:table-cell office:value-type="float" office:value="1.5" calcext:value-type="float">
            <text:p>1.5</text:p>
          </table:table-cell>
          <table:table-cell office:value-type="float" office:value="1.82767940354147" calcext:value-type="float">
            <text:p>1.82767940354147</text:p>
          </table:table-cell>
          <table:table-cell office:value-type="float" office:value="0.903168685927307" calcext:value-type="float">
            <text:p>0.903168685927307</text:p>
          </table:table-cell>
          <table:table-cell table:number-columns-repeated="6"/>
        </table:table-row>
        <table:table-row table:style-name="ro1">
          <table:table-cell table:formula="of:=ABS((SQRT(SUMXMY2([.C206:.D206];[.C205:.D205]))/[.$H$2]))*[.$I$2]+[.A205]" office:value-type="float" office:value="145.172648914843" calcext:value-type="float">
            <text:p>145.172648914843</text:p>
          </table:table-cell>
          <table:table-cell office:value-type="float" office:value="1.5" calcext:value-type="float">
            <text:p>1.5</text:p>
          </table:table-cell>
          <table:table-cell office:value-type="float" office:value="1.82208760484623" calcext:value-type="float">
            <text:p>1.82208760484623</text:p>
          </table:table-cell>
          <table:table-cell office:value-type="float" office:value="0.931127679403541" calcext:value-type="float">
            <text:p>0.931127679403541</text:p>
          </table:table-cell>
          <table:table-cell table:number-columns-repeated="6"/>
        </table:table-row>
        <table:table-row table:style-name="ro1">
          <table:table-cell table:formula="of:=ABS((SQRT(SUMXMY2([.C207:.D207];[.C206:.D206]))/[.$H$2]))*[.$I$2]+[.A206]" office:value-type="float" office:value="145.617733382083" calcext:value-type="float">
            <text:p>145.617733382083</text:p>
          </table:table-cell>
          <table:table-cell office:value-type="float" office:value="1.5" calcext:value-type="float">
            <text:p>1.5</text:p>
          </table:table-cell>
          <table:table-cell office:value-type="float" office:value="1.85191053122088" calcext:value-type="float">
            <text:p>1.85191053122088</text:p>
          </table:table-cell>
          <table:table-cell office:value-type="float" office:value="0.942311276794035" calcext:value-type="float">
            <text:p>0.942311276794035</text:p>
          </table:table-cell>
          <table:table-cell table:number-columns-repeated="6"/>
        </table:table-row>
        <table:table-row table:style-name="ro1">
          <table:table-cell table:formula="of:=ABS((SQRT(SUMXMY2([.C208:.D208];[.C207:.D207]))/[.$H$2]))*[.$I$2]+[.A207]" office:value-type="float" office:value="146.062817849322" calcext:value-type="float">
            <text:p>146.062817849322</text:p>
          </table:table-cell>
          <table:table-cell office:value-type="float" office:value="1.5" calcext:value-type="float">
            <text:p>1.5</text:p>
          </table:table-cell>
          <table:table-cell office:value-type="float" office:value="1.88173345759553" calcext:value-type="float">
            <text:p>1.88173345759553</text:p>
          </table:table-cell>
          <table:table-cell office:value-type="float" office:value="0.953494874184529" calcext:value-type="float">
            <text:p>0.953494874184529</text:p>
          </table:table-cell>
          <table:table-cell table:number-columns-repeated="6"/>
        </table:table-row>
        <table:table-row table:style-name="ro1">
          <table:table-cell table:formula="of:=ABS((SQRT(SUMXMY2([.C209:.D209];[.C208:.D208]))/[.$H$2]))*[.$I$2]+[.A208]" office:value-type="float" office:value="146.507902316562" calcext:value-type="float">
            <text:p>146.507902316562</text:p>
          </table:table-cell>
          <table:table-cell office:value-type="float" office:value="1.5" calcext:value-type="float">
            <text:p>1.5</text:p>
          </table:table-cell>
          <table:table-cell office:value-type="float" office:value="1.91155638397018" calcext:value-type="float">
            <text:p>1.91155638397018</text:p>
          </table:table-cell>
          <table:table-cell office:value-type="float" office:value="0.964678471575023" calcext:value-type="float">
            <text:p>0.964678471575023</text:p>
          </table:table-cell>
          <table:table-cell table:number-columns-repeated="6"/>
        </table:table-row>
        <table:table-row table:style-name="ro1">
          <table:table-cell table:formula="of:=ABS((SQRT(SUMXMY2([.C210:.D210];[.C209:.D209]))/[.$H$2]))*[.$I$2]+[.A209]" office:value-type="float" office:value="146.973838032015" calcext:value-type="float">
            <text:p>146.973838032015</text:p>
          </table:table-cell>
          <table:table-cell office:value-type="float" office:value="1.5" calcext:value-type="float">
            <text:p>1.5</text:p>
          </table:table-cell>
          <table:table-cell office:value-type="float" office:value="1.94137931034483" calcext:value-type="float">
            <text:p>1.94137931034483</text:p>
          </table:table-cell>
          <table:table-cell office:value-type="float" office:value="0.979589934762348" calcext:value-type="float">
            <text:p>0.979589934762348</text:p>
          </table:table-cell>
          <table:table-cell table:number-columns-repeated="6"/>
        </table:table-row>
        <table:table-row table:style-name="ro1">
          <table:table-cell table:formula="of:=ABS((SQRT(SUMXMY2([.C211:.D211];[.C210:.D210]))/[.$H$2]))*[.$I$2]+[.A210]" office:value-type="float" office:value="147.364537006852" calcext:value-type="float">
            <text:p>147.364537006852</text:p>
          </table:table-cell>
          <table:table-cell office:value-type="float" office:value="1.5" calcext:value-type="float">
            <text:p>1.5</text:p>
          </table:table-cell>
          <table:table-cell office:value-type="float" office:value="1.95815470643057" calcext:value-type="float">
            <text:p>1.95815470643057</text:p>
          </table:table-cell>
          <table:table-cell office:value-type="float" office:value="1.00195712954334" calcext:value-type="float">
            <text:p>1.00195712954334</text:p>
          </table:table-cell>
          <table:table-cell table:number-columns-repeated="6"/>
        </table:table-row>
        <table:table-row table:style-name="ro1">
          <table:table-cell table:formula="of:=ABS((SQRT(SUMXMY2([.C212:.D212];[.C211:.D211]))/[.$H$2]))*[.$I$2]+[.A211]" office:value-type="float" office:value="147.794108511138" calcext:value-type="float">
            <text:p>147.794108511138</text:p>
          </table:table-cell>
          <table:table-cell office:value-type="float" office:value="1.5" calcext:value-type="float">
            <text:p>1.5</text:p>
          </table:table-cell>
          <table:table-cell office:value-type="float" office:value="1.96561043802423" calcext:value-type="float">
            <text:p>1.96561043802423</text:p>
          </table:table-cell>
          <table:table-cell office:value-type="float" office:value="1.03178005591799" calcext:value-type="float">
            <text:p>1.03178005591799</text:p>
          </table:table-cell>
          <table:table-cell table:number-columns-repeated="6"/>
        </table:table-row>
        <table:table-row table:style-name="ro1">
          <table:table-cell table:formula="of:=ABS((SQRT(SUMXMY2([.C213:.D213];[.C212:.D212]))/[.$H$2]))*[.$I$2]+[.A212]" office:value-type="float" office:value="148.218116412368" calcext:value-type="float">
            <text:p>148.218116412368</text:p>
          </table:table-cell>
          <table:table-cell office:value-type="float" office:value="1.5" calcext:value-type="float">
            <text:p>1.5</text:p>
          </table:table-cell>
          <table:table-cell office:value-type="float" office:value="1.97120223671948" calcext:value-type="float">
            <text:p>1.97120223671948</text:p>
          </table:table-cell>
          <table:table-cell office:value-type="float" office:value="1.06160298229264" calcext:value-type="float">
            <text:p>1.06160298229264</text:p>
          </table:table-cell>
          <table:table-cell table:number-columns-repeated="6"/>
        </table:table-row>
        <table:table-row table:style-name="ro1">
          <table:table-cell table:formula="of:=ABS((SQRT(SUMXMY2([.C214:.D214];[.C213:.D213]))/[.$H$2]))*[.$I$2]+[.A213]" office:value-type="float" office:value="148.647687916655" calcext:value-type="float">
            <text:p>148.647687916655</text:p>
          </table:table-cell>
          <table:table-cell office:value-type="float" office:value="1.5" calcext:value-type="float">
            <text:p>1.5</text:p>
          </table:table-cell>
          <table:table-cell office:value-type="float" office:value="1.97865796831314" calcext:value-type="float">
            <text:p>1.97865796831314</text:p>
          </table:table-cell>
          <table:table-cell office:value-type="float" office:value="1.09142590866729" calcext:value-type="float">
            <text:p>1.09142590866729</text:p>
          </table:table-cell>
          <table:table-cell table:number-columns-repeated="6"/>
        </table:table-row>
        <table:table-row table:style-name="ro1">
          <table:table-cell table:formula="of:=ABS((SQRT(SUMXMY2([.C215:.D215];[.C214:.D214]))/[.$H$2]))*[.$I$2]+[.A214]" office:value-type="float" office:value="149.071695817885" calcext:value-type="float">
            <text:p>149.071695817885</text:p>
          </table:table-cell>
          <table:table-cell office:value-type="float" office:value="1.5" calcext:value-type="float">
            <text:p>1.5</text:p>
          </table:table-cell>
          <table:table-cell office:value-type="float" office:value="1.98424976700839" calcext:value-type="float">
            <text:p>1.98424976700839</text:p>
          </table:table-cell>
          <table:table-cell office:value-type="float" office:value="1.12124883504194" calcext:value-type="float">
            <text:p>1.12124883504194</text:p>
          </table:table-cell>
          <table:table-cell table:number-columns-repeated="6"/>
        </table:table-row>
        <table:table-row table:style-name="ro1">
          <table:table-cell table:formula="of:=ABS((SQRT(SUMXMY2([.C216:.D216];[.C215:.D215]))/[.$H$2]))*[.$I$2]+[.A215]" office:value-type="float" office:value="149.501267322171" calcext:value-type="float">
            <text:p>149.501267322171</text:p>
          </table:table-cell>
          <table:table-cell office:value-type="float" office:value="1.5" calcext:value-type="float">
            <text:p>1.5</text:p>
          </table:table-cell>
          <table:table-cell office:value-type="float" office:value="1.99170549860205" calcext:value-type="float">
            <text:p>1.99170549860205</text:p>
          </table:table-cell>
          <table:table-cell office:value-type="float" office:value="1.15107176141659" calcext:value-type="float">
            <text:p>1.15107176141659</text:p>
          </table:table-cell>
          <table:table-cell table:number-columns-repeated="6"/>
        </table:table-row>
        <table:table-row table:style-name="ro1">
          <table:table-cell table:formula="of:=ABS((SQRT(SUMXMY2([.C217:.D217];[.C216:.D216]))/[.$H$2]))*[.$I$2]+[.A216]" office:value-type="float" office:value="149.94635178941" calcext:value-type="float">
            <text:p>149.94635178941</text:p>
          </table:table-cell>
          <table:table-cell office:value-type="float" office:value="1.5" calcext:value-type="float">
            <text:p>1.5</text:p>
          </table:table-cell>
          <table:table-cell office:value-type="float" office:value="2.00288909599254" calcext:value-type="float">
            <text:p>2.00288909599254</text:p>
          </table:table-cell>
          <table:table-cell office:value-type="float" office:value="1.18089468779124" calcext:value-type="float">
            <text:p>1.18089468779124</text:p>
          </table:table-cell>
          <table:table-cell table:number-columns-repeated="6"/>
        </table:table-row>
        <table:table-row table:style-name="ro1">
          <table:table-cell table:formula="of:=ABS((SQRT(SUMXMY2([.C218:.D218];[.C217:.D217]))/[.$H$2]))*[.$I$2]+[.A217]" office:value-type="float" office:value="150.39143625665" calcext:value-type="float">
            <text:p>150.39143625665</text:p>
          </table:table-cell>
          <table:table-cell office:value-type="float" office:value="1.5" calcext:value-type="float">
            <text:p>1.5</text:p>
          </table:table-cell>
          <table:table-cell office:value-type="float" office:value="2.01407269338304" calcext:value-type="float">
            <text:p>2.01407269338304</text:p>
          </table:table-cell>
          <table:table-cell office:value-type="float" office:value="1.21071761416589" calcext:value-type="float">
            <text:p>1.21071761416589</text:p>
          </table:table-cell>
          <table:table-cell table:number-columns-repeated="6"/>
        </table:table-row>
        <table:table-row table:style-name="ro1">
          <table:table-cell table:formula="of:=ABS((SQRT(SUMXMY2([.C219:.D219];[.C218:.D218]))/[.$H$2]))*[.$I$2]+[.A218]" office:value-type="float" office:value="150.857371972103" calcext:value-type="float">
            <text:p>150.857371972103</text:p>
          </table:table-cell>
          <table:table-cell office:value-type="float" office:value="1.5" calcext:value-type="float">
            <text:p>1.5</text:p>
          </table:table-cell>
          <table:table-cell office:value-type="float" office:value="2.02898415657036" calcext:value-type="float">
            <text:p>2.02898415657036</text:p>
          </table:table-cell>
          <table:table-cell office:value-type="float" office:value="1.24054054054054" calcext:value-type="float">
            <text:p>1.24054054054054</text:p>
          </table:table-cell>
          <table:table-cell table:number-columns-repeated="6"/>
        </table:table-row>
        <table:table-row table:style-name="ro1">
          <table:table-cell table:formula="of:=ABS((SQRT(SUMXMY2([.C220:.D220];[.C219:.D219]))/[.$H$2]))*[.$I$2]+[.A219]" office:value-type="float" office:value="151.34881820636" calcext:value-type="float">
            <text:p>151.34881820636</text:p>
          </table:table-cell>
          <table:table-cell office:value-type="float" office:value="1.5" calcext:value-type="float">
            <text:p>1.5</text:p>
          </table:table-cell>
          <table:table-cell office:value-type="float" office:value="2.04762348555452" calcext:value-type="float">
            <text:p>2.04762348555452</text:p>
          </table:table-cell>
          <table:table-cell office:value-type="float" office:value="1.27036346691519" calcext:value-type="float">
            <text:p>1.27036346691519</text:p>
          </table:table-cell>
          <table:table-cell table:number-columns-repeated="6"/>
        </table:table-row>
        <table:table-row table:style-name="ro1">
          <table:table-cell table:formula="of:=ABS((SQRT(SUMXMY2([.C221:.D221];[.C220:.D220]))/[.$H$2]))*[.$I$2]+[.A220]" office:value-type="float" office:value="151.90134999538" calcext:value-type="float">
            <text:p>151.90134999538</text:p>
          </table:table-cell>
          <table:table-cell office:value-type="float" office:value="1.5" calcext:value-type="float">
            <text:p>1.5</text:p>
          </table:table-cell>
          <table:table-cell office:value-type="float" office:value="2.07558247903075" calcext:value-type="float">
            <text:p>2.07558247903075</text:p>
          </table:table-cell>
          <table:table-cell office:value-type="float" office:value="1.29832246039143" calcext:value-type="float">
            <text:p>1.29832246039143</text:p>
          </table:table-cell>
          <table:table-cell table:number-columns-repeated="6"/>
        </table:table-row>
        <table:table-row table:style-name="ro1">
          <table:table-cell table:formula="of:=ABS((SQRT(SUMXMY2([.C222:.D222];[.C221:.D221]))/[.$H$2]))*[.$I$2]+[.A221]" office:value-type="float" office:value="152.392796229636" calcext:value-type="float">
            <text:p>152.392796229636</text:p>
          </table:table-cell>
          <table:table-cell office:value-type="float" office:value="1.5" calcext:value-type="float">
            <text:p>1.5</text:p>
          </table:table-cell>
          <table:table-cell office:value-type="float" office:value="2.10540540540541" calcext:value-type="float">
            <text:p>2.10540540540541</text:p>
          </table:table-cell>
          <table:table-cell office:value-type="float" office:value="1.31696178937558" calcext:value-type="float">
            <text:p>1.31696178937558</text:p>
          </table:table-cell>
          <table:table-cell table:number-columns-repeated="6"/>
        </table:table-row>
        <table:table-row table:style-name="ro1">
          <table:table-cell table:formula="of:=ABS((SQRT(SUMXMY2([.C223:.D223];[.C222:.D222]))/[.$H$2]))*[.$I$2]+[.A222]" office:value-type="float" office:value="152.829416779831" calcext:value-type="float">
            <text:p>152.829416779831</text:p>
          </table:table-cell>
          <table:table-cell office:value-type="float" office:value="1.5" calcext:value-type="float">
            <text:p>1.5</text:p>
          </table:table-cell>
          <table:table-cell office:value-type="float" office:value="2.13522833178006" calcext:value-type="float">
            <text:p>2.13522833178006</text:p>
          </table:table-cell>
          <table:table-cell office:value-type="float" office:value="1.32628145386766" calcext:value-type="float">
            <text:p>1.32628145386766</text:p>
          </table:table-cell>
          <table:table-cell table:number-columns-repeated="6"/>
        </table:table-row>
        <table:table-row table:style-name="ro1">
          <table:table-cell table:formula="of:=ABS((SQRT(SUMXMY2([.C224:.D224];[.C223:.D223]))/[.$H$2]))*[.$I$2]+[.A223]" office:value-type="float" office:value="153.246975515858" calcext:value-type="float">
            <text:p>153.246975515858</text:p>
          </table:table-cell>
          <table:table-cell office:value-type="float" office:value="1.5" calcext:value-type="float">
            <text:p>1.5</text:p>
          </table:table-cell>
          <table:table-cell office:value-type="float" office:value="2.16505125815471" calcext:value-type="float">
            <text:p>2.16505125815471</text:p>
          </table:table-cell>
          <table:table-cell office:value-type="float" office:value="1.32814538676608" calcext:value-type="float">
            <text:p>1.32814538676608</text:p>
          </table:table-cell>
          <table:table-cell table:number-columns-repeated="6"/>
        </table:table-row>
        <table:table-row table:style-name="ro1">
          <table:table-cell table:formula="of:=ABS((SQRT(SUMXMY2([.C225:.D225];[.C224:.D224]))/[.$H$2]))*[.$I$2]+[.A224]" office:value-type="float" office:value="153.676547020144" calcext:value-type="float">
            <text:p>153.676547020144</text:p>
          </table:table-cell>
          <table:table-cell office:value-type="float" office:value="1.5" calcext:value-type="float">
            <text:p>1.5</text:p>
          </table:table-cell>
          <table:table-cell office:value-type="float" office:value="2.19487418452936" calcext:value-type="float">
            <text:p>2.19487418452936</text:p>
          </table:table-cell>
          <table:table-cell office:value-type="float" office:value="1.32068965517241" calcext:value-type="float">
            <text:p>1.32068965517241</text:p>
          </table:table-cell>
          <table:table-cell table:number-columns-repeated="6"/>
        </table:table-row>
        <table:table-row table:style-name="ro1">
          <table:table-cell table:formula="of:=ABS((SQRT(SUMXMY2([.C226:.D226];[.C225:.D225]))/[.$H$2]))*[.$I$2]+[.A225]" office:value-type="float" office:value="154.193557234708" calcext:value-type="float">
            <text:p>154.193557234708</text:p>
          </table:table-cell>
          <table:table-cell office:value-type="float" office:value="1.5" calcext:value-type="float">
            <text:p>1.5</text:p>
          </table:table-cell>
          <table:table-cell office:value-type="float" office:value="2.22283317800559" calcext:value-type="float">
            <text:p>2.22283317800559</text:p>
          </table:table-cell>
          <table:table-cell office:value-type="float" office:value="1.29645852749301" calcext:value-type="float">
            <text:p>1.29645852749301</text:p>
          </table:table-cell>
          <table:table-cell table:number-columns-repeated="6"/>
        </table:table-row>
        <table:table-row table:style-name="ro1">
          <table:table-cell table:formula="of:=ABS((SQRT(SUMXMY2([.C227:.D227];[.C226:.D226]))/[.$H$2]))*[.$I$2]+[.A226]" office:value-type="float" office:value="154.648441518534" calcext:value-type="float">
            <text:p>154.648441518534</text:p>
          </table:table-cell>
          <table:table-cell office:value-type="float" office:value="1.5" calcext:value-type="float">
            <text:p>1.5</text:p>
          </table:table-cell>
          <table:table-cell office:value-type="float" office:value="2.2358807082945" calcext:value-type="float">
            <text:p>2.2358807082945</text:p>
          </table:table-cell>
          <table:table-cell office:value-type="float" office:value="1.26663560111836" calcext:value-type="float">
            <text:p>1.26663560111836</text:p>
          </table:table-cell>
          <table:table-cell table:number-columns-repeated="6"/>
        </table:table-row>
        <table:table-row table:style-name="ro1">
          <table:table-cell table:formula="of:=ABS((SQRT(SUMXMY2([.C228:.D228];[.C227:.D227]))/[.$H$2]))*[.$I$2]+[.A227]" office:value-type="float" office:value="155.068430296818" calcext:value-type="float">
            <text:p>155.068430296818</text:p>
          </table:table-cell>
          <table:table-cell office:value-type="float" office:value="1.5" calcext:value-type="float">
            <text:p>1.5</text:p>
          </table:table-cell>
          <table:table-cell office:value-type="float" office:value="2.23960857409133" calcext:value-type="float">
            <text:p>2.23960857409133</text:p>
          </table:table-cell>
          <table:table-cell office:value-type="float" office:value="1.23681267474371" calcext:value-type="float">
            <text:p>1.23681267474371</text:p>
          </table:table-cell>
          <table:table-cell table:number-columns-repeated="6"/>
        </table:table-row>
        <table:table-row table:style-name="ro1">
          <table:table-cell table:formula="of:=ABS((SQRT(SUMXMY2([.C229:.D229];[.C228:.D228]))/[.$H$2]))*[.$I$2]+[.A228]" office:value-type="float" office:value="155.488419075103" calcext:value-type="float">
            <text:p>155.488419075103</text:p>
          </table:table-cell>
          <table:table-cell office:value-type="float" office:value="1.5" calcext:value-type="float">
            <text:p>1.5</text:p>
          </table:table-cell>
          <table:table-cell office:value-type="float" office:value="2.2358807082945" calcext:value-type="float">
            <text:p>2.2358807082945</text:p>
          </table:table-cell>
          <table:table-cell office:value-type="float" office:value="1.20698974836906" calcext:value-type="float">
            <text:p>1.20698974836906</text:p>
          </table:table-cell>
          <table:table-cell table:number-columns-repeated="6"/>
        </table:table-row>
        <table:table-row table:style-name="ro1">
          <table:table-cell table:formula="of:=ABS((SQRT(SUMXMY2([.C230:.D230];[.C229:.D229]))/[.$H$2]))*[.$I$2]+[.A229]" office:value-type="float" office:value="155.917990579389" calcext:value-type="float">
            <text:p>155.917990579389</text:p>
          </table:table-cell>
          <table:table-cell office:value-type="float" office:value="1.5" calcext:value-type="float">
            <text:p>1.5</text:p>
          </table:table-cell>
          <table:table-cell office:value-type="float" office:value="2.22842497670084" calcext:value-type="float">
            <text:p>2.22842497670084</text:p>
          </table:table-cell>
          <table:table-cell office:value-type="float" office:value="1.17716682199441" calcext:value-type="float">
            <text:p>1.17716682199441</text:p>
          </table:table-cell>
          <table:table-cell table:number-columns-repeated="6"/>
        </table:table-row>
        <table:table-row table:style-name="ro1">
          <table:table-cell table:formula="of:=ABS((SQRT(SUMXMY2([.C231:.D231];[.C230:.D230]))/[.$H$2]))*[.$I$2]+[.A230]" office:value-type="float" office:value="156.363075046629" calcext:value-type="float">
            <text:p>156.363075046629</text:p>
          </table:table-cell>
          <table:table-cell office:value-type="float" office:value="1.5" calcext:value-type="float">
            <text:p>1.5</text:p>
          </table:table-cell>
          <table:table-cell office:value-type="float" office:value="2.21724137931034" calcext:value-type="float">
            <text:p>2.21724137931034</text:p>
          </table:table-cell>
          <table:table-cell office:value-type="float" office:value="1.14734389561976" calcext:value-type="float">
            <text:p>1.14734389561976</text:p>
          </table:table-cell>
          <table:table-cell table:number-columns-repeated="6"/>
        </table:table-row>
        <table:table-row table:style-name="ro1">
          <table:table-cell table:formula="of:=ABS((SQRT(SUMXMY2([.C232:.D232];[.C231:.D231]))/[.$H$2]))*[.$I$2]+[.A231]" office:value-type="float" office:value="156.841227031635" calcext:value-type="float">
            <text:p>156.841227031635</text:p>
          </table:table-cell>
          <table:table-cell office:value-type="float" office:value="1.5" calcext:value-type="float">
            <text:p>1.5</text:p>
          </table:table-cell>
          <table:table-cell office:value-type="float" office:value="2.2004659832246" calcext:value-type="float">
            <text:p>2.2004659832246</text:p>
          </table:table-cell>
          <table:table-cell office:value-type="float" office:value="1.11752096924511" calcext:value-type="float">
            <text:p>1.11752096924511</text:p>
          </table:table-cell>
          <table:table-cell table:number-columns-repeated="6"/>
        </table:table-row>
        <table:table-row table:style-name="ro1">
          <table:table-cell table:formula="of:=ABS((SQRT(SUMXMY2([.C233:.D233];[.C232:.D232]))/[.$H$2]))*[.$I$2]+[.A232]" office:value-type="float" office:value="157.362158998084" calcext:value-type="float">
            <text:p>157.362158998084</text:p>
          </table:table-cell>
          <table:table-cell office:value-type="float" office:value="1.5" calcext:value-type="float">
            <text:p>1.5</text:p>
          </table:table-cell>
          <table:table-cell office:value-type="float" office:value="2.17809878844362" calcext:value-type="float">
            <text:p>2.17809878844362</text:p>
          </table:table-cell>
          <table:table-cell office:value-type="float" office:value="1.08769804287046" calcext:value-type="float">
            <text:p>1.08769804287046</text:p>
          </table:table-cell>
          <table:table-cell table:number-columns-repeated="6"/>
        </table:table-row>
        <table:table-row table:style-name="ro1">
          <table:table-cell table:formula="of:=ABS((SQRT(SUMXMY2([.C234:.D234];[.C233:.D233]))/[.$H$2]))*[.$I$2]+[.A233]" office:value-type="float" office:value="157.656842618895" calcext:value-type="float">
            <text:p>157.656842618895</text:p>
          </table:table-cell>
          <table:table-cell office:value-type="float" office:value="1.5" calcext:value-type="float">
            <text:p>1.5</text:p>
          </table:table-cell>
          <table:table-cell office:value-type="float" office:value="2.16318732525629" calcext:value-type="float">
            <text:p>2.16318732525629</text:p>
          </table:table-cell>
          <table:table-cell office:value-type="float" office:value="1.07278657968313" calcext:value-type="float">
            <text:p>1.07278657968313</text:p>
          </table:table-cell>
          <table:table-cell table:number-columns-repeated="6"/>
        </table:table-row>
        <table:table-row table:style-name="ro1">
          <table:table-cell table:formula="of:=ABS((SQRT(SUMXMY2([.C235:.D235];[.C234:.D234]))/[.$H$2]))*[.$I$2]+[.A234]" office:value-type="float" office:value="158.191274134279" calcext:value-type="float">
            <text:p>158.191274134279</text:p>
          </table:table-cell>
          <table:table-cell office:value-type="float" office:value="1.5" calcext:value-type="float">
            <text:p>1.5</text:p>
          </table:table-cell>
          <table:table-cell office:value-type="float" office:value="2.13522833178006" calcext:value-type="float">
            <text:p>2.13522833178006</text:p>
          </table:table-cell>
          <table:table-cell office:value-type="float" office:value="1.04669151910531" calcext:value-type="float">
            <text:p>1.04669151910531</text:p>
          </table:table-cell>
          <table:table-cell table:number-columns-repeated="6"/>
        </table:table-row>
        <table:table-row table:style-name="ro1">
          <table:table-cell table:formula="of:=ABS((SQRT(SUMXMY2([.C236:.D236];[.C235:.D235]))/[.$H$2]))*[.$I$2]+[.A235]" office:value-type="float" office:value="158.712206100729" calcext:value-type="float">
            <text:p>158.712206100729</text:p>
          </table:table-cell>
          <table:table-cell office:value-type="float" office:value="1.5" calcext:value-type="float">
            <text:p>1.5</text:p>
          </table:table-cell>
          <table:table-cell office:value-type="float" office:value="2.10540540540541" calcext:value-type="float">
            <text:p>2.10540540540541</text:p>
          </table:table-cell>
          <table:table-cell office:value-type="float" office:value="1.02432432432432" calcext:value-type="float">
            <text:p>1.02432432432432</text:p>
          </table:table-cell>
          <table:table-cell table:number-columns-repeated="6"/>
        </table:table-row>
        <table:table-row table:style-name="ro1">
          <table:table-cell table:formula="of:=ABS((SQRT(SUMXMY2([.C237:.D237];[.C236:.D236]))/[.$H$2]))*[.$I$2]+[.A236]" office:value-type="float" office:value="159.203652334985" calcext:value-type="float">
            <text:p>159.203652334985</text:p>
          </table:table-cell>
          <table:table-cell office:value-type="float" office:value="1.5" calcext:value-type="float">
            <text:p>1.5</text:p>
          </table:table-cell>
          <table:table-cell office:value-type="float" office:value="2.07558247903075" calcext:value-type="float">
            <text:p>2.07558247903075</text:p>
          </table:table-cell>
          <table:table-cell office:value-type="float" office:value="1.00568499534017" calcext:value-type="float">
            <text:p>1.00568499534017</text:p>
          </table:table-cell>
          <table:table-cell table:number-columns-repeated="6"/>
        </table:table-row>
        <table:table-row table:style-name="ro1">
          <table:table-cell table:formula="of:=ABS((SQRT(SUMXMY2([.C238:.D238];[.C237:.D237]))/[.$H$2]))*[.$I$2]+[.A237]" office:value-type="float" office:value="159.695098569242" calcext:value-type="float">
            <text:p>159.695098569242</text:p>
          </table:table-cell>
          <table:table-cell office:value-type="float" office:value="1.5" calcext:value-type="float">
            <text:p>1.5</text:p>
          </table:table-cell>
          <table:table-cell office:value-type="float" office:value="2.0457595526561" calcext:value-type="float">
            <text:p>2.0457595526561</text:p>
          </table:table-cell>
          <table:table-cell office:value-type="float" office:value="0.987045666356011" calcext:value-type="float">
            <text:p>0.987045666356011</text:p>
          </table:table-cell>
          <table:table-cell table:number-columns-repeated="6"/>
        </table:table-row>
        <table:table-row table:style-name="ro1">
          <table:table-cell table:formula="of:=ABS((SQRT(SUMXMY2([.C239:.D239];[.C238:.D238]))/[.$H$2]))*[.$I$2]+[.A238]" office:value-type="float" office:value="160.122294544694" calcext:value-type="float">
            <text:p>160.122294544694</text:p>
          </table:table-cell>
          <table:table-cell office:value-type="float" office:value="1.5" calcext:value-type="float">
            <text:p>1.5</text:p>
          </table:table-cell>
          <table:table-cell office:value-type="float" office:value="2.0215284249767" calcext:value-type="float">
            <text:p>2.0215284249767</text:p>
          </table:table-cell>
          <table:table-cell office:value-type="float" office:value="0.968406337371854" calcext:value-type="float">
            <text:p>0.968406337371854</text:p>
          </table:table-cell>
          <table:table-cell table:number-columns-repeated="6"/>
        </table:table-row>
        <table:table-row table:style-name="ro1">
          <table:table-cell table:formula="of:=ABS((SQRT(SUMXMY2([.C240:.D240];[.C239:.D239]))/[.$H$2]))*[.$I$2]+[.A239]" office:value-type="float" office:value="160.55186604898" calcext:value-type="float">
            <text:p>160.55186604898</text:p>
          </table:table-cell>
          <table:table-cell office:value-type="float" office:value="1.5" calcext:value-type="float">
            <text:p>1.5</text:p>
          </table:table-cell>
          <table:table-cell office:value-type="float" office:value="2.01407269338304" calcext:value-type="float">
            <text:p>2.01407269338304</text:p>
          </table:table-cell>
          <table:table-cell office:value-type="float" office:value="0.938583410997204" calcext:value-type="float">
            <text:p>0.938583410997204</text:p>
          </table:table-cell>
          <table:table-cell table:number-columns-repeated="6"/>
        </table:table-row>
        <table:table-row table:style-name="ro1">
          <table:table-cell table:formula="of:=ABS((SQRT(SUMXMY2([.C241:.D241];[.C240:.D240]))/[.$H$2]))*[.$I$2]+[.A240]" office:value-type="float" office:value="160.97587395021" calcext:value-type="float">
            <text:p>160.97587395021</text:p>
          </table:table-cell>
          <table:table-cell office:value-type="float" office:value="1.5" calcext:value-type="float">
            <text:p>1.5</text:p>
          </table:table-cell>
          <table:table-cell office:value-type="float" office:value="2.00848089468779" calcext:value-type="float">
            <text:p>2.00848089468779</text:p>
          </table:table-cell>
          <table:table-cell office:value-type="float" office:value="0.908760484622554" calcext:value-type="float">
            <text:p>0.908760484622554</text:p>
          </table:table-cell>
          <table:table-cell table:number-columns-repeated="6"/>
        </table:table-row>
        <table:table-row table:style-name="ro1">
          <table:table-cell table:formula="of:=ABS((SQRT(SUMXMY2([.C242:.D242];[.C241:.D241]))/[.$H$2]))*[.$I$2]+[.A241]" office:value-type="float" office:value="161.405445454496" calcext:value-type="float">
            <text:p>161.405445454496</text:p>
          </table:table-cell>
          <table:table-cell office:value-type="float" office:value="1.5" calcext:value-type="float">
            <text:p>1.5</text:p>
          </table:table-cell>
          <table:table-cell office:value-type="float" office:value="2.00102516309413" calcext:value-type="float">
            <text:p>2.00102516309413</text:p>
          </table:table-cell>
          <table:table-cell office:value-type="float" office:value="0.878937558247903" calcext:value-type="float">
            <text:p>0.878937558247903</text:p>
          </table:table-cell>
          <table:table-cell table:number-columns-repeated="6"/>
        </table:table-row>
        <table:table-row table:style-name="ro1">
          <table:table-cell table:formula="of:=ABS((SQRT(SUMXMY2([.C243:.D243];[.C242:.D242]))/[.$H$2]))*[.$I$2]+[.A242]" office:value-type="float" office:value="161.835016958782" calcext:value-type="float">
            <text:p>161.835016958782</text:p>
          </table:table-cell>
          <table:table-cell office:value-type="float" office:value="1.5" calcext:value-type="float">
            <text:p>1.5</text:p>
          </table:table-cell>
          <table:table-cell office:value-type="float" office:value="1.99356943150047" calcext:value-type="float">
            <text:p>1.99356943150047</text:p>
          </table:table-cell>
          <table:table-cell office:value-type="float" office:value="0.849114631873253" calcext:value-type="float">
            <text:p>0.849114631873253</text:p>
          </table:table-cell>
          <table:table-cell table:number-columns-repeated="6"/>
        </table:table-row>
        <table:table-row table:style-name="ro1">
          <table:table-cell table:formula="of:=ABS((SQRT(SUMXMY2([.C244:.D244];[.C243:.D243]))/[.$H$2]))*[.$I$2]+[.A243]" office:value-type="float" office:value="162.259024860012" calcext:value-type="float">
            <text:p>162.259024860012</text:p>
          </table:table-cell>
          <table:table-cell office:value-type="float" office:value="1.5" calcext:value-type="float">
            <text:p>1.5</text:p>
          </table:table-cell>
          <table:table-cell office:value-type="float" office:value="1.98797763280522" calcext:value-type="float">
            <text:p>1.98797763280522</text:p>
          </table:table-cell>
          <table:table-cell office:value-type="float" office:value="0.819291705498602" calcext:value-type="float">
            <text:p>0.819291705498602</text:p>
          </table:table-cell>
          <table:table-cell table:number-columns-repeated="6"/>
        </table:table-row>
        <table:table-row table:style-name="ro1">
          <table:table-cell table:formula="of:=ABS((SQRT(SUMXMY2([.C245:.D245];[.C244:.D244]))/[.$H$2]))*[.$I$2]+[.A244]" office:value-type="float" office:value="162.679013638296" calcext:value-type="float">
            <text:p>162.679013638296</text:p>
          </table:table-cell>
          <table:table-cell office:value-type="float" office:value="1.5" calcext:value-type="float">
            <text:p>1.5</text:p>
          </table:table-cell>
          <table:table-cell office:value-type="float" office:value="1.98424976700839" calcext:value-type="float">
            <text:p>1.98424976700839</text:p>
          </table:table-cell>
          <table:table-cell office:value-type="float" office:value="0.789468779123952" calcext:value-type="float">
            <text:p>0.789468779123952</text:p>
          </table:table-cell>
          <table:table-cell table:number-columns-repeated="6"/>
        </table:table-row>
        <table:table-row table:style-name="ro1">
          <table:table-cell table:formula="of:=ABS((SQRT(SUMXMY2([.C246:.D246];[.C245:.D245]))/[.$H$2]))*[.$I$2]+[.A245]" office:value-type="float" office:value="163.103021539526" calcext:value-type="float">
            <text:p>163.103021539526</text:p>
          </table:table-cell>
          <table:table-cell office:value-type="float" office:value="1.5" calcext:value-type="float">
            <text:p>1.5</text:p>
          </table:table-cell>
          <table:table-cell office:value-type="float" office:value="1.98984156570363" calcext:value-type="float">
            <text:p>1.98984156570363</text:p>
          </table:table-cell>
          <table:table-cell office:value-type="float" office:value="0.759645852749301" calcext:value-type="float">
            <text:p>0.759645852749301</text:p>
          </table:table-cell>
          <table:table-cell table:number-columns-repeated="6"/>
        </table:table-row>
        <table:table-row table:style-name="ro1">
          <table:table-cell table:formula="of:=ABS((SQRT(SUMXMY2([.C247:.D247];[.C246:.D246]))/[.$H$2]))*[.$I$2]+[.A246]" office:value-type="float" office:value="163.514854419519" calcext:value-type="float">
            <text:p>163.514854419519</text:p>
          </table:table-cell>
          <table:table-cell office:value-type="float" office:value="1.5" calcext:value-type="float">
            <text:p>1.5</text:p>
          </table:table-cell>
          <table:table-cell office:value-type="float" office:value="2.01780055917987" calcext:value-type="float">
            <text:p>2.01780055917987</text:p>
          </table:table-cell>
          <table:table-cell office:value-type="float" office:value="0.750326188257223" calcext:value-type="float">
            <text:p>0.750326188257223</text:p>
          </table:table-cell>
          <table:table-cell table:number-columns-repeated="6"/>
        </table:table-row>
        <table:table-row table:style-name="ro1">
          <table:table-cell table:formula="of:=ABS((SQRT(SUMXMY2([.C248:.D248];[.C247:.D247]))/[.$H$2]))*[.$I$2]+[.A247]" office:value-type="float" office:value="163.969738703345" calcext:value-type="float">
            <text:p>163.969738703345</text:p>
          </table:table-cell>
          <table:table-cell office:value-type="float" office:value="1.5" calcext:value-type="float">
            <text:p>1.5</text:p>
          </table:table-cell>
          <table:table-cell office:value-type="float" office:value="2.04762348555452" calcext:value-type="float">
            <text:p>2.04762348555452</text:p>
          </table:table-cell>
          <table:table-cell office:value-type="float" office:value="0.763373718546132" calcext:value-type="float">
            <text:p>0.763373718546132</text:p>
          </table:table-cell>
          <table:table-cell table:number-columns-repeated="6"/>
        </table:table-row>
        <table:table-row table:style-name="ro1">
          <table:table-cell table:formula="of:=ABS((SQRT(SUMXMY2([.C249:.D249];[.C248:.D248]))/[.$H$2]))*[.$I$2]+[.A248]" office:value-type="float" office:value="164.264422324156" calcext:value-type="float">
            <text:p>164.264422324156</text:p>
          </table:table-cell>
          <table:table-cell office:value-type="float" office:value="1.5" calcext:value-type="float">
            <text:p>1.5</text:p>
          </table:table-cell>
          <table:table-cell office:value-type="float" office:value="2.06253494874185" calcext:value-type="float">
            <text:p>2.06253494874185</text:p>
          </table:table-cell>
          <table:table-cell office:value-type="float" office:value="0.778285181733458" calcext:value-type="float">
            <text:p>0.778285181733458</text:p>
          </table:table-cell>
          <table:table-cell table:number-columns-repeated="6"/>
        </table:table-row>
        <table:table-row table:style-name="ro1">
          <table:table-cell table:formula="of:=ABS((SQRT(SUMXMY2([.C250:.D250];[.C249:.D249]))/[.$H$2]))*[.$I$2]+[.A249]" office:value-type="float" office:value="164.801386704514" calcext:value-type="float">
            <text:p>164.801386704514</text:p>
          </table:table-cell>
          <table:table-cell office:value-type="float" office:value="1.5" calcext:value-type="float">
            <text:p>1.5</text:p>
          </table:table-cell>
          <table:table-cell office:value-type="float" office:value="2.08676607642125" calcext:value-type="float">
            <text:p>2.08676607642125</text:p>
          </table:table-cell>
          <table:table-cell office:value-type="float" office:value="0.808108108108108" calcext:value-type="float">
            <text:p>0.808108108108108</text:p>
          </table:table-cell>
          <table:table-cell table:number-columns-repeated="6"/>
        </table:table-row>
        <table:table-row table:style-name="ro1">
          <table:table-cell table:formula="of:=ABS((SQRT(SUMXMY2([.C251:.D251];[.C250:.D250]))/[.$H$2]))*[.$I$2]+[.A250]" office:value-type="float" office:value="165.243412135729" calcext:value-type="float">
            <text:p>165.243412135729</text:p>
          </table:table-cell>
          <table:table-cell office:value-type="float" office:value="1.5" calcext:value-type="float">
            <text:p>1.5</text:p>
          </table:table-cell>
          <table:table-cell office:value-type="float" office:value="2.10913327120224" calcext:value-type="float">
            <text:p>2.10913327120224</text:p>
          </table:table-cell>
          <table:table-cell office:value-type="float" office:value="0.830475302889096" calcext:value-type="float">
            <text:p>0.830475302889096</text:p>
          </table:table-cell>
          <table:table-cell table:number-columns-repeated="6"/>
        </table:table-row>
        <table:table-row table:style-name="ro1">
          <table:table-cell table:formula="of:=ABS((SQRT(SUMXMY2([.C252:.D252];[.C251:.D251]))/[.$H$2]))*[.$I$2]+[.A251]" office:value-type="float" office:value="165.704223500547" calcext:value-type="float">
            <text:p>165.704223500547</text:p>
          </table:table-cell>
          <table:table-cell office:value-type="float" office:value="1.5" calcext:value-type="float">
            <text:p>1.5</text:p>
          </table:table-cell>
          <table:table-cell office:value-type="float" office:value="2.13336439888164" calcext:value-type="float">
            <text:p>2.13336439888164</text:p>
          </table:table-cell>
          <table:table-cell office:value-type="float" office:value="0.808108108108108" calcext:value-type="float">
            <text:p>0.808108108108108</text:p>
          </table:table-cell>
          <table:table-cell table:number-columns-repeated="6"/>
        </table:table-row>
        <table:table-row table:style-name="ro1">
          <table:table-cell table:formula="of:=ABS((SQRT(SUMXMY2([.C253:.D253];[.C252:.D252]))/[.$H$2]))*[.$I$2]+[.A252]" office:value-type="float" office:value="166.225155466997" calcext:value-type="float">
            <text:p>166.225155466997</text:p>
          </table:table-cell>
          <table:table-cell office:value-type="float" office:value="1.5" calcext:value-type="float">
            <text:p>1.5</text:p>
          </table:table-cell>
          <table:table-cell office:value-type="float" office:value="2.11099720410065" calcext:value-type="float">
            <text:p>2.11099720410065</text:p>
          </table:table-cell>
          <table:table-cell office:value-type="float" office:value="0.778285181733458" calcext:value-type="float">
            <text:p>0.778285181733458</text:p>
          </table:table-cell>
          <table:table-cell table:number-columns-repeated="6"/>
        </table:table-row>
        <table:table-row table:style-name="ro1">
          <table:table-cell table:formula="of:=ABS((SQRT(SUMXMY2([.C254:.D254];[.C253:.D253]))/[.$H$2]))*[.$I$2]+[.A253]" office:value-type="float" office:value="166.79640196518" calcext:value-type="float">
            <text:p>166.79640196518</text:p>
          </table:table-cell>
          <table:table-cell office:value-type="float" office:value="1.5" calcext:value-type="float">
            <text:p>1.5</text:p>
          </table:table-cell>
          <table:table-cell office:value-type="float" office:value="2.08303821062442" calcext:value-type="float">
            <text:p>2.08303821062442</text:p>
          </table:table-cell>
          <table:table-cell office:value-type="float" office:value="0.748462255358807" calcext:value-type="float">
            <text:p>0.748462255358807</text:p>
          </table:table-cell>
          <table:table-cell table:number-columns-repeated="6"/>
        </table:table-row>
        <table:table-row table:style-name="ro1">
          <table:table-cell table:formula="of:=ABS((SQRT(SUMXMY2([.C255:.D255];[.C254:.D254]))/[.$H$2]))*[.$I$2]+[.A254]" office:value-type="float" office:value="167.333366345538" calcext:value-type="float">
            <text:p>167.333366345538</text:p>
          </table:table-cell>
          <table:table-cell office:value-type="float" office:value="1.5" calcext:value-type="float">
            <text:p>1.5</text:p>
          </table:table-cell>
          <table:table-cell office:value-type="float" office:value="2.05321528424977" calcext:value-type="float">
            <text:p>2.05321528424977</text:p>
          </table:table-cell>
          <table:table-cell office:value-type="float" office:value="0.724231127679404" calcext:value-type="float">
            <text:p>0.724231127679404</text:p>
          </table:table-cell>
          <table:table-cell table:number-columns-repeated="6"/>
        </table:table-row>
        <table:table-row table:style-name="ro1">
          <table:table-cell table:formula="of:=ABS((SQRT(SUMXMY2([.C256:.D256];[.C255:.D255]))/[.$H$2]))*[.$I$2]+[.A255]" office:value-type="float" office:value="167.799302060991" calcext:value-type="float">
            <text:p>167.799302060991</text:p>
          </table:table-cell>
          <table:table-cell office:value-type="float" office:value="1.5" calcext:value-type="float">
            <text:p>1.5</text:p>
          </table:table-cell>
          <table:table-cell office:value-type="float" office:value="2.02339235787512" calcext:value-type="float">
            <text:p>2.02339235787512</text:p>
          </table:table-cell>
          <table:table-cell office:value-type="float" office:value="0.709319664492078" calcext:value-type="float">
            <text:p>0.709319664492078</text:p>
          </table:table-cell>
          <table:table-cell table:number-columns-repeated="6"/>
        </table:table-row>
        <table:table-row table:style-name="ro1">
          <table:table-cell table:formula="of:=ABS((SQRT(SUMXMY2([.C257:.D257];[.C256:.D256]))/[.$H$2]))*[.$I$2]+[.A256]" office:value-type="float" office:value="168.228873565277" calcext:value-type="float">
            <text:p>168.228873565277</text:p>
          </table:table-cell>
          <table:table-cell office:value-type="float" office:value="1.5" calcext:value-type="float">
            <text:p>1.5</text:p>
          </table:table-cell>
          <table:table-cell office:value-type="float" office:value="1.99356943150047" calcext:value-type="float">
            <text:p>1.99356943150047</text:p>
          </table:table-cell>
          <table:table-cell office:value-type="float" office:value="0.701863932898416" calcext:value-type="float">
            <text:p>0.701863932898416</text:p>
          </table:table-cell>
          <table:table-cell table:number-columns-repeated="6"/>
        </table:table-row>
        <table:table-row table:style-name="ro1">
          <table:table-cell table:formula="of:=ABS((SQRT(SUMXMY2([.C258:.D258];[.C257:.D257]))/[.$H$2]))*[.$I$2]+[.A257]" office:value-type="float" office:value="172.687333033101" calcext:value-type="float">
            <text:p>172.687333033101</text:p>
          </table:table-cell>
          <table:table-cell office:value-type="float" office:value="1.5" calcext:value-type="float">
            <text:p>1.5</text:p>
          </table:table-cell>
          <table:table-cell office:value-type="float" office:value="2.03084808946878" calcext:value-type="float">
            <text:p>2.03084808946878</text:p>
          </table:table-cell>
          <table:table-cell office:value-type="float" office:value="1.01873252562908" calcext:value-type="float">
            <text:p>1.01873252562908</text:p>
          </table:table-cell>
          <table:table-cell table:number-columns-repeated="6"/>
        </table:table-row>
        <table:table-row table:style-name="ro1">
          <table:table-cell table:formula="of:=ABS((SQRT(SUMXMY2([.C259:.D259];[.C258:.D258]))/[.$H$2]))*[.$I$2]+[.A258]" office:value-type="float" office:value="173.153268748554" calcext:value-type="float">
            <text:p>173.153268748554</text:p>
          </table:table-cell>
          <table:table-cell office:value-type="float" office:value="1.5" calcext:value-type="float">
            <text:p>1.5</text:p>
          </table:table-cell>
          <table:table-cell office:value-type="float" office:value="2.06067101584343" calcext:value-type="float">
            <text:p>2.06067101584343</text:p>
          </table:table-cell>
          <table:table-cell office:value-type="float" office:value="1.0336439888164" calcext:value-type="float">
            <text:p>1.0336439888164</text:p>
          </table:table-cell>
          <table:table-cell table:number-columns-repeated="6"/>
        </table:table-row>
        <table:table-row table:style-name="ro1">
          <table:table-cell table:formula="of:=ABS((SQRT(SUMXMY2([.C260:.D260];[.C259:.D259]))/[.$H$2]))*[.$I$2]+[.A259]" office:value-type="float" office:value="173.690233128912" calcext:value-type="float">
            <text:p>173.690233128912</text:p>
          </table:table-cell>
          <table:table-cell office:value-type="float" office:value="1.5" calcext:value-type="float">
            <text:p>1.5</text:p>
          </table:table-cell>
          <table:table-cell office:value-type="float" office:value="2.09049394221808" calcext:value-type="float">
            <text:p>2.09049394221808</text:p>
          </table:table-cell>
          <table:table-cell office:value-type="float" office:value="1.05787511649581" calcext:value-type="float">
            <text:p>1.05787511649581</text:p>
          </table:table-cell>
          <table:table-cell table:number-columns-repeated="6"/>
        </table:table-row>
        <table:table-row table:style-name="ro1">
          <table:table-cell table:formula="of:=ABS((SQRT(SUMXMY2([.C261:.D261];[.C260:.D260]))/[.$H$2]))*[.$I$2]+[.A260]" office:value-type="float" office:value="173.984916749722" calcext:value-type="float">
            <text:p>173.984916749722</text:p>
          </table:table-cell>
          <table:table-cell office:value-type="float" office:value="1.5" calcext:value-type="float">
            <text:p>1.5</text:p>
          </table:table-cell>
          <table:table-cell office:value-type="float" office:value="2.10540540540541" calcext:value-type="float">
            <text:p>2.10540540540541</text:p>
          </table:table-cell>
          <table:table-cell office:value-type="float" office:value="1.07278657968313" calcext:value-type="float">
            <text:p>1.07278657968313</text:p>
          </table:table-cell>
          <table:table-cell table:number-columns-repeated="6"/>
        </table:table-row>
        <table:table-row table:style-name="ro1">
          <table:table-cell table:formula="of:=ABS((SQRT(SUMXMY2([.C262:.D262];[.C261:.D261]))/[.$H$2]))*[.$I$2]+[.A261]" office:value-type="float" office:value="174.538675025909" calcext:value-type="float">
            <text:p>174.538675025909</text:p>
          </table:table-cell>
          <table:table-cell office:value-type="float" office:value="1.5" calcext:value-type="float">
            <text:p>1.5</text:p>
          </table:table-cell>
          <table:table-cell office:value-type="float" office:value="2.13150046598322" calcext:value-type="float">
            <text:p>2.13150046598322</text:p>
          </table:table-cell>
          <table:table-cell office:value-type="float" office:value="1.10260950605778" calcext:value-type="float">
            <text:p>1.10260950605778</text:p>
          </table:table-cell>
          <table:table-cell table:number-columns-repeated="6"/>
        </table:table-row>
        <table:table-row table:style-name="ro1">
          <table:table-cell table:formula="of:=ABS((SQRT(SUMXMY2([.C263:.D263];[.C262:.D262]))/[.$H$2]))*[.$I$2]+[.A262]" office:value-type="float" office:value="175.044408485483" calcext:value-type="float">
            <text:p>175.044408485483</text:p>
          </table:table-cell>
          <table:table-cell office:value-type="float" office:value="1.5" calcext:value-type="float">
            <text:p>1.5</text:p>
          </table:table-cell>
          <table:table-cell office:value-type="float" office:value="2.1520037278658" calcext:value-type="float">
            <text:p>2.1520037278658</text:p>
          </table:table-cell>
          <table:table-cell office:value-type="float" office:value="1.13243243243243" calcext:value-type="float">
            <text:p>1.13243243243243</text:p>
          </table:table-cell>
          <table:table-cell table:number-columns-repeated="6"/>
        </table:table-row>
        <table:table-row table:style-name="ro1">
          <table:table-cell table:formula="of:=ABS((SQRT(SUMXMY2([.C264:.D264];[.C263:.D263]))/[.$H$2]))*[.$I$2]+[.A263]" office:value-type="float" office:value="175.510344200936" calcext:value-type="float">
            <text:p>175.510344200936</text:p>
          </table:table-cell>
          <table:table-cell office:value-type="float" office:value="1.5" calcext:value-type="float">
            <text:p>1.5</text:p>
          </table:table-cell>
          <table:table-cell office:value-type="float" office:value="2.16691519105312" calcext:value-type="float">
            <text:p>2.16691519105312</text:p>
          </table:table-cell>
          <table:table-cell office:value-type="float" office:value="1.16225535880708" calcext:value-type="float">
            <text:p>1.16225535880708</text:p>
          </table:table-cell>
          <table:table-cell table:number-columns-repeated="6"/>
        </table:table-row>
        <table:table-row table:style-name="ro1">
          <table:table-cell table:formula="of:=ABS((SQRT(SUMXMY2([.C265:.D265];[.C264:.D264]))/[.$H$2]))*[.$I$2]+[.A264]" office:value-type="float" office:value="175.946964751131" calcext:value-type="float">
            <text:p>175.946964751131</text:p>
          </table:table-cell>
          <table:table-cell office:value-type="float" office:value="1.5" calcext:value-type="float">
            <text:p>1.5</text:p>
          </table:table-cell>
          <table:table-cell office:value-type="float" office:value="2.1762348555452" calcext:value-type="float">
            <text:p>2.1762348555452</text:p>
          </table:table-cell>
          <table:table-cell office:value-type="float" office:value="1.19207828518173" calcext:value-type="float">
            <text:p>1.19207828518173</text:p>
          </table:table-cell>
          <table:table-cell table:number-columns-repeated="6"/>
        </table:table-row>
        <table:table-row table:style-name="ro1">
          <table:table-cell table:formula="of:=ABS((SQRT(SUMXMY2([.C266:.D266];[.C265:.D265]))/[.$H$2]))*[.$I$2]+[.A265]" office:value-type="float" office:value="176.370972652361" calcext:value-type="float">
            <text:p>176.370972652361</text:p>
          </table:table-cell>
          <table:table-cell office:value-type="float" office:value="1.5" calcext:value-type="float">
            <text:p>1.5</text:p>
          </table:table-cell>
          <table:table-cell office:value-type="float" office:value="2.18182665424045" calcext:value-type="float">
            <text:p>2.18182665424045</text:p>
          </table:table-cell>
          <table:table-cell office:value-type="float" office:value="1.22190121155638" calcext:value-type="float">
            <text:p>1.22190121155638</text:p>
          </table:table-cell>
          <table:table-cell table:number-columns-repeated="6"/>
        </table:table-row>
        <table:table-row table:style-name="ro1">
          <table:table-cell table:formula="of:=ABS((SQRT(SUMXMY2([.C267:.D267];[.C266:.D266]))/[.$H$2]))*[.$I$2]+[.A266]" office:value-type="float" office:value="176.788531388387" calcext:value-type="float">
            <text:p>176.788531388387</text:p>
          </table:table-cell>
          <table:table-cell office:value-type="float" office:value="1.5" calcext:value-type="float">
            <text:p>1.5</text:p>
          </table:table-cell>
          <table:table-cell office:value-type="float" office:value="2.18369058713886" calcext:value-type="float">
            <text:p>2.18369058713886</text:p>
          </table:table-cell>
          <table:table-cell office:value-type="float" office:value="1.25172413793103" calcext:value-type="float">
            <text:p>1.25172413793103</text:p>
          </table:table-cell>
          <table:table-cell table:number-columns-repeated="6"/>
        </table:table-row>
        <table:table-row table:style-name="ro1">
          <table:table-cell table:formula="of:=ABS((SQRT(SUMXMY2([.C268:.D268];[.C267:.D267]))/[.$H$2]))*[.$I$2]+[.A267]" office:value-type="float" office:value="177.218102892674" calcext:value-type="float">
            <text:p>177.218102892674</text:p>
          </table:table-cell>
          <table:table-cell office:value-type="float" office:value="1.5" calcext:value-type="float">
            <text:p>1.5</text:p>
          </table:table-cell>
          <table:table-cell office:value-type="float" office:value="2.1762348555452" calcext:value-type="float">
            <text:p>2.1762348555452</text:p>
          </table:table-cell>
          <table:table-cell office:value-type="float" office:value="1.28154706430569" calcext:value-type="float">
            <text:p>1.28154706430569</text:p>
          </table:table-cell>
          <table:table-cell table:number-columns-repeated="6"/>
        </table:table-row>
        <table:table-row table:style-name="ro1">
          <table:table-cell table:formula="of:=ABS((SQRT(SUMXMY2([.C269:.D269];[.C268:.D268]))/[.$H$2]))*[.$I$2]+[.A268]" office:value-type="float" office:value="177.6729871765" calcext:value-type="float">
            <text:p>177.6729871765</text:p>
          </table:table-cell>
          <table:table-cell office:value-type="float" office:value="1.5" calcext:value-type="float">
            <text:p>1.5</text:p>
          </table:table-cell>
          <table:table-cell office:value-type="float" office:value="2.14641192917055" calcext:value-type="float">
            <text:p>2.14641192917055</text:p>
          </table:table-cell>
          <table:table-cell office:value-type="float" office:value="1.29459459459459" calcext:value-type="float">
            <text:p>1.29459459459459</text:p>
          </table:table-cell>
          <table:table-cell table:number-columns-repeated="6"/>
        </table:table-row>
        <table:table-row table:style-name="ro1">
          <table:table-cell table:formula="of:=ABS((SQRT(SUMXMY2([.C270:.D270];[.C269:.D269]))/[.$H$2]))*[.$I$2]+[.A269]" office:value-type="float" office:value="178.127871460327" calcext:value-type="float">
            <text:p>178.127871460327</text:p>
          </table:table-cell>
          <table:table-cell office:value-type="float" office:value="1.5" calcext:value-type="float">
            <text:p>1.5</text:p>
          </table:table-cell>
          <table:table-cell office:value-type="float" office:value="2.1165890027959" calcext:value-type="float">
            <text:p>2.1165890027959</text:p>
          </table:table-cell>
          <table:table-cell office:value-type="float" office:value="1.28154706430569" calcext:value-type="float">
            <text:p>1.28154706430569</text:p>
          </table:table-cell>
          <table:table-cell table:number-columns-repeated="6"/>
        </table:table-row>
        <table:table-row table:style-name="ro1">
          <table:table-cell table:formula="of:=ABS((SQRT(SUMXMY2([.C271:.D271];[.C270:.D270]))/[.$H$2]))*[.$I$2]+[.A270]" office:value-type="float" office:value="178.648803426776" calcext:value-type="float">
            <text:p>178.648803426776</text:p>
          </table:table-cell>
          <table:table-cell office:value-type="float" office:value="1.5" calcext:value-type="float">
            <text:p>1.5</text:p>
          </table:table-cell>
          <table:table-cell office:value-type="float" office:value="2.09422180801491" calcext:value-type="float">
            <text:p>2.09422180801491</text:p>
          </table:table-cell>
          <table:table-cell office:value-type="float" office:value="1.25172413793103" calcext:value-type="float">
            <text:p>1.25172413793103</text:p>
          </table:table-cell>
          <table:table-cell table:number-columns-repeated="6"/>
        </table:table-row>
        <table:table-row table:style-name="ro1">
          <table:table-cell table:formula="of:=ABS((SQRT(SUMXMY2([.C272:.D272];[.C271:.D271]))/[.$H$2]))*[.$I$2]+[.A271]" office:value-type="float" office:value="179.103687710602" calcext:value-type="float">
            <text:p>179.103687710602</text:p>
          </table:table-cell>
          <table:table-cell office:value-type="float" office:value="1.5" calcext:value-type="float">
            <text:p>1.5</text:p>
          </table:table-cell>
          <table:table-cell office:value-type="float" office:value="2.081174277726" calcext:value-type="float">
            <text:p>2.081174277726</text:p>
          </table:table-cell>
          <table:table-cell office:value-type="float" office:value="1.22190121155638" calcext:value-type="float">
            <text:p>1.22190121155638</text:p>
          </table:table-cell>
          <table:table-cell table:number-columns-repeated="6"/>
        </table:table-row>
        <table:table-row table:style-name="ro1">
          <table:table-cell table:formula="of:=ABS((SQRT(SUMXMY2([.C273:.D273];[.C272:.D272]))/[.$H$2]))*[.$I$2]+[.A272]" office:value-type="float" office:value="179.540308260797" calcext:value-type="float">
            <text:p>179.540308260797</text:p>
          </table:table-cell>
          <table:table-cell office:value-type="float" office:value="1.5" calcext:value-type="float">
            <text:p>1.5</text:p>
          </table:table-cell>
          <table:table-cell office:value-type="float" office:value="2.07185461323392" calcext:value-type="float">
            <text:p>2.07185461323392</text:p>
          </table:table-cell>
          <table:table-cell office:value-type="float" office:value="1.19207828518173" calcext:value-type="float">
            <text:p>1.19207828518173</text:p>
          </table:table-cell>
          <table:table-cell table:number-columns-repeated="6"/>
        </table:table-row>
        <table:table-row table:style-name="ro1">
          <table:table-cell table:formula="of:=ABS((SQRT(SUMXMY2([.C274:.D274];[.C273:.D273]))/[.$H$2]))*[.$I$2]+[.A273]" office:value-type="float" office:value="179.969879765083" calcext:value-type="float">
            <text:p>179.969879765083</text:p>
          </table:table-cell>
          <table:table-cell office:value-type="float" office:value="1.5" calcext:value-type="float">
            <text:p>1.5</text:p>
          </table:table-cell>
          <table:table-cell office:value-type="float" office:value="2.06439888164026" calcext:value-type="float">
            <text:p>2.06439888164026</text:p>
          </table:table-cell>
          <table:table-cell office:value-type="float" office:value="1.16225535880708" calcext:value-type="float">
            <text:p>1.16225535880708</text:p>
          </table:table-cell>
          <table:table-cell table:number-columns-repeated="6"/>
        </table:table-row>
        <table:table-row table:style-name="ro1">
          <table:table-cell table:formula="of:=ABS((SQRT(SUMXMY2([.C275:.D275];[.C274:.D274]))/[.$H$2]))*[.$I$2]+[.A274]" office:value-type="float" office:value="180.399451269369" calcext:value-type="float">
            <text:p>180.399451269369</text:p>
          </table:table-cell>
          <table:table-cell office:value-type="float" office:value="1.5" calcext:value-type="float">
            <text:p>1.5</text:p>
          </table:table-cell>
          <table:table-cell office:value-type="float" office:value="2.0569431500466" calcext:value-type="float">
            <text:p>2.0569431500466</text:p>
          </table:table-cell>
          <table:table-cell office:value-type="float" office:value="1.13243243243243" calcext:value-type="float">
            <text:p>1.13243243243243</text:p>
          </table:table-cell>
          <table:table-cell table:number-columns-repeated="6"/>
        </table:table-row>
        <table:table-row table:style-name="ro1">
          <table:table-cell table:formula="of:=ABS((SQRT(SUMXMY2([.C276:.D276];[.C275:.D275]))/[.$H$2]))*[.$I$2]+[.A275]" office:value-type="float" office:value="180.829022773655" calcext:value-type="float">
            <text:p>180.829022773655</text:p>
          </table:table-cell>
          <table:table-cell office:value-type="float" office:value="1.5" calcext:value-type="float">
            <text:p>1.5</text:p>
          </table:table-cell>
          <table:table-cell office:value-type="float" office:value="2.04948741845294" calcext:value-type="float">
            <text:p>2.04948741845294</text:p>
          </table:table-cell>
          <table:table-cell office:value-type="float" office:value="1.10260950605778" calcext:value-type="float">
            <text:p>1.10260950605778</text:p>
          </table:table-cell>
          <table:table-cell table:number-columns-repeated="6"/>
        </table:table-row>
        <table:table-row table:style-name="ro1">
          <table:table-cell table:formula="of:=ABS((SQRT(SUMXMY2([.C277:.D277];[.C276:.D276]))/[.$H$2]))*[.$I$2]+[.A276]" office:value-type="float" office:value="181.253030674885" calcext:value-type="float">
            <text:p>181.253030674885</text:p>
          </table:table-cell>
          <table:table-cell office:value-type="float" office:value="1.5" calcext:value-type="float">
            <text:p>1.5</text:p>
          </table:table-cell>
          <table:table-cell office:value-type="float" office:value="2.04389561975769" calcext:value-type="float">
            <text:p>2.04389561975769</text:p>
          </table:table-cell>
          <table:table-cell office:value-type="float" office:value="1.07278657968313" calcext:value-type="float">
            <text:p>1.07278657968313</text:p>
          </table:table-cell>
          <table:table-cell table:number-columns-repeated="6"/>
        </table:table-row>
        <table:table-row table:style-name="ro1">
          <table:table-cell table:formula="of:=ABS((SQRT(SUMXMY2([.C278:.D278];[.C277:.D277]))/[.$H$2]))*[.$I$2]+[.A277]" office:value-type="float" office:value="181.682602179172" calcext:value-type="float">
            <text:p>181.682602179172</text:p>
          </table:table-cell>
          <table:table-cell office:value-type="float" office:value="1.5" calcext:value-type="float">
            <text:p>1.5</text:p>
          </table:table-cell>
          <table:table-cell office:value-type="float" office:value="2.03643988816403" calcext:value-type="float">
            <text:p>2.03643988816403</text:p>
          </table:table-cell>
          <table:table-cell office:value-type="float" office:value="1.04296365330848" calcext:value-type="float">
            <text:p>1.04296365330848</text:p>
          </table:table-cell>
          <table:table-cell table:number-columns-repeated="6"/>
        </table:table-row>
        <table:table-row table:style-name="ro1">
          <table:table-cell table:formula="of:=ABS((SQRT(SUMXMY2([.C279:.D279];[.C278:.D278]))/[.$H$2]))*[.$I$2]+[.A278]" office:value-type="float" office:value="190.606251913457" calcext:value-type="float">
            <text:p>190.606251913457</text:p>
          </table:table-cell>
          <table:table-cell office:value-type="float" office:value="1.5" calcext:value-type="float">
            <text:p>1.5</text:p>
          </table:table-cell>
          <table:table-cell office:value-type="float" office:value="1.4977632805219" calcext:value-type="float">
            <text:p>1.4977632805219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formula="of:=ABS((SQRT(SUMXMY2([.C280:.D280];[.C279:.D279]))/[.$H$2]))*[.$I$2]+[.A279]" office:value-type="float" office:value="191.030259814687" calcext:value-type="float">
            <text:p>191.030259814687</text:p>
          </table:table-cell>
          <table:table-cell office:value-type="float" office:value="1.5" calcext:value-type="float">
            <text:p>1.5</text:p>
          </table:table-cell>
          <table:table-cell office:value-type="float" office:value="1.46794035414725" calcext:value-type="float">
            <text:p>1.46794035414725</text:p>
          </table:table-cell>
          <table:table-cell office:value-type="float" office:value="0.705591798695247" calcext:value-type="float">
            <text:p>0.705591798695247</text:p>
          </table:table-cell>
          <table:table-cell table:number-columns-repeated="6"/>
        </table:table-row>
        <table:table-row table:style-name="ro1">
          <table:table-cell table:formula="of:=ABS((SQRT(SUMXMY2([.C281:.D281];[.C280:.D280]))/[.$H$2]))*[.$I$2]+[.A280]" office:value-type="float" office:value="191.475344281927" calcext:value-type="float">
            <text:p>191.475344281927</text:p>
          </table:table-cell>
          <table:table-cell office:value-type="float" office:value="1.5" calcext:value-type="float">
            <text:p>1.5</text:p>
          </table:table-cell>
          <table:table-cell office:value-type="float" office:value="1.4381174277726" calcext:value-type="float">
            <text:p>1.4381174277726</text:p>
          </table:table-cell>
          <table:table-cell office:value-type="float" office:value="0.716775396085741" calcext:value-type="float">
            <text:p>0.716775396085741</text:p>
          </table:table-cell>
          <table:table-cell table:number-columns-repeated="6"/>
        </table:table-row>
        <table:table-row table:style-name="ro1">
          <table:table-cell table:formula="of:=ABS((SQRT(SUMXMY2([.C282:.D282];[.C281:.D281]))/[.$H$2]))*[.$I$2]+[.A281]" office:value-type="float" office:value="191.97568309699" calcext:value-type="float">
            <text:p>191.97568309699</text:p>
          </table:table-cell>
          <table:table-cell office:value-type="float" office:value="1.5" calcext:value-type="float">
            <text:p>1.5</text:p>
          </table:table-cell>
          <table:table-cell office:value-type="float" office:value="1.41015843429637" calcext:value-type="float">
            <text:p>1.41015843429637</text:p>
          </table:table-cell>
          <table:table-cell office:value-type="float" office:value="0.739142590866729" calcext:value-type="float">
            <text:p>0.739142590866729</text:p>
          </table:table-cell>
          <table:table-cell table:number-columns-repeated="6"/>
        </table:table-row>
        <table:table-row table:style-name="ro1">
          <table:table-cell table:formula="of:=ABS((SQRT(SUMXMY2([.C283:.D283];[.C282:.D282]))/[.$H$2]))*[.$I$2]+[.A282]" office:value-type="float" office:value="192.481416556564" calcext:value-type="float">
            <text:p>192.481416556564</text:p>
          </table:table-cell>
          <table:table-cell office:value-type="float" office:value="1.5" calcext:value-type="float">
            <text:p>1.5</text:p>
          </table:table-cell>
          <table:table-cell office:value-type="float" office:value="1.38965517241379" calcext:value-type="float">
            <text:p>1.38965517241379</text:p>
          </table:table-cell>
          <table:table-cell office:value-type="float" office:value="0.768965517241379" calcext:value-type="float">
            <text:p>0.768965517241379</text:p>
          </table:table-cell>
          <table:table-cell table:number-columns-repeated="6"/>
        </table:table-row>
        <table:table-row table:style-name="ro1">
          <table:table-cell table:formula="of:=ABS((SQRT(SUMXMY2([.C284:.D284];[.C283:.D283]))/[.$H$2]))*[.$I$2]+[.A283]" office:value-type="float" office:value="192.926501023804" calcext:value-type="float">
            <text:p>192.926501023804</text:p>
          </table:table-cell>
          <table:table-cell office:value-type="float" office:value="1.5" calcext:value-type="float">
            <text:p>1.5</text:p>
          </table:table-cell>
          <table:table-cell office:value-type="float" office:value="1.3784715750233" calcext:value-type="float">
            <text:p>1.3784715750233</text:p>
          </table:table-cell>
          <table:table-cell office:value-type="float" office:value="0.79878844361603" calcext:value-type="float">
            <text:p>0.79878844361603</text:p>
          </table:table-cell>
          <table:table-cell table:number-columns-repeated="6"/>
        </table:table-row>
        <table:table-row table:style-name="ro1">
          <table:table-cell table:formula="of:=ABS((SQRT(SUMXMY2([.C285:.D285];[.C284:.D284]))/[.$H$2]))*[.$I$2]+[.A284]" office:value-type="float" office:value="193.346489802088" calcext:value-type="float">
            <text:p>193.346489802088</text:p>
          </table:table-cell>
          <table:table-cell office:value-type="float" office:value="1.5" calcext:value-type="float">
            <text:p>1.5</text:p>
          </table:table-cell>
          <table:table-cell office:value-type="float" office:value="1.37474370922647" calcext:value-type="float">
            <text:p>1.37474370922647</text:p>
          </table:table-cell>
          <table:table-cell office:value-type="float" office:value="0.82861136999068" calcext:value-type="float">
            <text:p>0.82861136999068</text:p>
          </table:table-cell>
          <table:table-cell table:number-columns-repeated="6"/>
        </table:table-row>
        <table:table-row table:style-name="ro1">
          <table:table-cell table:formula="of:=ABS((SQRT(SUMXMY2([.C286:.D286];[.C285:.D285]))/[.$H$2]))*[.$I$2]+[.A285]" office:value-type="float" office:value="193.763235375248" calcext:value-type="float">
            <text:p>193.763235375248</text:p>
          </table:table-cell>
          <table:table-cell office:value-type="float" office:value="1.5" calcext:value-type="float">
            <text:p>1.5</text:p>
          </table:table-cell>
          <table:table-cell office:value-type="float" office:value="1.37474370922647" calcext:value-type="float">
            <text:p>1.37474370922647</text:p>
          </table:table-cell>
          <table:table-cell office:value-type="float" office:value="0.858434296365331" calcext:value-type="float">
            <text:p>0.858434296365331</text:p>
          </table:table-cell>
          <table:table-cell table:number-columns-repeated="6"/>
        </table:table-row>
        <table:table-row table:style-name="ro1">
          <table:table-cell table:formula="of:=ABS((SQRT(SUMXMY2([.C287:.D287];[.C286:.D286]))/[.$H$2]))*[.$I$2]+[.A286]" office:value-type="float" office:value="194.180794111274" calcext:value-type="float">
            <text:p>194.180794111274</text:p>
          </table:table-cell>
          <table:table-cell office:value-type="float" office:value="1.5" calcext:value-type="float">
            <text:p>1.5</text:p>
          </table:table-cell>
          <table:table-cell office:value-type="float" office:value="1.37660764212488" calcext:value-type="float">
            <text:p>1.37660764212488</text:p>
          </table:table-cell>
          <table:table-cell office:value-type="float" office:value="0.888257222739981" calcext:value-type="float">
            <text:p>0.888257222739981</text:p>
          </table:table-cell>
          <table:table-cell table:number-columns-repeated="6"/>
        </table:table-row>
        <table:table-row table:style-name="ro1">
          <table:table-cell table:formula="of:=ABS((SQRT(SUMXMY2([.C288:.D288];[.C287:.D287]))/[.$H$2]))*[.$I$2]+[.A287]" office:value-type="float" office:value="194.604802012504" calcext:value-type="float">
            <text:p>194.604802012504</text:p>
          </table:table-cell>
          <table:table-cell office:value-type="float" office:value="1.5" calcext:value-type="float">
            <text:p>1.5</text:p>
          </table:table-cell>
          <table:table-cell office:value-type="float" office:value="1.38219944082013" calcext:value-type="float">
            <text:p>1.38219944082013</text:p>
          </table:table-cell>
          <table:table-cell office:value-type="float" office:value="0.918080149114632" calcext:value-type="float">
            <text:p>0.918080149114632</text:p>
          </table:table-cell>
          <table:table-cell table:number-columns-repeated="6"/>
        </table:table-row>
        <table:table-row table:style-name="ro1">
          <table:table-cell table:formula="of:=ABS((SQRT(SUMXMY2([.C289:.D289];[.C288:.D288]))/[.$H$2]))*[.$I$2]+[.A288]" office:value-type="float" office:value="195.03437351679" calcext:value-type="float">
            <text:p>195.03437351679</text:p>
          </table:table-cell>
          <table:table-cell office:value-type="float" office:value="1.5" calcext:value-type="float">
            <text:p>1.5</text:p>
          </table:table-cell>
          <table:table-cell office:value-type="float" office:value="1.38965517241379" calcext:value-type="float">
            <text:p>1.38965517241379</text:p>
          </table:table-cell>
          <table:table-cell office:value-type="float" office:value="0.947903075489282" calcext:value-type="float">
            <text:p>0.947903075489282</text:p>
          </table:table-cell>
          <table:table-cell table:number-columns-repeated="6"/>
        </table:table-row>
        <table:table-row table:style-name="ro1">
          <table:table-cell table:formula="of:=ABS((SQRT(SUMXMY2([.C290:.D290];[.C289:.D289]))/[.$H$2]))*[.$I$2]+[.A289]" office:value-type="float" office:value="195.470994066985" calcext:value-type="float">
            <text:p>195.470994066985</text:p>
          </table:table-cell>
          <table:table-cell office:value-type="float" office:value="1.5" calcext:value-type="float">
            <text:p>1.5</text:p>
          </table:table-cell>
          <table:table-cell office:value-type="float" office:value="1.39897483690587" calcext:value-type="float">
            <text:p>1.39897483690587</text:p>
          </table:table-cell>
          <table:table-cell office:value-type="float" office:value="0.977726001863933" calcext:value-type="float">
            <text:p>0.977726001863933</text:p>
          </table:table-cell>
          <table:table-cell table:number-columns-repeated="6"/>
        </table:table-row>
        <table:table-row table:style-name="ro1">
          <table:table-cell table:formula="of:=ABS((SQRT(SUMXMY2([.C291:.D291];[.C290:.D290]))/[.$H$2]))*[.$I$2]+[.A290]" office:value-type="float" office:value="195.936929782438" calcext:value-type="float">
            <text:p>195.936929782438</text:p>
          </table:table-cell>
          <table:table-cell office:value-type="float" office:value="1.5" calcext:value-type="float">
            <text:p>1.5</text:p>
          </table:table-cell>
          <table:table-cell office:value-type="float" office:value="1.4138863000932" calcext:value-type="float">
            <text:p>1.4138863000932</text:p>
          </table:table-cell>
          <table:table-cell office:value-type="float" office:value="1.00754892823858" calcext:value-type="float">
            <text:p>1.00754892823858</text:p>
          </table:table-cell>
          <table:table-cell table:number-columns-repeated="6"/>
        </table:table-row>
        <table:table-row table:style-name="ro1">
          <table:table-cell table:formula="of:=ABS((SQRT(SUMXMY2([.C292:.D292];[.C291:.D291]))/[.$H$2]))*[.$I$2]+[.A291]" office:value-type="float" office:value="196.415081767445" calcext:value-type="float">
            <text:p>196.415081767445</text:p>
          </table:table-cell>
          <table:table-cell office:value-type="float" office:value="1.5" calcext:value-type="float">
            <text:p>1.5</text:p>
          </table:table-cell>
          <table:table-cell office:value-type="float" office:value="1.43066169617894" calcext:value-type="float">
            <text:p>1.43066169617894</text:p>
          </table:table-cell>
          <table:table-cell office:value-type="float" office:value="1.03737185461323" calcext:value-type="float">
            <text:p>1.03737185461323</text:p>
          </table:table-cell>
          <table:table-cell table:number-columns-repeated="6"/>
        </table:table-row>
        <table:table-row table:style-name="ro1">
          <table:table-cell table:formula="of:=ABS((SQRT(SUMXMY2([.C293:.D293];[.C292:.D292]))/[.$H$2]))*[.$I$2]+[.A292]" office:value-type="float" office:value="196.968840043632" calcext:value-type="float">
            <text:p>196.968840043632</text:p>
          </table:table-cell>
          <table:table-cell office:value-type="float" office:value="1.5" calcext:value-type="float">
            <text:p>1.5</text:p>
          </table:table-cell>
          <table:table-cell office:value-type="float" office:value="1.45675675675676" calcext:value-type="float">
            <text:p>1.45675675675676</text:p>
          </table:table-cell>
          <table:table-cell office:value-type="float" office:value="1.06719478098788" calcext:value-type="float">
            <text:p>1.06719478098788</text:p>
          </table:table-cell>
          <table:table-cell table:number-columns-repeated="6"/>
        </table:table-row>
        <table:table-row table:style-name="ro1">
          <table:table-cell table:formula="of:=ABS((SQRT(SUMXMY2([.C294:.D294];[.C293:.D293]))/[.$H$2]))*[.$I$2]+[.A293]" office:value-type="float" office:value="197.263523664442" calcext:value-type="float">
            <text:p>197.263523664442</text:p>
          </table:table-cell>
          <table:table-cell office:value-type="float" office:value="1.5" calcext:value-type="float">
            <text:p>1.5</text:p>
          </table:table-cell>
          <table:table-cell office:value-type="float" office:value="1.47166821994408" calcext:value-type="float">
            <text:p>1.47166821994408</text:p>
          </table:table-cell>
          <table:table-cell office:value-type="float" office:value="1.08210624417521" calcext:value-type="float">
            <text:p>1.08210624417521</text:p>
          </table:table-cell>
          <table:table-cell table:number-columns-repeated="6"/>
        </table:table-row>
        <table:table-row table:style-name="ro1">
          <table:table-cell table:formula="of:=ABS((SQRT(SUMXMY2([.C295:.D295];[.C294:.D294]))/[.$H$2]))*[.$I$2]+[.A294]" office:value-type="float" office:value="197.769257124016" calcext:value-type="float">
            <text:p>197.769257124016</text:p>
          </table:table-cell>
          <table:table-cell office:value-type="float" office:value="1.5" calcext:value-type="float">
            <text:p>1.5</text:p>
          </table:table-cell>
          <table:table-cell office:value-type="float" office:value="1.50149114631873" calcext:value-type="float">
            <text:p>1.50149114631873</text:p>
          </table:table-cell>
          <table:table-cell office:value-type="float" office:value="1.10260950605778" calcext:value-type="float">
            <text:p>1.10260950605778</text:p>
          </table:table-cell>
          <table:table-cell table:number-columns-repeated="6"/>
        </table:table-row>
        <table:table-row table:style-name="ro1">
          <table:table-cell table:formula="of:=ABS((SQRT(SUMXMY2([.C296:.D296];[.C295:.D295]))/[.$H$2]))*[.$I$2]+[.A295]" office:value-type="float" office:value="198.224141407843" calcext:value-type="float">
            <text:p>198.224141407843</text:p>
          </table:table-cell>
          <table:table-cell office:value-type="float" office:value="1.5" calcext:value-type="float">
            <text:p>1.5</text:p>
          </table:table-cell>
          <table:table-cell office:value-type="float" office:value="1.53131407269338" calcext:value-type="float">
            <text:p>1.53131407269338</text:p>
          </table:table-cell>
          <table:table-cell office:value-type="float" office:value="1.11565703634669" calcext:value-type="float">
            <text:p>1.11565703634669</text:p>
          </table:table-cell>
          <table:table-cell table:number-columns-repeated="6"/>
        </table:table-row>
        <table:table-row table:style-name="ro1">
          <table:table-cell table:formula="of:=ABS((SQRT(SUMXMY2([.C297:.D297];[.C296:.D296]))/[.$H$2]))*[.$I$2]+[.A296]" office:value-type="float" office:value="198.660761958037" calcext:value-type="float">
            <text:p>198.660761958037</text:p>
          </table:table-cell>
          <table:table-cell office:value-type="float" office:value="1.5" calcext:value-type="float">
            <text:p>1.5</text:p>
          </table:table-cell>
          <table:table-cell office:value-type="float" office:value="1.56113699906803" calcext:value-type="float">
            <text:p>1.56113699906803</text:p>
          </table:table-cell>
          <table:table-cell office:value-type="float" office:value="1.12497670083877" calcext:value-type="float">
            <text:p>1.12497670083877</text:p>
          </table:table-cell>
          <table:table-cell table:number-columns-repeated="6"/>
        </table:table-row>
        <table:table-row table:style-name="ro1">
          <table:table-cell table:formula="of:=ABS((SQRT(SUMXMY2([.C298:.D298];[.C297:.D297]))/[.$H$2]))*[.$I$2]+[.A297]" office:value-type="float" office:value="199.080750736321" calcext:value-type="float">
            <text:p>199.080750736321</text:p>
          </table:table-cell>
          <table:table-cell office:value-type="float" office:value="1.5" calcext:value-type="float">
            <text:p>1.5</text:p>
          </table:table-cell>
          <table:table-cell office:value-type="float" office:value="1.59095992544268" calcext:value-type="float">
            <text:p>1.59095992544268</text:p>
          </table:table-cell>
          <table:table-cell office:value-type="float" office:value="1.1287045666356" calcext:value-type="float">
            <text:p>1.1287045666356</text:p>
          </table:table-cell>
          <table:table-cell table:number-columns-repeated="6"/>
        </table:table-row>
        <table:table-row table:style-name="ro1">
          <table:table-cell table:formula="of:=ABS((SQRT(SUMXMY2([.C299:.D299];[.C298:.D298]))/[.$H$2]))*[.$I$2]+[.A298]" office:value-type="float" office:value="199.498309472348" calcext:value-type="float">
            <text:p>199.498309472348</text:p>
          </table:table-cell>
          <table:table-cell office:value-type="float" office:value="1.5" calcext:value-type="float">
            <text:p>1.5</text:p>
          </table:table-cell>
          <table:table-cell office:value-type="float" office:value="1.62078285181733" calcext:value-type="float">
            <text:p>1.62078285181733</text:p>
          </table:table-cell>
          <table:table-cell office:value-type="float" office:value="1.13056849953402" calcext:value-type="float">
            <text:p>1.13056849953402</text:p>
          </table:table-cell>
          <table:table-cell table:number-columns-repeated="6"/>
        </table:table-row>
        <table:table-row table:style-name="ro1">
          <table:table-cell table:formula="of:=ABS((SQRT(SUMXMY2([.C300:.D300];[.C299:.D299]))/[.$H$2]))*[.$I$2]+[.A299]" office:value-type="float" office:value="199.918298250632" calcext:value-type="float">
            <text:p>199.918298250632</text:p>
          </table:table-cell>
          <table:table-cell office:value-type="float" office:value="1.5" calcext:value-type="float">
            <text:p>1.5</text:p>
          </table:table-cell>
          <table:table-cell office:value-type="float" office:value="1.65060577819199" calcext:value-type="float">
            <text:p>1.65060577819199</text:p>
          </table:table-cell>
          <table:table-cell office:value-type="float" office:value="1.12684063373719" calcext:value-type="float">
            <text:p>1.12684063373719</text:p>
          </table:table-cell>
          <table:table-cell table:number-columns-repeated="6"/>
        </table:table-row>
        <table:table-row table:style-name="ro1">
          <table:table-cell table:formula="of:=ABS((SQRT(SUMXMY2([.C301:.D301];[.C300:.D300]))/[.$H$2]))*[.$I$2]+[.A300]" office:value-type="float" office:value="200.354918800827" calcext:value-type="float">
            <text:p>200.354918800827</text:p>
          </table:table-cell>
          <table:table-cell office:value-type="float" office:value="1.5" calcext:value-type="float">
            <text:p>1.5</text:p>
          </table:table-cell>
          <table:table-cell office:value-type="float" office:value="1.68042870456664" calcext:value-type="float">
            <text:p>1.68042870456664</text:p>
          </table:table-cell>
          <table:table-cell office:value-type="float" office:value="1.11752096924511" calcext:value-type="float">
            <text:p>1.11752096924511</text:p>
          </table:table-cell>
          <table:table-cell table:number-columns-repeated="6"/>
        </table:table-row>
        <table:table-row table:style-name="ro1">
          <table:table-cell table:formula="of:=ABS((SQRT(SUMXMY2([.C302:.D302];[.C301:.D301]))/[.$H$2]))*[.$I$2]+[.A301]" office:value-type="float" office:value="200.846365035083" calcext:value-type="float">
            <text:p>200.846365035083</text:p>
          </table:table-cell>
          <table:table-cell office:value-type="float" office:value="1.5" calcext:value-type="float">
            <text:p>1.5</text:p>
          </table:table-cell>
          <table:table-cell office:value-type="float" office:value="1.71025163094129" calcext:value-type="float">
            <text:p>1.71025163094129</text:p>
          </table:table-cell>
          <table:table-cell office:value-type="float" office:value="1.09888164026095" calcext:value-type="float">
            <text:p>1.09888164026095</text:p>
          </table:table-cell>
          <table:table-cell table:number-columns-repeated="6"/>
        </table:table-row>
        <table:table-row table:style-name="ro1">
          <table:table-cell table:formula="of:=ABS((SQRT(SUMXMY2([.C303:.D303];[.C302:.D302]))/[.$H$2]))*[.$I$2]+[.A302]" office:value-type="float" office:value="201.367297001533" calcext:value-type="float">
            <text:p>201.367297001533</text:p>
          </table:table-cell>
          <table:table-cell office:value-type="float" office:value="1.5" calcext:value-type="float">
            <text:p>1.5</text:p>
          </table:table-cell>
          <table:table-cell office:value-type="float" office:value="1.73261882572227" calcext:value-type="float">
            <text:p>1.73261882572227</text:p>
          </table:table-cell>
          <table:table-cell office:value-type="float" office:value="1.0690587138863" calcext:value-type="float">
            <text:p>1.0690587138863</text:p>
          </table:table-cell>
          <table:table-cell table:number-columns-repeated="6"/>
        </table:table-row>
        <table:table-row table:style-name="ro1">
          <table:table-cell table:formula="of:=ABS((SQRT(SUMXMY2([.C304:.D304];[.C303:.D303]))/[.$H$2]))*[.$I$2]+[.A303]" office:value-type="float" office:value="201.822181285359" calcext:value-type="float">
            <text:p>201.822181285359</text:p>
          </table:table-cell>
          <table:table-cell office:value-type="float" office:value="1.5" calcext:value-type="float">
            <text:p>1.5</text:p>
          </table:table-cell>
          <table:table-cell office:value-type="float" office:value="1.74566635601118" calcext:value-type="float">
            <text:p>1.74566635601118</text:p>
          </table:table-cell>
          <table:table-cell office:value-type="float" office:value="1.03923578751165" calcext:value-type="float">
            <text:p>1.03923578751165</text:p>
          </table:table-cell>
          <table:table-cell table:number-columns-repeated="6"/>
        </table:table-row>
        <table:table-row table:style-name="ro1">
          <table:table-cell table:formula="of:=ABS((SQRT(SUMXMY2([.C305:.D305];[.C304:.D304]))/[.$H$2]))*[.$I$2]+[.A304]" office:value-type="float" office:value="202.246189186589" calcext:value-type="float">
            <text:p>202.246189186589</text:p>
          </table:table-cell>
          <table:table-cell office:value-type="float" office:value="1.5" calcext:value-type="float">
            <text:p>1.5</text:p>
          </table:table-cell>
          <table:table-cell office:value-type="float" office:value="1.75125815470643" calcext:value-type="float">
            <text:p>1.75125815470643</text:p>
          </table:table-cell>
          <table:table-cell office:value-type="float" office:value="1.009412861137" calcext:value-type="float">
            <text:p>1.009412861137</text:p>
          </table:table-cell>
          <table:table-cell table:number-columns-repeated="6"/>
        </table:table-row>
        <table:table-row table:style-name="ro1">
          <table:table-cell table:formula="of:=ABS((SQRT(SUMXMY2([.C306:.D306];[.C305:.D305]))/[.$H$2]))*[.$I$2]+[.A305]" office:value-type="float" office:value="202.663747922616" calcext:value-type="float">
            <text:p>202.663747922616</text:p>
          </table:table-cell>
          <table:table-cell office:value-type="float" office:value="1.5" calcext:value-type="float">
            <text:p>1.5</text:p>
          </table:table-cell>
          <table:table-cell office:value-type="float" office:value="1.75312208760485" calcext:value-type="float">
            <text:p>1.75312208760485</text:p>
          </table:table-cell>
          <table:table-cell office:value-type="float" office:value="0.979589934762348" calcext:value-type="float">
            <text:p>0.979589934762348</text:p>
          </table:table-cell>
          <table:table-cell table:number-columns-repeated="6"/>
        </table:table-row>
        <table:table-row table:style-name="ro1">
          <table:table-cell table:formula="of:=ABS((SQRT(SUMXMY2([.C307:.D307];[.C306:.D306]))/[.$H$2]))*[.$I$2]+[.A306]" office:value-type="float" office:value="203.081306658642" calcext:value-type="float">
            <text:p>203.081306658642</text:p>
          </table:table-cell>
          <table:table-cell office:value-type="float" office:value="1.5" calcext:value-type="float">
            <text:p>1.5</text:p>
          </table:table-cell>
          <table:table-cell office:value-type="float" office:value="1.75125815470643" calcext:value-type="float">
            <text:p>1.75125815470643</text:p>
          </table:table-cell>
          <table:table-cell office:value-type="float" office:value="0.949767008387698" calcext:value-type="float">
            <text:p>0.949767008387698</text:p>
          </table:table-cell>
          <table:table-cell table:number-columns-repeated="6"/>
        </table:table-row>
        <table:table-row table:style-name="ro1">
          <table:table-cell table:formula="of:=ABS((SQRT(SUMXMY2([.C308:.D308];[.C307:.D307]))/[.$H$2]))*[.$I$2]+[.A307]" office:value-type="float" office:value="203.505314559872" calcext:value-type="float">
            <text:p>203.505314559872</text:p>
          </table:table-cell>
          <table:table-cell office:value-type="float" office:value="1.5" calcext:value-type="float">
            <text:p>1.5</text:p>
          </table:table-cell>
          <table:table-cell office:value-type="float" office:value="1.74566635601118" calcext:value-type="float">
            <text:p>1.74566635601118</text:p>
          </table:table-cell>
          <table:table-cell office:value-type="float" office:value="0.919944082013048" calcext:value-type="float">
            <text:p>0.919944082013048</text:p>
          </table:table-cell>
          <table:table-cell table:number-columns-repeated="6"/>
        </table:table-row>
        <table:table-row table:style-name="ro1">
          <table:table-cell table:formula="of:=ABS((SQRT(SUMXMY2([.C309:.D309];[.C308:.D308]))/[.$H$2]))*[.$I$2]+[.A308]" office:value-type="float" office:value="203.934886064158" calcext:value-type="float">
            <text:p>203.934886064158</text:p>
          </table:table-cell>
          <table:table-cell office:value-type="float" office:value="1.5" calcext:value-type="float">
            <text:p>1.5</text:p>
          </table:table-cell>
          <table:table-cell office:value-type="float" office:value="1.73821062441752" calcext:value-type="float">
            <text:p>1.73821062441752</text:p>
          </table:table-cell>
          <table:table-cell office:value-type="float" office:value="0.890121155638397" calcext:value-type="float">
            <text:p>0.890121155638397</text:p>
          </table:table-cell>
          <table:table-cell table:number-columns-repeated="6"/>
        </table:table-row>
        <table:table-row table:style-name="ro1">
          <table:table-cell table:formula="of:=ABS((SQRT(SUMXMY2([.C310:.D310];[.C309:.D309]))/[.$H$2]))*[.$I$2]+[.A309]" office:value-type="float" office:value="204.371506614353" calcext:value-type="float">
            <text:p>204.371506614353</text:p>
          </table:table-cell>
          <table:table-cell office:value-type="float" office:value="1.5" calcext:value-type="float">
            <text:p>1.5</text:p>
          </table:table-cell>
          <table:table-cell office:value-type="float" office:value="1.72889095992544" calcext:value-type="float">
            <text:p>1.72889095992544</text:p>
          </table:table-cell>
          <table:table-cell office:value-type="float" office:value="0.860298229263746" calcext:value-type="float">
            <text:p>0.860298229263746</text:p>
          </table:table-cell>
          <table:table-cell table:number-columns-repeated="6"/>
        </table:table-row>
        <table:table-row table:style-name="ro1">
          <table:table-cell table:formula="of:=ABS((SQRT(SUMXMY2([.C311:.D311];[.C310:.D310]))/[.$H$2]))*[.$I$2]+[.A310]" office:value-type="float" office:value="204.816591081593" calcext:value-type="float">
            <text:p>204.816591081593</text:p>
          </table:table-cell>
          <table:table-cell office:value-type="float" office:value="1.5" calcext:value-type="float">
            <text:p>1.5</text:p>
          </table:table-cell>
          <table:table-cell office:value-type="float" office:value="1.71770736253495" calcext:value-type="float">
            <text:p>1.71770736253495</text:p>
          </table:table-cell>
          <table:table-cell office:value-type="float" office:value="0.830475302889096" calcext:value-type="float">
            <text:p>0.830475302889096</text:p>
          </table:table-cell>
          <table:table-cell table:number-columns-repeated="6"/>
        </table:table-row>
        <table:table-row table:style-name="ro1">
          <table:table-cell table:formula="of:=ABS((SQRT(SUMXMY2([.C312:.D312];[.C311:.D311]))/[.$H$2]))*[.$I$2]+[.A311]" office:value-type="float" office:value="205.282526797046" calcext:value-type="float">
            <text:p>205.282526797046</text:p>
          </table:table-cell>
          <table:table-cell office:value-type="float" office:value="1.5" calcext:value-type="float">
            <text:p>1.5</text:p>
          </table:table-cell>
          <table:table-cell office:value-type="float" office:value="1.70279589934762" calcext:value-type="float">
            <text:p>1.70279589934762</text:p>
          </table:table-cell>
          <table:table-cell office:value-type="float" office:value="0.800652376514445" calcext:value-type="float">
            <text:p>0.800652376514445</text:p>
          </table:table-cell>
          <table:table-cell table:number-columns-repeated="6"/>
        </table:table-row>
        <table:table-row table:style-name="ro1">
          <table:table-cell table:formula="of:=ABS((SQRT(SUMXMY2([.C313:.D313];[.C312:.D312]))/[.$H$2]))*[.$I$2]+[.A312]" office:value-type="float" office:value="205.803458763495" calcext:value-type="float">
            <text:p>205.803458763495</text:p>
          </table:table-cell>
          <table:table-cell office:value-type="float" office:value="1.5" calcext:value-type="float">
            <text:p>1.5</text:p>
          </table:table-cell>
          <table:table-cell office:value-type="float" office:value="1.68042870456664" calcext:value-type="float">
            <text:p>1.68042870456664</text:p>
          </table:table-cell>
          <table:table-cell office:value-type="float" office:value="0.770829450139795" calcext:value-type="float">
            <text:p>0.770829450139795</text:p>
          </table:table-cell>
          <table:table-cell table:number-columns-repeated="6"/>
        </table:table-row>
        <table:table-row table:style-name="ro1">
          <table:table-cell table:formula="of:=ABS((SQRT(SUMXMY2([.C314:.D314];[.C313:.D313]))/[.$H$2]))*[.$I$2]+[.A313]" office:value-type="float" office:value="206.098142384306" calcext:value-type="float">
            <text:p>206.098142384306</text:p>
          </table:table-cell>
          <table:table-cell office:value-type="float" office:value="1.5" calcext:value-type="float">
            <text:p>1.5</text:p>
          </table:table-cell>
          <table:table-cell office:value-type="float" office:value="1.66551724137931" calcext:value-type="float">
            <text:p>1.66551724137931</text:p>
          </table:table-cell>
          <table:table-cell office:value-type="float" office:value="0.75591798695247" calcext:value-type="float">
            <text:p>0.75591798695247</text:p>
          </table:table-cell>
          <table:table-cell table:number-columns-repeated="6"/>
        </table:table-row>
        <table:table-row table:style-name="ro1">
          <table:table-cell table:formula="of:=ABS((SQRT(SUMXMY2([.C315:.D315];[.C314:.D314]))/[.$H$2]))*[.$I$2]+[.A314]" office:value-type="float" office:value="206.635106764663" calcext:value-type="float">
            <text:p>206.635106764663</text:p>
          </table:table-cell>
          <table:table-cell office:value-type="float" office:value="1.5" calcext:value-type="float">
            <text:p>1.5</text:p>
          </table:table-cell>
          <table:table-cell office:value-type="float" office:value="1.63569431500466" calcext:value-type="float">
            <text:p>1.63569431500466</text:p>
          </table:table-cell>
          <table:table-cell office:value-type="float" office:value="0.731686859273066" calcext:value-type="float">
            <text:p>0.731686859273066</text:p>
          </table:table-cell>
          <table:table-cell table:number-columns-repeated="6"/>
        </table:table-row>
        <table:table-row table:style-name="ro1">
          <table:table-cell table:formula="of:=ABS((SQRT(SUMXMY2([.C316:.D316];[.C315:.D315]))/[.$H$2]))*[.$I$2]+[.A315]" office:value-type="float" office:value="207.101042480117" calcext:value-type="float">
            <text:p>207.101042480117</text:p>
          </table:table-cell>
          <table:table-cell office:value-type="float" office:value="1.5" calcext:value-type="float">
            <text:p>1.5</text:p>
          </table:table-cell>
          <table:table-cell office:value-type="float" office:value="1.60587138863001" calcext:value-type="float">
            <text:p>1.60587138863001</text:p>
          </table:table-cell>
          <table:table-cell office:value-type="float" office:value="0.716775396085741" calcext:value-type="float">
            <text:p>0.716775396085741</text:p>
          </table:table-cell>
          <table:table-cell table:number-columns-repeated="6"/>
        </table:table-row>
        <table:table-row table:style-name="ro1">
          <table:table-cell table:formula="of:=ABS((SQRT(SUMXMY2([.C317:.D317];[.C316:.D316]))/[.$H$2]))*[.$I$2]+[.A316]" office:value-type="float" office:value="207.537663030311" calcext:value-type="float">
            <text:p>207.537663030311</text:p>
          </table:table-cell>
          <table:table-cell office:value-type="float" office:value="1.5" calcext:value-type="float">
            <text:p>1.5</text:p>
          </table:table-cell>
          <table:table-cell office:value-type="float" office:value="1.57604846225536" calcext:value-type="float">
            <text:p>1.57604846225536</text:p>
          </table:table-cell>
          <table:table-cell office:value-type="float" office:value="0.707455731593663" calcext:value-type="float">
            <text:p>0.707455731593663</text:p>
          </table:table-cell>
          <table:table-cell table:number-columns-repeated="6"/>
        </table:table-row>
        <table:table-row table:style-name="ro1">
          <table:table-cell table:formula="of:=ABS((SQRT(SUMXMY2([.C318:.D318];[.C317:.D317]))/[.$H$2]))*[.$I$2]+[.A317]" office:value-type="float" office:value="207.961670931541" calcext:value-type="float">
            <text:p>207.961670931541</text:p>
          </table:table-cell>
          <table:table-cell office:value-type="float" office:value="1.5" calcext:value-type="float">
            <text:p>1.5</text:p>
          </table:table-cell>
          <table:table-cell office:value-type="float" office:value="1.54622553588071" calcext:value-type="float">
            <text:p>1.54622553588071</text:p>
          </table:table-cell>
          <table:table-cell office:value-type="float" office:value="0.701863932898416" calcext:value-type="float">
            <text:p>0.701863932898416</text:p>
          </table:table-cell>
          <table:table-cell table:number-columns-repeated="6"/>
        </table:table-row>
        <table:table-row table:style-name="ro1">
          <table:table-cell table:formula="of:=ABS((SQRT(SUMXMY2([.C319:.D319];[.C318:.D318]))/[.$H$2]))*[.$I$2]+[.A318]" office:value-type="float" office:value="208.379229667568" calcext:value-type="float">
            <text:p>208.379229667568</text:p>
          </table:table-cell>
          <table:table-cell office:value-type="float" office:value="1.5" calcext:value-type="float">
            <text:p>1.5</text:p>
          </table:table-cell>
          <table:table-cell office:value-type="float" office:value="1.51640260950606" calcext:value-type="float">
            <text:p>1.51640260950606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formula="of:=ABS((SQRT(SUMXMY2([.C320:.D320];[.C319:.D319]))/[.$H$2]))*[.$I$2]+[.A319]" office:value-type="float" office:value="208.884963127142" calcext:value-type="float">
            <text:p>208.884963127142</text:p>
          </table:table-cell>
          <table:table-cell office:value-type="float" office:value="1.5" calcext:value-type="float">
            <text:p>1.5</text:p>
          </table:table-cell>
          <table:table-cell office:value-type="float" office:value="1.5089468779124" calcext:value-type="float">
            <text:p>1.5089468779124</text:p>
          </table:table-cell>
          <table:table-cell office:value-type="float" office:value="0.735414725069898" calcext:value-type="float">
            <text:p>0.735414725069898</text:p>
          </table:table-cell>
          <table:table-cell table:number-columns-repeated="6"/>
        </table:table-row>
        <table:table-row table:style-name="ro1">
          <table:table-cell table:formula="of:=ABS((SQRT(SUMXMY2([.C321:.D321];[.C320:.D320]))/[.$H$2]))*[.$I$2]+[.A320]" office:value-type="float" office:value="209.302521863168" calcext:value-type="float">
            <text:p>209.302521863168</text:p>
          </table:table-cell>
          <table:table-cell office:value-type="float" office:value="1.5" calcext:value-type="float">
            <text:p>1.5</text:p>
          </table:table-cell>
          <table:table-cell office:value-type="float" office:value="1.53876980428705" calcext:value-type="float">
            <text:p>1.53876980428705</text:p>
          </table:table-cell>
          <table:table-cell office:value-type="float" office:value="0.733550792171482" calcext:value-type="float">
            <text:p>0.733550792171482</text:p>
          </table:table-cell>
          <table:table-cell table:number-columns-repeated="6"/>
        </table:table-row>
        <table:table-row table:style-name="ro1">
          <table:table-cell table:formula="of:=ABS((SQRT(SUMXMY2([.C322:.D322];[.C321:.D321]))/[.$H$2]))*[.$I$2]+[.A321]" office:value-type="float" office:value="209.739142413363" calcext:value-type="float">
            <text:p>209.739142413363</text:p>
          </table:table-cell>
          <table:table-cell office:value-type="float" office:value="1.5" calcext:value-type="float">
            <text:p>1.5</text:p>
          </table:table-cell>
          <table:table-cell office:value-type="float" office:value="1.5685927306617" calcext:value-type="float">
            <text:p>1.5685927306617</text:p>
          </table:table-cell>
          <table:table-cell office:value-type="float" office:value="0.74287045666356" calcext:value-type="float">
            <text:p>0.74287045666356</text:p>
          </table:table-cell>
          <table:table-cell table:number-columns-repeated="6"/>
        </table:table-row>
        <table:table-row table:style-name="ro1">
          <table:table-cell table:formula="of:=ABS((SQRT(SUMXMY2([.C323:.D323];[.C322:.D322]))/[.$H$2]))*[.$I$2]+[.A322]" office:value-type="float" office:value="210.244875872937" calcext:value-type="float">
            <text:p>210.244875872937</text:p>
          </table:table-cell>
          <table:table-cell office:value-type="float" office:value="1.5" calcext:value-type="float">
            <text:p>1.5</text:p>
          </table:table-cell>
          <table:table-cell office:value-type="float" office:value="1.59841565703635" calcext:value-type="float">
            <text:p>1.59841565703635</text:p>
          </table:table-cell>
          <table:table-cell office:value-type="float" office:value="0.763373718546132" calcext:value-type="float">
            <text:p>0.763373718546132</text:p>
          </table:table-cell>
          <table:table-cell table:number-columns-repeated="6"/>
        </table:table-row>
        <table:table-row table:style-name="ro1">
          <table:table-cell table:formula="of:=ABS((SQRT(SUMXMY2([.C324:.D324];[.C323:.D323]))/[.$H$2]))*[.$I$2]+[.A323]" office:value-type="float" office:value="210.781840253294" calcext:value-type="float">
            <text:p>210.781840253294</text:p>
          </table:table-cell>
          <table:table-cell office:value-type="float" office:value="1.5" calcext:value-type="float">
            <text:p>1.5</text:p>
          </table:table-cell>
          <table:table-cell office:value-type="float" office:value="1.62264678471575" calcext:value-type="float">
            <text:p>1.62264678471575</text:p>
          </table:table-cell>
          <table:table-cell office:value-type="float" office:value="0.793196644920783" calcext:value-type="float">
            <text:p>0.793196644920783</text:p>
          </table:table-cell>
          <table:table-cell table:number-columns-repeated="6"/>
        </table:table-row>
        <table:table-row table:style-name="ro1">
          <table:table-cell table:formula="of:=ABS((SQRT(SUMXMY2([.C325:.D325];[.C324:.D324]))/[.$H$2]))*[.$I$2]+[.A324]" office:value-type="float" office:value="211.247775968748" calcext:value-type="float">
            <text:p>211.247775968748</text:p>
          </table:table-cell>
          <table:table-cell office:value-type="float" office:value="1.5" calcext:value-type="float">
            <text:p>1.5</text:p>
          </table:table-cell>
          <table:table-cell office:value-type="float" office:value="1.63755824790308" calcext:value-type="float">
            <text:p>1.63755824790308</text:p>
          </table:table-cell>
          <table:table-cell office:value-type="float" office:value="0.823019571295433" calcext:value-type="float">
            <text:p>0.823019571295433</text:p>
          </table:table-cell>
          <table:table-cell table:number-columns-repeated="6"/>
        </table:table-row>
        <table:table-row table:style-name="ro1">
          <table:table-cell table:formula="of:=ABS((SQRT(SUMXMY2([.C326:.D326];[.C325:.D325]))/[.$H$2]))*[.$I$2]+[.A325]" office:value-type="float" office:value="211.702660252574" calcext:value-type="float">
            <text:p>211.702660252574</text:p>
          </table:table-cell>
          <table:table-cell office:value-type="float" office:value="1.5" calcext:value-type="float">
            <text:p>1.5</text:p>
          </table:table-cell>
          <table:table-cell office:value-type="float" office:value="1.65060577819199" calcext:value-type="float">
            <text:p>1.65060577819199</text:p>
          </table:table-cell>
          <table:table-cell office:value-type="float" office:value="0.852842497670084" calcext:value-type="float">
            <text:p>0.852842497670084</text:p>
          </table:table-cell>
          <table:table-cell table:number-columns-repeated="6"/>
        </table:table-row>
        <table:table-row table:style-name="ro1">
          <table:table-cell table:formula="of:=ABS((SQRT(SUMXMY2([.C327:.D327];[.C326:.D326]))/[.$H$2]))*[.$I$2]+[.A326]" office:value-type="float" office:value="212.139280802769" calcext:value-type="float">
            <text:p>212.139280802769</text:p>
          </table:table-cell>
          <table:table-cell office:value-type="float" office:value="1.5" calcext:value-type="float">
            <text:p>1.5</text:p>
          </table:table-cell>
          <table:table-cell office:value-type="float" office:value="1.65992544268406" calcext:value-type="float">
            <text:p>1.65992544268406</text:p>
          </table:table-cell>
          <table:table-cell office:value-type="float" office:value="0.882665424044734" calcext:value-type="float">
            <text:p>0.882665424044734</text:p>
          </table:table-cell>
          <table:table-cell table:number-columns-repeated="6"/>
        </table:table-row>
        <table:table-row table:style-name="ro1">
          <table:table-cell table:formula="of:=ABS((SQRT(SUMXMY2([.C328:.D328];[.C327:.D327]))/[.$H$2]))*[.$I$2]+[.A327]" office:value-type="float" office:value="212.568852307055" calcext:value-type="float">
            <text:p>212.568852307055</text:p>
          </table:table-cell>
          <table:table-cell office:value-type="float" office:value="1.5" calcext:value-type="float">
            <text:p>1.5</text:p>
          </table:table-cell>
          <table:table-cell office:value-type="float" office:value="1.66738117427773" calcext:value-type="float">
            <text:p>1.66738117427773</text:p>
          </table:table-cell>
          <table:table-cell office:value-type="float" office:value="0.912488350419385" calcext:value-type="float">
            <text:p>0.912488350419385</text:p>
          </table:table-cell>
          <table:table-cell table:number-columns-repeated="6"/>
        </table:table-row>
        <table:table-row table:style-name="ro1">
          <table:table-cell table:formula="of:=ABS((SQRT(SUMXMY2([.C329:.D329];[.C328:.D328]))/[.$H$2]))*[.$I$2]+[.A328]" office:value-type="float" office:value="212.992860208285" calcext:value-type="float">
            <text:p>212.992860208285</text:p>
          </table:table-cell>
          <table:table-cell office:value-type="float" office:value="1.5" calcext:value-type="float">
            <text:p>1.5</text:p>
          </table:table-cell>
          <table:table-cell office:value-type="float" office:value="1.67297297297297" calcext:value-type="float">
            <text:p>1.67297297297297</text:p>
          </table:table-cell>
          <table:table-cell office:value-type="float" office:value="0.942311276794035" calcext:value-type="float">
            <text:p>0.942311276794035</text:p>
          </table:table-cell>
          <table:table-cell table:number-columns-repeated="6"/>
        </table:table-row>
        <table:table-row table:style-name="ro1">
          <table:table-cell table:formula="of:=ABS((SQRT(SUMXMY2([.C330:.D330];[.C329:.D329]))/[.$H$2]))*[.$I$2]+[.A329]" office:value-type="float" office:value="213.412848986569" calcext:value-type="float">
            <text:p>213.412848986569</text:p>
          </table:table-cell>
          <table:table-cell office:value-type="float" office:value="1.5" calcext:value-type="float">
            <text:p>1.5</text:p>
          </table:table-cell>
          <table:table-cell office:value-type="float" office:value="1.6767008387698" calcext:value-type="float">
            <text:p>1.6767008387698</text:p>
          </table:table-cell>
          <table:table-cell office:value-type="float" office:value="0.972134203168686" calcext:value-type="float">
            <text:p>0.972134203168686</text:p>
          </table:table-cell>
          <table:table-cell table:number-columns-repeated="6"/>
        </table:table-row>
        <table:table-row table:style-name="ro1">
          <table:table-cell table:formula="of:=ABS((SQRT(SUMXMY2([.C331:.D331];[.C330:.D330]))/[.$H$2]))*[.$I$2]+[.A330]" office:value-type="float" office:value="213.830407722596" calcext:value-type="float">
            <text:p>213.830407722596</text:p>
          </table:table-cell>
          <table:table-cell office:value-type="float" office:value="1.5" calcext:value-type="float">
            <text:p>1.5</text:p>
          </table:table-cell>
          <table:table-cell office:value-type="float" office:value="1.67856477166822" calcext:value-type="float">
            <text:p>1.67856477166822</text:p>
          </table:table-cell>
          <table:table-cell office:value-type="float" office:value="1.00195712954334" calcext:value-type="float">
            <text:p>1.00195712954334</text:p>
          </table:table-cell>
          <table:table-cell table:number-columns-repeated="6"/>
        </table:table-row>
        <table:table-row table:style-name="ro1">
          <table:table-cell table:formula="of:=ABS((SQRT(SUMXMY2([.C332:.D332];[.C331:.D331]))/[.$H$2]))*[.$I$2]+[.A331]" office:value-type="float" office:value="214.25039650088" calcext:value-type="float">
            <text:p>214.25039650088</text:p>
          </table:table-cell>
          <table:table-cell office:value-type="float" office:value="1.5" calcext:value-type="float">
            <text:p>1.5</text:p>
          </table:table-cell>
          <table:table-cell office:value-type="float" office:value="1.67483690587139" calcext:value-type="float">
            <text:p>1.67483690587139</text:p>
          </table:table-cell>
          <table:table-cell office:value-type="float" office:value="1.03178005591799" calcext:value-type="float">
            <text:p>1.03178005591799</text:p>
          </table:table-cell>
          <table:table-cell table:number-columns-repeated="6"/>
        </table:table-row>
        <table:table-row table:style-name="ro1">
          <table:table-cell table:formula="of:=ABS((SQRT(SUMXMY2([.C333:.D333];[.C332:.D332]))/[.$H$2]))*[.$I$2]+[.A332]" office:value-type="float" office:value="214.687017051074" calcext:value-type="float">
            <text:p>214.687017051074</text:p>
          </table:table-cell>
          <table:table-cell office:value-type="float" office:value="1.5" calcext:value-type="float">
            <text:p>1.5</text:p>
          </table:table-cell>
          <table:table-cell office:value-type="float" office:value="1.66551724137931" calcext:value-type="float">
            <text:p>1.66551724137931</text:p>
          </table:table-cell>
          <table:table-cell office:value-type="float" office:value="1.06160298229264" calcext:value-type="float">
            <text:p>1.06160298229264</text:p>
          </table:table-cell>
          <table:table-cell table:number-columns-repeated="6"/>
        </table:table-row>
        <table:table-row table:style-name="ro1">
          <table:table-cell table:formula="of:=ABS((SQRT(SUMXMY2([.C334:.D334];[.C333:.D333]))/[.$H$2]))*[.$I$2]+[.A333]" office:value-type="float" office:value="215.184636613313" calcext:value-type="float">
            <text:p>215.184636613313</text:p>
          </table:table-cell>
          <table:table-cell office:value-type="float" office:value="1.5" calcext:value-type="float">
            <text:p>1.5</text:p>
          </table:table-cell>
          <table:table-cell office:value-type="float" office:value="1.64128611369991" calcext:value-type="float">
            <text:p>1.64128611369991</text:p>
          </table:table-cell>
          <table:table-cell office:value-type="float" office:value="1.08769804287046" calcext:value-type="float">
            <text:p>1.08769804287046</text:p>
          </table:table-cell>
          <table:table-cell table:number-columns-repeated="6"/>
        </table:table-row>
        <table:table-row table:style-name="ro1">
          <table:table-cell table:formula="of:=ABS((SQRT(SUMXMY2([.C335:.D335];[.C334:.D334]))/[.$H$2]))*[.$I$2]+[.A334]" office:value-type="float" office:value="215.621257163508" calcext:value-type="float">
            <text:p>215.621257163508</text:p>
          </table:table-cell>
          <table:table-cell office:value-type="float" office:value="1.5" calcext:value-type="float">
            <text:p>1.5</text:p>
          </table:table-cell>
          <table:table-cell office:value-type="float" office:value="1.61146318732526" calcext:value-type="float">
            <text:p>1.61146318732526</text:p>
          </table:table-cell>
          <table:table-cell office:value-type="float" office:value="1.09701770736254" calcext:value-type="float">
            <text:p>1.09701770736254</text:p>
          </table:table-cell>
          <table:table-cell table:number-columns-repeated="6"/>
        </table:table-row>
        <table:table-row table:style-name="ro1">
          <table:table-cell table:formula="of:=ABS((SQRT(SUMXMY2([.C336:.D336];[.C335:.D335]))/[.$H$2]))*[.$I$2]+[.A335]" office:value-type="float" office:value="216.038815899534" calcext:value-type="float">
            <text:p>216.038815899534</text:p>
          </table:table-cell>
          <table:table-cell office:value-type="float" office:value="1.5" calcext:value-type="float">
            <text:p>1.5</text:p>
          </table:table-cell>
          <table:table-cell office:value-type="float" office:value="1.58164026095061" calcext:value-type="float">
            <text:p>1.58164026095061</text:p>
          </table:table-cell>
          <table:table-cell office:value-type="float" office:value="1.09515377446412" calcext:value-type="float">
            <text:p>1.09515377446412</text:p>
          </table:table-cell>
          <table:table-cell table:number-columns-repeated="6"/>
        </table:table-row>
        <table:table-row table:style-name="ro1">
          <table:table-cell table:formula="of:=ABS((SQRT(SUMXMY2([.C337:.D337];[.C336:.D336]))/[.$H$2]))*[.$I$2]+[.A336]" office:value-type="float" office:value="216.483900366774" calcext:value-type="float">
            <text:p>216.483900366774</text:p>
          </table:table-cell>
          <table:table-cell office:value-type="float" office:value="1.5" calcext:value-type="float">
            <text:p>1.5</text:p>
          </table:table-cell>
          <table:table-cell office:value-type="float" office:value="1.55181733457596" calcext:value-type="float">
            <text:p>1.55181733457596</text:p>
          </table:table-cell>
          <table:table-cell office:value-type="float" office:value="1.08397017707363" calcext:value-type="float">
            <text:p>1.08397017707363</text:p>
          </table:table-cell>
          <table:table-cell table:number-columns-repeated="6"/>
        </table:table-row>
        <table:table-row table:style-name="ro1">
          <table:table-cell table:formula="of:=ABS((SQRT(SUMXMY2([.C338:.D338];[.C337:.D337]))/[.$H$2]))*[.$I$2]+[.A337]" office:value-type="float" office:value="217.020864747132" calcext:value-type="float">
            <text:p>217.020864747132</text:p>
          </table:table-cell>
          <table:table-cell office:value-type="float" office:value="1.5" calcext:value-type="float">
            <text:p>1.5</text:p>
          </table:table-cell>
          <table:table-cell office:value-type="float" office:value="1.5219944082013" calcext:value-type="float">
            <text:p>1.5219944082013</text:p>
          </table:table-cell>
          <table:table-cell office:value-type="float" office:value="1.05973904939422" calcext:value-type="float">
            <text:p>1.05973904939422</text:p>
          </table:table-cell>
          <table:table-cell table:number-columns-repeated="6"/>
        </table:table-row>
        <table:table-row table:style-name="ro1">
          <table:table-cell table:formula="of:=ABS((SQRT(SUMXMY2([.C339:.D339];[.C338:.D338]))/[.$H$2]))*[.$I$2]+[.A338]" office:value-type="float" office:value="217.526598206706" calcext:value-type="float">
            <text:p>217.526598206706</text:p>
          </table:table-cell>
          <table:table-cell office:value-type="float" office:value="1.5" calcext:value-type="float">
            <text:p>1.5</text:p>
          </table:table-cell>
          <table:table-cell office:value-type="float" office:value="1.50149114631873" calcext:value-type="float">
            <text:p>1.50149114631873</text:p>
          </table:table-cell>
          <table:table-cell office:value-type="float" office:value="1.02991612301957" calcext:value-type="float">
            <text:p>1.02991612301957</text:p>
          </table:table-cell>
          <table:table-cell table:number-columns-repeated="6"/>
        </table:table-row>
        <table:table-row table:style-name="ro1">
          <table:table-cell table:formula="of:=ABS((SQRT(SUMXMY2([.C340:.D340];[.C339:.D339]))/[.$H$2]))*[.$I$2]+[.A339]" office:value-type="float" office:value="217.992533922159" calcext:value-type="float">
            <text:p>217.992533922159</text:p>
          </table:table-cell>
          <table:table-cell office:value-type="float" office:value="1.5" calcext:value-type="float">
            <text:p>1.5</text:p>
          </table:table-cell>
          <table:table-cell office:value-type="float" office:value="1.48657968313141" calcext:value-type="float">
            <text:p>1.48657968313141</text:p>
          </table:table-cell>
          <table:table-cell office:value-type="float" office:value="1.00009319664492" calcext:value-type="float">
            <text:p>1.00009319664492</text:p>
          </table:table-cell>
          <table:table-cell table:number-columns-repeated="6"/>
        </table:table-row>
        <table:table-row table:style-name="ro1">
          <table:table-cell table:formula="of:=ABS((SQRT(SUMXMY2([.C341:.D341];[.C340:.D340]))/[.$H$2]))*[.$I$2]+[.A340]" office:value-type="float" office:value="218.447418205985" calcext:value-type="float">
            <text:p>218.447418205985</text:p>
          </table:table-cell>
          <table:table-cell office:value-type="float" office:value="1.5" calcext:value-type="float">
            <text:p>1.5</text:p>
          </table:table-cell>
          <table:table-cell office:value-type="float" office:value="1.4735321528425" calcext:value-type="float">
            <text:p>1.4735321528425</text:p>
          </table:table-cell>
          <table:table-cell office:value-type="float" office:value="0.97027027027027" calcext:value-type="float">
            <text:p>0.97027027027027</text:p>
          </table:table-cell>
          <table:table-cell table:number-columns-repeated="6"/>
        </table:table-row>
        <table:table-row table:style-name="ro1">
          <table:table-cell table:formula="of:=ABS((SQRT(SUMXMY2([.C342:.D342];[.C341:.D341]))/[.$H$2]))*[.$I$2]+[.A341]" office:value-type="float" office:value="218.876989710272" calcext:value-type="float">
            <text:p>218.876989710272</text:p>
          </table:table-cell>
          <table:table-cell office:value-type="float" office:value="1.5" calcext:value-type="float">
            <text:p>1.5</text:p>
          </table:table-cell>
          <table:table-cell office:value-type="float" office:value="1.46607642124884" calcext:value-type="float">
            <text:p>1.46607642124884</text:p>
          </table:table-cell>
          <table:table-cell office:value-type="float" office:value="0.94044734389562" calcext:value-type="float">
            <text:p>0.94044734389562</text:p>
          </table:table-cell>
          <table:table-cell table:number-columns-repeated="6"/>
        </table:table-row>
        <table:table-row table:style-name="ro1">
          <table:table-cell table:formula="of:=ABS((SQRT(SUMXMY2([.C343:.D343];[.C342:.D342]))/[.$H$2]))*[.$I$2]+[.A342]" office:value-type="float" office:value="219.306561214558" calcext:value-type="float">
            <text:p>219.306561214558</text:p>
          </table:table-cell>
          <table:table-cell office:value-type="float" office:value="1.5" calcext:value-type="float">
            <text:p>1.5</text:p>
          </table:table-cell>
          <table:table-cell office:value-type="float" office:value="1.45862068965517" calcext:value-type="float">
            <text:p>1.45862068965517</text:p>
          </table:table-cell>
          <table:table-cell office:value-type="float" office:value="0.910624417520969" calcext:value-type="float">
            <text:p>0.910624417520969</text:p>
          </table:table-cell>
          <table:table-cell table:number-columns-repeated="6"/>
        </table:table-row>
        <table:table-row table:style-name="ro1">
          <table:table-cell table:formula="of:=ABS((SQRT(SUMXMY2([.C344:.D344];[.C343:.D343]))/[.$H$2]))*[.$I$2]+[.A343]" office:value-type="float" office:value="219.730569115788" calcext:value-type="float">
            <text:p>219.730569115788</text:p>
          </table:table-cell>
          <table:table-cell office:value-type="float" office:value="1.5" calcext:value-type="float">
            <text:p>1.5</text:p>
          </table:table-cell>
          <table:table-cell office:value-type="float" office:value="1.45302889095993" calcext:value-type="float">
            <text:p>1.45302889095993</text:p>
          </table:table-cell>
          <table:table-cell office:value-type="float" office:value="0.880801491146319" calcext:value-type="float">
            <text:p>0.880801491146319</text:p>
          </table:table-cell>
          <table:table-cell table:number-columns-repeated="6"/>
        </table:table-row>
        <table:table-row table:style-name="ro1">
          <table:table-cell table:formula="of:=ABS((SQRT(SUMXMY2([.C345:.D345];[.C344:.D344]))/[.$H$2]))*[.$I$2]+[.A344]" office:value-type="float" office:value="220.150557894072" calcext:value-type="float">
            <text:p>220.150557894072</text:p>
          </table:table-cell>
          <table:table-cell office:value-type="float" office:value="1.5" calcext:value-type="float">
            <text:p>1.5</text:p>
          </table:table-cell>
          <table:table-cell office:value-type="float" office:value="1.44930102516309" calcext:value-type="float">
            <text:p>1.44930102516309</text:p>
          </table:table-cell>
          <table:table-cell office:value-type="float" office:value="0.850978564771668" calcext:value-type="float">
            <text:p>0.850978564771668</text:p>
          </table:table-cell>
          <table:table-cell table:number-columns-repeated="6"/>
        </table:table-row>
        <table:table-row table:style-name="ro1">
          <table:table-cell table:formula="of:=ABS((SQRT(SUMXMY2([.C346:.D346];[.C345:.D345]))/[.$H$2]))*[.$I$2]+[.A345]" office:value-type="float" office:value="220.567303467231" calcext:value-type="float">
            <text:p>220.567303467231</text:p>
          </table:table-cell>
          <table:table-cell office:value-type="float" office:value="1.5" calcext:value-type="float">
            <text:p>1.5</text:p>
          </table:table-cell>
          <table:table-cell office:value-type="float" office:value="1.44930102516309" calcext:value-type="float">
            <text:p>1.44930102516309</text:p>
          </table:table-cell>
          <table:table-cell office:value-type="float" office:value="0.821155638397018" calcext:value-type="float">
            <text:p>0.821155638397018</text:p>
          </table:table-cell>
          <table:table-cell table:number-columns-repeated="6"/>
        </table:table-row>
        <table:table-row table:style-name="ro1">
          <table:table-cell table:formula="of:=ABS((SQRT(SUMXMY2([.C347:.D347];[.C346:.D346]))/[.$H$2]))*[.$I$2]+[.A346]" office:value-type="float" office:value="220.987292245515" calcext:value-type="float">
            <text:p>220.987292245515</text:p>
          </table:table-cell>
          <table:table-cell office:value-type="float" office:value="1.5" calcext:value-type="float">
            <text:p>1.5</text:p>
          </table:table-cell>
          <table:table-cell office:value-type="float" office:value="1.45302889095993" calcext:value-type="float">
            <text:p>1.45302889095993</text:p>
          </table:table-cell>
          <table:table-cell office:value-type="float" office:value="0.791332712022367" calcext:value-type="float">
            <text:p>0.791332712022367</text:p>
          </table:table-cell>
          <table:table-cell table:number-columns-repeated="6"/>
        </table:table-row>
        <table:table-row table:style-name="ro1">
          <table:table-cell table:formula="of:=ABS((SQRT(SUMXMY2([.C348:.D348];[.C347:.D347]))/[.$H$2]))*[.$I$2]+[.A347]" office:value-type="float" office:value="221.432376712755" calcext:value-type="float">
            <text:p>221.432376712755</text:p>
          </table:table-cell>
          <table:table-cell office:value-type="float" office:value="1.5" calcext:value-type="float">
            <text:p>1.5</text:p>
          </table:table-cell>
          <table:table-cell office:value-type="float" office:value="1.46421248835042" calcext:value-type="float">
            <text:p>1.46421248835042</text:p>
          </table:table-cell>
          <table:table-cell office:value-type="float" office:value="0.761509785647717" calcext:value-type="float">
            <text:p>0.761509785647717</text:p>
          </table:table-cell>
          <table:table-cell table:number-columns-repeated="6"/>
        </table:table-row>
        <table:table-row table:style-name="ro1">
          <table:table-cell table:formula="of:=ABS((SQRT(SUMXMY2([.C349:.D349];[.C348:.D348]))/[.$H$2]))*[.$I$2]+[.A348]" office:value-type="float" office:value="221.727060333566" calcext:value-type="float">
            <text:p>221.727060333566</text:p>
          </table:table-cell>
          <table:table-cell office:value-type="float" office:value="1.5" calcext:value-type="float">
            <text:p>1.5</text:p>
          </table:table-cell>
          <table:table-cell office:value-type="float" office:value="1.47912395153774" calcext:value-type="float">
            <text:p>1.47912395153774</text:p>
          </table:table-cell>
          <table:table-cell office:value-type="float" office:value="0.746598322460391" calcext:value-type="float">
            <text:p>0.746598322460391</text:p>
          </table:table-cell>
          <table:table-cell table:number-columns-repeated="6"/>
        </table:table-row>
        <table:table-row table:style-name="ro1">
          <table:table-cell table:formula="of:=ABS((SQRT(SUMXMY2([.C350:.D350];[.C349:.D349]))/[.$H$2]))*[.$I$2]+[.A349]" office:value-type="float" office:value="222.147856007461" calcext:value-type="float">
            <text:p>222.147856007461</text:p>
          </table:table-cell>
          <table:table-cell office:value-type="float" office:value="1.5" calcext:value-type="float">
            <text:p>1.5</text:p>
          </table:table-cell>
          <table:table-cell office:value-type="float" office:value="1.50708294501398" calcext:value-type="float">
            <text:p>1.50708294501398</text:p>
          </table:table-cell>
          <table:table-cell office:value-type="float" office:value="0.735414725069898" calcext:value-type="float">
            <text:p>0.73541472506989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30T15:08:49.933277907</dc:date>
    <meta:editing-duration>PT30M46S</meta:editing-duration>
    <meta:editing-cycles>4</meta:editing-cycles>
    <meta:generator>LibreOffice/7.3.7.2$Linux_X86_64 LibreOffice_project/30$Build-2</meta:generator>
    <meta:document-statistic meta:table-count="1" meta:cell-count="1406" meta:object-count="0"/>
  </office:meta>
</office:document-meta>
</file>